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0.374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5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1">
      <style:text-properties fo:font-style="normal" style:font-style-asian="normal" style:font-style-complex="normal"/>
    </style:style>
    <style:style style:name="ce15" style:family="table-cell" style:parent-style-name="Default" style:data-style-name="N11"/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2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52" calcext:value-type="percentage">
            <text:p>15,20%</text:p>
          </table:table-cell>
          <table:table-cell table:style-name="ce21" table:formula="of:=AVERAGE([.I2:.I11])" office:value-type="percentage" office:value="0.17767" calcext:value-type="percentage">
            <text:p>17,77%</text:p>
          </table:table-cell>
          <table:table-cell table:style-name="ce21" table:formula="of:=AVERAGE([.J2:.J11])" office:value-type="percentage" office:value="0.233" calcext:value-type="percentage">
            <text:p>23,30%</text:p>
          </table:table-cell>
          <table:table-cell table:style-name="ce21" table:formula="of:=AVERAGE([.K2:.K11])" office:value-type="percentage" office:value="0.23566" calcext:value-type="percentage">
            <text:p>23,5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43429" calcext:value-type="percentage">
            <text:p>43,43%</text:p>
          </table:table-cell>
          <table:table-cell table:style-name="ce21" table:formula="of:=AVERAGE([.C15:.C24])" office:value-type="percentage" office:value="0.37425" calcext:value-type="percentage">
            <text:p>37,43%</text:p>
          </table:table-cell>
          <table:table-cell table:style-name="ce21" table:formula="of:=AVERAGE([.D15:.D24])" office:value-type="percentage" office:value="0.26092" calcext:value-type="percentage">
            <text:p>26,09%</text:p>
          </table:table-cell>
          <table:table-cell table:style-name="ce21" table:formula="of:=AVERAGE([.E15:.E24])" office:value-type="percentage" office:value="0.30556" calcext:value-type="percentage">
            <text:p>30,56%</text:p>
          </table:table-cell>
          <table:table-cell table:style-name="ce21" table:number-columns-repeated="2"/>
          <table:table-cell table:style-name="ce21" table:formula="of:=AVERAGE([.H15:.H24])" office:value-type="percentage" office:value="0.29295" calcext:value-type="percentage">
            <text:p>29,29%</text:p>
          </table:table-cell>
          <table:table-cell table:style-name="ce21" table:formula="of:=AVERAGE([.I15:.I24])" office:value-type="percentage" office:value="0.08537" calcext:value-type="percentage">
            <text:p>8,54%</text:p>
          </table:table-cell>
          <table:table-cell table:style-name="ce21" table:formula="of:=AVERAGE([.J15:.J24])" office:value-type="percentage" office:value="0.07742" calcext:value-type="percentage">
            <text:p>7,74%</text:p>
          </table:table-cell>
          <table:table-cell table:style-name="ce21" table:formula="of:=AVERAGE([.K15:.K24])" office:value-type="percentage" office:value="0.07785" calcext:value-type="percentage">
            <text:p>7,7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63123" calcext:value-type="percentage">
            <text:p>63,12%</text:p>
          </table:table-cell>
          <table:table-cell table:style-name="ce21" table:formula="of:=AVERAGE([.C28:.C37])" office:value-type="percentage" office:value="0.45639" calcext:value-type="percentage">
            <text:p>45,64%</text:p>
          </table:table-cell>
          <table:table-cell table:style-name="ce21" table:formula="of:=AVERAGE([.D28:.D37])" office:value-type="percentage" office:value="0.08592" calcext:value-type="percentage">
            <text:p>8,59%</text:p>
          </table:table-cell>
          <table:table-cell table:style-name="ce21" table:formula="of:=AVERAGE([.E28:.E37])" office:value-type="percentage" office:value="0.09582" calcext:value-type="percentage">
            <text:p>9,58%</text:p>
          </table:table-cell>
          <table:table-cell table:style-name="ce21" table:number-columns-repeated="2"/>
          <table:table-cell table:style-name="ce21" table:formula="of:=AVERAGE([.H28:.H37])" office:value-type="percentage" office:value="0.82777" calcext:value-type="percentage">
            <text:p>82,78%</text:p>
          </table:table-cell>
          <table:table-cell table:style-name="ce21" table:formula="of:=AVERAGE([.I28:.I37])" office:value-type="percentage" office:value="0.82062" calcext:value-type="percentage">
            <text:p>82,06%</text:p>
          </table:table-cell>
          <table:table-cell table:style-name="ce21" table:formula="of:=AVERAGE([.J28:.J37])" office:value-type="percentage" office:value="0.61953" calcext:value-type="percentage">
            <text:p>61,95%</text:p>
          </table:table-cell>
          <table:table-cell table:style-name="ce21" table:formula="of:=AVERAGE([.K28:.K37])" office:value-type="percentage" office:value="0.58873" calcext:value-type="percentage">
            <text:p>58,87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6095" calcext:value-type="percentage">
            <text:p>60,95%</text:p>
          </table:table-cell>
          <table:table-cell table:style-name="ce21" table:formula="of:=AVERAGE([.C41:.C50])" office:value-type="percentage" office:value="0.53949" calcext:value-type="percentage">
            <text:p>53,95%</text:p>
          </table:table-cell>
          <table:table-cell table:style-name="ce21" table:formula="of:=AVERAGE([.D41:.D50])" office:value-type="percentage" office:value="0.31717" calcext:value-type="percentage">
            <text:p>31,72%</text:p>
          </table:table-cell>
          <table:table-cell table:style-name="ce21" table:formula="of:=AVERAGE([.E41:.E50])" office:value-type="percentage" office:value="0.3277" calcext:value-type="percentage">
            <text:p>32,77%</text:p>
          </table:table-cell>
          <table:table-cell table:style-name="ce21" table:number-columns-repeated="2"/>
          <table:table-cell table:style-name="ce21" table:formula="of:=AVERAGE([.H41:.H50])" office:value-type="percentage" office:value="0.43085" calcext:value-type="percentage">
            <text:p>43,09%</text:p>
          </table:table-cell>
          <table:table-cell table:style-name="ce21" table:formula="of:=AVERAGE([.I41:.I50])" office:value-type="percentage" office:value="0.3921" calcext:value-type="percentage">
            <text:p>39,21%</text:p>
          </table:table-cell>
          <table:table-cell table:style-name="ce21" table:formula="of:=AVERAGE([.J41:.J50])" office:value-type="percentage" office:value="0.19321" calcext:value-type="percentage">
            <text:p>19,32%</text:p>
          </table:table-cell>
          <table:table-cell table:style-name="ce21" table:formula="of:=AVERAGE([.K41:.K50])" office:value-type="percentage" office:value="0.23631" calcext:value-type="percentage">
            <text:p>23,6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14623" calcext:value-type="percentage">
            <text:p>14,62%</text:p>
          </table:table-cell>
          <table:table-cell table:style-name="ce21" table:formula="of:=AVERAGE([.C54:.C63])" office:value-type="percentage" office:value="0.07696" calcext:value-type="percentage">
            <text:p>7,70%</text:p>
          </table:table-cell>
          <table:table-cell table:style-name="ce21" table:formula="of:=AVERAGE([.D54:.D63])" office:value-type="percentage" office:value="0.07536" calcext:value-type="percentage">
            <text:p>7,54%</text:p>
          </table:table-cell>
          <table:table-cell table:style-name="ce21" table:formula="of:=AVERAGE([.E54:.E63])" office:value-type="percentage" office:value="0.07754" calcext:value-type="percentage">
            <text:p>7,75%</text:p>
          </table:table-cell>
          <table:table-cell table:style-name="ce21" table:number-columns-repeated="2"/>
          <table:table-cell table:style-name="ce21" table:formula="of:=AVERAGE([.H54:.H63])" office:value-type="percentage" office:value="0.19648" calcext:value-type="percentage">
            <text:p>19,65%</text:p>
          </table:table-cell>
          <table:table-cell table:style-name="ce21" table:formula="of:=AVERAGE([.I54:.I63])" office:value-type="percentage" office:value="0.12496" calcext:value-type="percentage">
            <text:p>12,50%</text:p>
          </table:table-cell>
          <table:table-cell table:style-name="ce21" table:formula="of:=AVERAGE([.J54:.J63])" office:value-type="percentage" office:value="0.16084" calcext:value-type="percentage">
            <text:p>16,08%</text:p>
          </table:table-cell>
          <table:table-cell table:style-name="ce21" table:formula="of:=AVERAGE([.K54:.K63])" office:value-type="percentage" office:value="0.15742" calcext:value-type="percentage">
            <text:p>15,7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42785" calcext:value-type="percentage">
            <text:p>42,79%</text:p>
          </table:table-cell>
          <table:table-cell table:style-name="ce21" table:formula="of:=AVERAGE([.C67:.C76])" office:value-type="percentage" office:value="0.4149" calcext:value-type="percentage">
            <text:p>41,49%</text:p>
          </table:table-cell>
          <table:table-cell table:style-name="ce21" table:formula="of:=AVERAGE([.D67:.D76])" office:value-type="percentage" office:value="0.34824" calcext:value-type="percentage">
            <text:p>34,82%</text:p>
          </table:table-cell>
          <table:table-cell table:style-name="ce21" table:formula="of:=AVERAGE([.E67:.E76])" office:value-type="percentage" office:value="0.37167" calcext:value-type="percentage">
            <text:p>37,17%</text:p>
          </table:table-cell>
          <table:table-cell table:style-name="ce21" table:number-columns-repeated="2"/>
          <table:table-cell table:style-name="ce21" table:formula="of:=AVERAGE([.H67:.H76])" office:value-type="percentage" office:value="0.4796" calcext:value-type="percentage">
            <text:p>47,96%</text:p>
          </table:table-cell>
          <table:table-cell table:style-name="ce21" table:formula="of:=AVERAGE([.I67:.I76])" office:value-type="percentage" office:value="0.33484" calcext:value-type="percentage">
            <text:p>33,48%</text:p>
          </table:table-cell>
          <table:table-cell table:style-name="ce21" table:formula="of:=AVERAGE([.J67:.J76])" office:value-type="percentage" office:value="0.16779" calcext:value-type="percentage">
            <text:p>16,78%</text:p>
          </table:table-cell>
          <table:table-cell table:style-name="ce21" table:formula="of:=AVERAGE([.K67:.K76])" office:value-type="percentage" office:value="0.1825" calcext:value-type="percentage">
            <text:p>18,25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26403" calcext:value-type="percentage">
            <text:p>26,40%</text:p>
          </table:table-cell>
          <table:table-cell table:style-name="ce21" table:formula="of:=AVERAGE([.C80:.C89])" office:value-type="percentage" office:value="0.27701" calcext:value-type="percentage">
            <text:p>27,70%</text:p>
          </table:table-cell>
          <table:table-cell table:style-name="ce21" table:formula="of:=AVERAGE([.D80:.D89])" office:value-type="percentage" office:value="0.15544" calcext:value-type="percentage">
            <text:p>15,54%</text:p>
          </table:table-cell>
          <table:table-cell table:style-name="ce21" table:formula="of:=AVERAGE([.E80:.E89])" office:value-type="percentage" office:value="0.18684" calcext:value-type="percentage">
            <text:p>18,68%</text:p>
          </table:table-cell>
          <table:table-cell table:style-name="ce21" table:number-columns-repeated="2"/>
          <table:table-cell table:style-name="ce21" table:formula="of:=AVERAGE([.H80:.H89])" office:value-type="percentage" office:value="0.44113" calcext:value-type="percentage">
            <text:p>44,11%</text:p>
          </table:table-cell>
          <table:table-cell table:style-name="ce21" table:formula="of:=AVERAGE([.I80:.I89])" office:value-type="percentage" office:value="0.36092" calcext:value-type="percentage">
            <text:p>36,09%</text:p>
          </table:table-cell>
          <table:table-cell table:style-name="ce21" table:formula="of:=AVERAGE([.J80:.J89])" office:value-type="percentage" office:value="0.25965" calcext:value-type="percentage">
            <text:p>25,97%</text:p>
          </table:table-cell>
          <table:table-cell table:style-name="ce21" table:formula="of:=AVERAGE([.K80:.K89])" office:value-type="percentage" office:value="0.32688" calcext:value-type="percentage">
            <text:p>32,6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1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1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1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1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1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1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1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1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1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7309" calcext:value-type="percentage">
            <text:p>7,31%</text:p>
          </table:table-cell>
          <table:table-cell table:style-name="ce21" table:formula="of:=AVERAGE([.C93:.C102])" office:value-type="percentage" office:value="0.05345" calcext:value-type="percentage">
            <text:p>5,35%</text:p>
          </table:table-cell>
          <table:table-cell table:style-name="ce21" table:formula="of:=AVERAGE([.D93:.D102])" office:value-type="percentage" office:value="0.07432" calcext:value-type="percentage">
            <text:p>7,43%</text:p>
          </table:table-cell>
          <table:table-cell table:style-name="ce21" table:formula="of:=AVERAGE([.E93:.E102])" office:value-type="percentage" office:value="0.07464" calcext:value-type="percentage">
            <text:p>7,46%</text:p>
          </table:table-cell>
          <table:table-cell table:style-name="ce21" table:number-columns-repeated="2"/>
          <table:table-cell table:style-name="ce21" table:formula="of:=AVERAGE([.H93:.H102])" office:value-type="percentage" office:value="0.36812" calcext:value-type="percentage">
            <text:p>36,81%</text:p>
          </table:table-cell>
          <table:table-cell table:style-name="ce21" table:formula="of:=AVERAGE([.I93:.I102])" office:value-type="percentage" office:value="0.37737" calcext:value-type="percentage">
            <text:p>37,74%</text:p>
          </table:table-cell>
          <table:table-cell table:style-name="ce21" table:formula="of:=AVERAGE([.J93:.J102])" office:value-type="percentage" office:value="0.31631" calcext:value-type="percentage">
            <text:p>31,63%</text:p>
          </table:table-cell>
          <table:table-cell table:style-name="ce21" table:formula="of:=AVERAGE([.K93:.K102])" office:value-type="percentage" office:value="0.34283" calcext:value-type="percentage">
            <text:p>34,2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11"/>
          <table:table-cell table:style-name="ce11" table:formula="of:=STDEV([.H93:.H102])" office:value-type="percentage" office:value="0.040892808387023" calcext:value-type="percentage">
            <text:p>4,09%</text:p>
          </table:table-cell>
          <table:table-cell table:style-name="ce11" table:formula="of:=STDEV([.I93:.I102])" office:value-type="percentage" office:value="0.0344673130177951" calcext:value-type="percentage">
            <text:p>3,45%</text:p>
          </table:table-cell>
          <table:table-cell table:style-name="ce11" table:formula="of:=STDEV([.J93:.J102])" office:value-type="percentage" office:value="0.045329324577658" calcext:value-type="percentage">
            <text:p>4,53%</text:p>
          </table:table-cell>
          <table:table-cell table:style-name="ce11" table:formula="of:=STDEV([.K93:.K102])" office:value-type="percentage" office:value="0.046163286278167" calcext:value-type="percentage">
            <text:p>4,62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89" calcext:value-type="percentage">
            <text:p>28,90%</text:p>
          </table:table-cell>
          <table:table-cell table:style-name="ce19" table:formula="of:=AVERAGE([.C106:.C115])" office:value-type="percentage" office:value="0.21251" calcext:value-type="percentage">
            <text:p>21,25%</text:p>
          </table:table-cell>
          <table:table-cell table:style-name="ce19" table:formula="of:=AVERAGE([.D106:.D115])" office:value-type="percentage" office:value="0.260942857142857" calcext:value-type="percentage">
            <text:p>26,09%</text:p>
          </table:table-cell>
          <table:table-cell table:style-name="ce19" table:formula="of:=AVERAGE([.E106:.E115])" office:value-type="percentage" office:value="0.24151" calcext:value-type="percentage">
            <text:p>24,15%</text:p>
          </table:table-cell>
          <table:table-cell table:style-name="ce19" table:number-columns-repeated="2"/>
          <table:table-cell table:style-name="ce19" table:formula="of:=AVERAGE([.H106:.H115])" office:value-type="percentage" office:value="0.500428571428571" calcext:value-type="percentage">
            <text:p>50,04%</text:p>
          </table:table-cell>
          <table:table-cell table:style-name="ce19" table:formula="of:=AVERAGE([.I106:.I115])" office:value-type="percentage" office:value="0.47689" calcext:value-type="percentage">
            <text:p>47,69%</text:p>
          </table:table-cell>
          <table:table-cell table:style-name="ce19" table:formula="of:=AVERAGE([.J106:.J115])" office:value-type="percentage" office:value="0.42644" calcext:value-type="percentage">
            <text:p>42,64%</text:p>
          </table:table-cell>
          <table:table-cell table:style-name="ce19" table:formula="of:=AVERAGE([.K106:.K115])" office:value-type="percentage" office:value="0.4463" calcext:value-type="percentage">
            <text:p>44,63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58134" calcext:value-type="percentage">
            <text:p>58,13%</text:p>
          </table:table-cell>
          <table:table-cell table:style-name="ce19" table:formula="of:=AVERAGE([.C119:.C128])" office:value-type="percentage" office:value="0.57134" calcext:value-type="percentage">
            <text:p>57,13%</text:p>
          </table:table-cell>
          <table:table-cell table:style-name="ce19" table:formula="of:=AVERAGE([.D119:.D128])" office:value-type="percentage" office:value="0.47066" calcext:value-type="percentage">
            <text:p>47,07%</text:p>
          </table:table-cell>
          <table:table-cell table:style-name="ce19" table:formula="of:=AVERAGE([.E119:.E128])" office:value-type="percentage" office:value="0.48044" calcext:value-type="percentage">
            <text:p>48,04%</text:p>
          </table:table-cell>
          <table:table-cell table:style-name="ce19" table:number-columns-repeated="2"/>
          <table:table-cell table:style-name="ce19" table:formula="of:=AVERAGE([.H119:.H128])" office:value-type="percentage" office:value="0.3647" calcext:value-type="percentage">
            <text:p>36,47%</text:p>
          </table:table-cell>
          <table:table-cell table:style-name="ce19" table:formula="of:=AVERAGE([.I119:.I128])" office:value-type="percentage" office:value="0.3309" calcext:value-type="percentage">
            <text:p>33,09%</text:p>
          </table:table-cell>
          <table:table-cell table:style-name="ce19" table:formula="of:=AVERAGE([.J119:.J128])" office:value-type="percentage" office:value="0.06041" calcext:value-type="percentage">
            <text:p>6,04%</text:p>
          </table:table-cell>
          <table:table-cell table:style-name="ce19" table:formula="of:=AVERAGE([.K119:.K128])" office:value-type="percentage" office:value="0.07035" calcext:value-type="percentage">
            <text:p>7,0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58214" calcext:value-type="percentage">
            <text:p>58,21%</text:p>
          </table:table-cell>
          <table:table-cell table:style-name="ce19" table:formula="of:=AVERAGE([.C132:.C141])" office:value-type="percentage" office:value="0.58471" calcext:value-type="percentage">
            <text:p>58,47%</text:p>
          </table:table-cell>
          <table:table-cell table:style-name="ce19" table:formula="of:=AVERAGE([.D132:.D141])" office:value-type="percentage" office:value="0.26881" calcext:value-type="percentage">
            <text:p>26,88%</text:p>
          </table:table-cell>
          <table:table-cell table:style-name="ce19" table:formula="of:=AVERAGE([.E132:.E141])" office:value-type="percentage" office:value="0.24333" calcext:value-type="percentage">
            <text:p>24,33%</text:p>
          </table:table-cell>
          <table:table-cell table:style-name="ce19" table:number-columns-repeated="2"/>
          <table:table-cell table:style-name="ce19" table:formula="of:=AVERAGE([.H132:.H141])" office:value-type="percentage" office:value="0.54167" calcext:value-type="percentage">
            <text:p>54,17%</text:p>
          </table:table-cell>
          <table:table-cell table:style-name="ce19" table:formula="of:=AVERAGE([.I132:.I141])" office:value-type="percentage" office:value="0.41533" calcext:value-type="percentage">
            <text:p>41,53%</text:p>
          </table:table-cell>
          <table:table-cell table:style-name="ce19" table:formula="of:=AVERAGE([.J132:.J141])" office:value-type="percentage" office:value="0.06934" calcext:value-type="percentage">
            <text:p>6,93%</text:p>
          </table:table-cell>
          <table:table-cell table:style-name="ce19" table:formula="of:=AVERAGE([.K132:.K141])" office:value-type="percentage" office:value="0.11813" calcext:value-type="percentage">
            <text:p>11,81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18268" calcext:value-type="percentage">
            <text:p>18,27%</text:p>
          </table:table-cell>
          <table:table-cell table:style-name="ce19" table:formula="of:=AVERAGE([.C145:.C154])" office:value-type="percentage" office:value="0.10432" calcext:value-type="percentage">
            <text:p>10,43%</text:p>
          </table:table-cell>
          <table:table-cell table:style-name="ce19" table:formula="of:=AVERAGE([.D145:.D154])" office:value-type="percentage" office:value="0.09434" calcext:value-type="percentage">
            <text:p>9,43%</text:p>
          </table:table-cell>
          <table:table-cell table:style-name="ce19" table:formula="of:=AVERAGE([.E145:.E154])" office:value-type="percentage" office:value="0.07834" calcext:value-type="percentage">
            <text:p>7,83%</text:p>
          </table:table-cell>
          <table:table-cell table:style-name="ce19" table:number-columns-repeated="2"/>
          <table:table-cell table:style-name="ce19" table:formula="of:=AVERAGE([.H145:.H154])" office:value-type="percentage" office:value="0.594955555555556" calcext:value-type="percentage">
            <text:p>59,50%</text:p>
          </table:table-cell>
          <table:table-cell table:style-name="ce19" table:formula="of:=AVERAGE([.I145:.I154])" office:value-type="percentage" office:value="0.45746" calcext:value-type="percentage">
            <text:p>45,75%</text:p>
          </table:table-cell>
          <table:table-cell table:style-name="ce19" table:formula="of:=AVERAGE([.J145:.J154])" office:value-type="percentage" office:value="0.05206" calcext:value-type="percentage">
            <text:p>5,21%</text:p>
          </table:table-cell>
          <table:table-cell table:style-name="ce19" table:formula="of:=AVERAGE([.K145:.K154])" office:value-type="percentage" office:value="0.06967" calcext:value-type="percentage">
            <text:p>6,97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06970035264295" calcext:value-type="percentage">
            <text:p>10,70%</text:p>
          </table:table-cell>
          <table:table-cell table:style-name="ce19" table:formula="of:=COM.MICROSOFT.STDEV.S([.C145:.C154])" office:value-type="percentage" office:value="0.090696242725068" calcext:value-type="percentage">
            <text:p>9,07%</text:p>
          </table:table-cell>
          <table:table-cell table:style-name="ce19" table:formula="of:=COM.MICROSOFT.STDEV.S([.D145:.D154])" office:value-type="percentage" office:value="0.0898710211605746" calcext:value-type="percentage">
            <text:p>8,99%</text:p>
          </table:table-cell>
          <table:table-cell table:style-name="ce19" table:formula="of:=COM.MICROSOFT.STDEV.S([.E145:.E154])" office:value-type="percentage" office:value="0.0957274975008633" calcext:value-type="percentage">
            <text:p>9,57%</text:p>
          </table:table-cell>
          <table:table-cell table:style-name="ce19" table:number-columns-repeated="2"/>
          <table:table-cell table:style-name="ce19" table:formula="of:=STDEV([.H145:.H154])" office:value-type="percentage" office:value="0.0117766836493887" calcext:value-type="percentage">
            <text:p>1,18%</text:p>
          </table:table-cell>
          <table:table-cell table:style-name="ce19" table:formula="of:=STDEV([.I145:.I154])" office:value-type="percentage" office:value="0.028078865124265" calcext:value-type="percentage">
            <text:p>2,81%</text:p>
          </table:table-cell>
          <table:table-cell table:style-name="ce19" table:formula="of:=STDEV([.J145:.J154])" office:value-type="percentage" office:value="0.0217922106369327" calcext:value-type="percentage">
            <text:p>2,18%</text:p>
          </table:table-cell>
          <table:table-cell table:style-name="ce19" table:formula="of:=STDEV([.K145:.K154])" office:value-type="percentage" office:value="0.0193877424048174" calcext:value-type="percentage">
            <text:p>1,94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43251" calcext:value-type="percentage">
            <text:p>43,25%</text:p>
          </table:table-cell>
          <table:table-cell table:style-name="ce19" table:formula="of:=AVERAGE([.C158:.C167])" office:value-type="percentage" office:value="0.37149" calcext:value-type="percentage">
            <text:p>37,15%</text:p>
          </table:table-cell>
          <table:table-cell table:style-name="ce19" table:formula="of:=AVERAGE([.D158:.D167])" office:value-type="percentage" office:value="0.35453" calcext:value-type="percentage">
            <text:p>35,45%</text:p>
          </table:table-cell>
          <table:table-cell table:style-name="ce19" table:formula="of:=AVERAGE([.E158:.E167])" office:value-type="percentage" office:value="0.35916" calcext:value-type="percentage">
            <text:p>35,92%</text:p>
          </table:table-cell>
          <table:table-cell table:style-name="ce19" table:number-columns-repeated="2"/>
          <table:table-cell table:style-name="ce19" table:formula="of:=AVERAGE([.H158:.H167])" office:value-type="percentage" office:value="0.78713" calcext:value-type="percentage">
            <text:p>78,71%</text:p>
          </table:table-cell>
          <table:table-cell table:style-name="ce19" table:formula="of:=AVERAGE([.I158:.I167])" office:value-type="percentage" office:value="0.7522" calcext:value-type="percentage">
            <text:p>75,22%</text:p>
          </table:table-cell>
          <table:table-cell table:style-name="ce19" table:formula="of:=AVERAGE([.J158:.J167])" office:value-type="percentage" office:value="0.46573" calcext:value-type="percentage">
            <text:p>46,57%</text:p>
          </table:table-cell>
          <table:table-cell table:style-name="ce19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410621872557006" calcext:value-type="percentage">
            <text:p>4,11%</text:p>
          </table:table-cell>
          <table:table-cell table:style-name="ce19" table:formula="of:=STDEV([.C158:.C167])" office:value-type="percentage" office:value="0.0737906565901131" calcext:value-type="percentage">
            <text:p>7,38%</text:p>
          </table:table-cell>
          <table:table-cell table:style-name="ce19" table:formula="of:=STDEV([.D158:.D167])" office:value-type="percentage" office:value="0.0708948054828028" calcext:value-type="percentage">
            <text:p>7,09%</text:p>
          </table:table-cell>
          <table:table-cell table:style-name="ce19" table:formula="of:=STDEV([.E158:.E167])" office:value-type="percentage" office:value="0.0673442268415704" calcext:value-type="percentage">
            <text:p>6,73%</text:p>
          </table:table-cell>
          <table:table-cell table:style-name="ce19" table:number-columns-repeated="2"/>
          <table:table-cell table:style-name="ce19" table:formula="of:=STDEV([.H158:.H167])" office:value-type="percentage" office:value="0.052739233761762" calcext:value-type="percentage">
            <text:p>5,27%</text:p>
          </table:table-cell>
          <table:table-cell table:style-name="ce19" table:formula="of:=STDEV([.I158:.I167])" office:value-type="percentage" office:value="0.0601752625438579" calcext:value-type="percentage">
            <text:p>6,02%</text:p>
          </table:table-cell>
          <table:table-cell table:style-name="ce19" table:formula="of:=STDEV([.J158:.J167])" office:value-type="percentage" office:value="0.0822060155949673" calcext:value-type="percentage">
            <text:p>8,22%</text:p>
          </table:table-cell>
          <table:table-cell table:style-name="ce19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32788" calcext:value-type="percentage">
            <text:p>32,79%</text:p>
          </table:table-cell>
          <table:table-cell table:style-name="ce19" table:formula="of:=AVERAGE([.C171:.C180])" office:value-type="percentage" office:value="0.24524" calcext:value-type="percentage">
            <text:p>24,52%</text:p>
          </table:table-cell>
          <table:table-cell table:style-name="ce19" table:formula="of:=AVERAGE([.D171:.D180])" office:value-type="percentage" office:value="0.27784" calcext:value-type="percentage">
            <text:p>27,78%</text:p>
          </table:table-cell>
          <table:table-cell table:style-name="ce19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56344" calcext:value-type="percentage">
            <text:p>56,34%</text:p>
          </table:table-cell>
          <table:table-cell table:style-name="ce19" table:formula="of:=AVERAGE([.I171:.I180])" office:value-type="percentage" office:value="0.34205" calcext:value-type="percentage">
            <text:p>34,21%</text:p>
          </table:table-cell>
          <table:table-cell table:style-name="ce19" table:formula="of:=AVERAGE([.J171:.J180])" office:value-type="percentage" office:value="0.29386" calcext:value-type="percentage">
            <text:p>29,39%</text:p>
          </table:table-cell>
          <table:table-cell table:style-name="ce19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0586516988481815" calcext:value-type="percentage">
            <text:p>5,87%</text:p>
          </table:table-cell>
          <table:table-cell table:style-name="ce19" table:formula="of:=STDEV([.C171:.C180])" office:value-type="percentage" office:value="0.065563136661457" calcext:value-type="percentage">
            <text:p>6,56%</text:p>
          </table:table-cell>
          <table:table-cell table:style-name="ce19" table:formula="of:=STDEV([.D171:.D180])" office:value-type="percentage" office:value="0.0702861484694293" calcext:value-type="percentage">
            <text:p>7,03%</text:p>
          </table:table-cell>
          <table:table-cell table:style-name="ce19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19" table:number-columns-repeated="2"/>
          <table:table-cell table:style-name="ce19" table:formula="of:=AVERAGE([.H183:.H192])" office:value-type="percentage" office:value="0.83585" calcext:value-type="percentage">
            <text:p>83,59%</text:p>
          </table:table-cell>
          <table:table-cell table:style-name="ce19" table:formula="of:=AVERAGE([.I183:.I192])" office:value-type="percentage" office:value="0.6844" calcext:value-type="percentage">
            <text:p>68,44%</text:p>
          </table:table-cell>
          <table:table-cell table:style-name="ce19" table:formula="of:=AVERAGE([.J183:.J192])" office:value-type="percentage" office:value="0.2065625" calcext:value-type="percentage">
            <text:p>20,66%</text:p>
          </table:table-cell>
          <table:table-cell table:style-name="ce19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33299" calcext:value-type="percentage">
            <text:p>33,30%</text:p>
          </table:table-cell>
          <table:table-cell table:style-name="ce19" table:formula="of:=AVERAGE([.C184:.C193])" office:value-type="percentage" office:value="0.15966" calcext:value-type="percentage">
            <text:p>15,97%</text:p>
          </table:table-cell>
          <table:table-cell table:style-name="ce19" table:formula="of:=AVERAGE([.D184:.D193])" office:value-type="percentage" office:value="0.03427" calcext:value-type="percentage">
            <text:p>3,43%</text:p>
          </table:table-cell>
          <table:table-cell table:style-name="ce19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223324601819365" calcext:value-type="percentage">
            <text:p>2,23%</text:p>
          </table:table-cell>
          <table:table-cell table:style-name="ce19" table:formula="of:=STDEV([.C184:.C193])" office:value-type="percentage" office:value="0.0197579351147836" calcext:value-type="percentage">
            <text:p>1,98%</text:p>
          </table:table-cell>
          <table:table-cell table:style-name="ce19" table:formula="of:=STDEV([.D184:.D193])" office:value-type="percentage" office:value="0.0222798887888707" calcext:value-type="percentage">
            <text:p>2,23%</text:p>
          </table:table-cell>
          <table:table-cell table:style-name="ce19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22" office:value-type="string" calcext:value-type="string">
            <text:p>GEN</text:p>
          </table:table-cell>
          <table:table-cell table:style-name="ce22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9422.76" calcext:value-type="float">
            <text:p>29422,76</text:p>
          </table:table-cell>
          <table:table-cell table:style-name="ce23" office:value-type="float" office:value="1462.32" calcext:value-type="float">
            <text:p>1462,32</text:p>
          </table:table-cell>
          <table:table-cell table:style-name="ce23" office:value-type="float" office:value="1426.95" calcext:value-type="float">
            <text:p>1426,95</text:p>
          </table:table-cell>
          <table:table-cell table:style-name="ce23" office:value-type="float" office:value="1430.81" calcext:value-type="float">
            <text:p>1430,81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5813.73" calcext:value-type="float">
            <text:p>5813,73</text:p>
          </table:table-cell>
          <table:table-cell table:style-name="ce22" office:value-type="float" office:value="0.542" calcext:value-type="float">
            <text:p>0,542</text:p>
          </table:table-cell>
          <table:table-cell table:style-name="ce22" office:value-type="float" office:value="0.164" calcext:value-type="float">
            <text:p>0,164</text:p>
          </table:table-cell>
          <table:table-cell table:style-name="ce22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/>
          <table:table-cell table:style-name="ce22" office:value-type="float" office:value="1736.35" calcext:value-type="float">
            <text:p>1736,35</text:p>
          </table:table-cell>
          <table:table-cell table:style-name="ce22" office:value-type="float" office:value="1755.84" calcext:value-type="float">
            <text:p>1755,84</text:p>
          </table:table-cell>
          <table:table-cell table:style-name="ce22" office:value-type="float" office:value="1754.56" calcext:value-type="float">
            <text:p>1754,56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5832.207" calcext:value-type="float">
            <text:p>5832,207</text:p>
          </table:table-cell>
          <table:table-cell table:style-name="ce22" office:value-type="float" office:value="0.449" calcext:value-type="float">
            <text:p>0,449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/>
          <table:table-cell table:style-name="ce22" office:value-type="float" office:value="2149.24" calcext:value-type="float">
            <text:p>2149,24</text:p>
          </table:table-cell>
          <table:table-cell table:style-name="ce22" office:value-type="float" office:value="2204.52" calcext:value-type="float">
            <text:p>2204,52</text:p>
          </table:table-cell>
          <table:table-cell table:style-name="ce22" office:value-type="float" office:value="2226.36" calcext:value-type="float">
            <text:p>2226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5778.01" calcext:value-type="float">
            <text:p>5778,01</text:p>
          </table:table-cell>
          <table:table-cell table:style-name="ce22" office:value-type="float" office:value="0.498" calcext:value-type="float">
            <text:p>0,498</text:p>
          </table:table-cell>
          <table:table-cell table:number-columns-repeated="2" table:style-name="ce22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/>
          <table:table-cell table:style-name="ce22" office:value-type="float" office:value="1813.75" calcext:value-type="float">
            <text:p>1813,75</text:p>
          </table:table-cell>
          <table:table-cell table:style-name="ce22" office:value-type="float" office:value="1819.74" calcext:value-type="float">
            <text:p>1819,74</text:p>
          </table:table-cell>
          <table:table-cell table:style-name="ce22" office:value-type="float" office:value="1816.9" calcext:value-type="float">
            <text:p>1816,9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5813.38" calcext:value-type="float">
            <text:p>5813,38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16" calcext:value-type="float">
            <text:p>0,16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/>
          <table:table-cell table:style-name="ce22" office:value-type="float" office:value="1864.51" calcext:value-type="float">
            <text:p>1864,51</text:p>
          </table:table-cell>
          <table:table-cell table:style-name="ce22" office:value-type="float" office:value="1919.22" calcext:value-type="float">
            <text:p>1919,22</text:p>
          </table:table-cell>
          <table:table-cell table:style-name="ce22" office:value-type="float" office:value="1892.79" calcext:value-type="float">
            <text:p>1892,7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/>
          <table:table-cell table:style-name="ce22" office:value-type="float" office:value="0.455" calcext:value-type="float">
            <text:p>0,455</text:p>
          </table:table-cell>
          <table:table-cell table:number-columns-repeated="2" table:style-name="ce22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/>
          <table:table-cell table:style-name="ce22" office:value-type="float" office:value="1897.49" calcext:value-type="float">
            <text:p>1897,49</text:p>
          </table:table-cell>
          <table:table-cell table:style-name="ce22" office:value-type="float" office:value="1893.58" calcext:value-type="float">
            <text:p>1893,58</text:p>
          </table:table-cell>
          <table:table-cell table:style-name="ce22" office:value-type="float" office:value="1892.85" calcext:value-type="float">
            <text:p>1892,85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/>
          <table:table-cell table:style-name="ce22" office:value-type="float" office:value="0.433" calcext:value-type="float">
            <text:p>0,433</text:p>
          </table:table-cell>
          <table:table-cell table:number-columns-repeated="2"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/>
          <table:table-cell table:style-name="ce22" office:value-type="float" office:value="1547.42" calcext:value-type="float">
            <text:p>1547,42</text:p>
          </table:table-cell>
          <table:table-cell table:style-name="ce22"/>
          <table:table-cell table:style-name="ce22" office:value-type="float" office:value="1519.11" calcext:value-type="float">
            <text:p>1519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/>
          <table:table-cell table:style-name="ce22" office:value-type="float" office:value="0.469" calcext:value-type="float">
            <text:p>0,469</text:p>
          </table:table-cell>
          <table:table-cell table:style-name="ce22" office:value-type="float" office:value="0.174" calcext:value-type="float">
            <text:p>0,174</text:p>
          </table:table-cell>
          <table:table-cell table:style-name="ce22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/>
          <table:table-cell table:style-name="ce22" office:value-type="float" office:value="1994.57" calcext:value-type="float">
            <text:p>1994,57</text:p>
          </table:table-cell>
          <table:table-cell table:style-name="ce22" office:value-type="float" office:value="1848.84" calcext:value-type="float">
            <text:p>1848,84</text:p>
          </table:table-cell>
          <table:table-cell table:style-name="ce22" office:value-type="float" office:value="1998.25" calcext:value-type="float">
            <text:p>1998,25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/>
          <table:table-cell table:style-name="ce22" office:value-type="float" office:value="0.504" calcext:value-type="float">
            <text:p>0,504</text:p>
          </table:table-cell>
          <table:table-cell table:style-name="ce22" office:value-type="float" office:value="0.185" calcext:value-type="float">
            <text:p>0,185</text:p>
          </table:table-cell>
          <table:table-cell table:style-name="ce22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/>
          <table:table-cell table:style-name="ce22" office:value-type="float" office:value="1828.23" calcext:value-type="float">
            <text:p>1828,23</text:p>
          </table:table-cell>
          <table:table-cell table:style-name="ce22" office:value-type="float" office:value="1981.38" calcext:value-type="float">
            <text:p>1981,38</text:p>
          </table:table-cell>
          <table:table-cell table:style-name="ce22" office:value-type="float" office:value="1849.76" calcext:value-type="float">
            <text:p>1849,76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/>
          <table:table-cell table:style-name="ce22" office:value-type="float" office:value="0.586" calcext:value-type="float">
            <text:p>0,586</text:p>
          </table:table-cell>
          <table:table-cell table:number-columns-repeated="2" table:style-name="ce22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/>
          <table:table-cell table:style-name="ce22" office:value-type="float" office:value="1872.74" calcext:value-type="float">
            <text:p>1872,74</text:p>
          </table:table-cell>
          <table:table-cell table:style-name="ce22" office:value-type="float" office:value="1911.9" calcext:value-type="float">
            <text:p>1911,9</text:p>
          </table:table-cell>
          <table:table-cell table:style-name="ce22" office:value-type="float" office:value="1910.68" calcext:value-type="float">
            <text:p>1910,68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/>
          <table:table-cell table:style-name="ce22" office:value-type="float" office:value="0.485" calcext:value-type="float">
            <text:p>0,485</text:p>
          </table:table-cell>
          <table:table-cell table:style-name="ce22" office:value-type="float" office:value="0.152" calcext:value-type="float">
            <text:p>0,152</text:p>
          </table:table-cell>
          <table:table-cell table:style-name="ce22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29422.76" calcext:value-type="float">
            <text:p>29422,76</text:p>
          </table:table-cell>
          <table:table-cell table:style-name="ce23" table:formula="of:=AVERAGE([.C197:.C206])" office:value-type="float" office:value="1816.662" calcext:value-type="float">
            <text:p>1816,662</text:p>
          </table:table-cell>
          <table:table-cell table:style-name="ce23" table:formula="of:=AVERAGE([.D197:.D206])" office:value-type="float" office:value="1862.44111111111" calcext:value-type="float">
            <text:p>1862,44111111111</text:p>
          </table:table-cell>
          <table:table-cell table:style-name="ce23" table:formula="of:=AVERAGE([.E197:.E206])" office:value-type="float" office:value="1829.207" calcext:value-type="float">
            <text:p>1829,207</text:p>
          </table:table-cell>
          <table:table-cell table:style-name="ce23" table:number-columns-repeated="2"/>
          <table:table-cell table:style-name="ce23" table:formula="of:=AVERAGE([.H197:.H206])" office:value-type="float" office:value="5809.33175" calcext:value-type="float">
            <text:p>5809,33175</text:p>
          </table:table-cell>
          <table:table-cell table:style-name="ce23" table:formula="of:=AVERAGE([.I198:.I206])" office:value-type="float" office:value="0.475222222222222" calcext:value-type="float">
            <text:p>0,475222222222222</text:p>
          </table:table-cell>
          <table:table-cell table:style-name="ce23" table:formula="of:=AVERAGE([.J198:.J206])" office:value-type="float" office:value="0.162111111111111" calcext:value-type="float">
            <text:p>0,162111111111111</text:p>
          </table:table-cell>
          <table:table-cell table:style-name="ce23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string" office:string-value="" calcext:value-type="error">
            <text:p>#DIV/0!</text:p>
          </table:table-cell>
          <table:table-cell table:style-name="ce22" table:formula="of:=STDEV([.C197:.C206])" office:value-type="float" office:value="199.68545948288" calcext:value-type="float">
            <text:p>199,68545948288</text:p>
          </table:table-cell>
          <table:table-cell table:style-name="ce22" table:formula="of:=STDEV([.D197:.D206])" office:value-type="float" office:value="206.406383043527" calcext:value-type="float">
            <text:p>206,406383043527</text:p>
          </table:table-cell>
          <table:table-cell table:style-name="ce22" table:formula="of:=STDEV([.E197:.E206])" office:value-type="float" office:value="226.584176658968" calcext:value-type="float">
            <text:p>226,584176658968</text:p>
          </table:table-cell>
          <table:table-cell table:style-name="ce22" table:number-columns-repeated="2"/>
          <table:table-cell table:style-name="ce22" table:formula="of:=STDEV([.H197:.H206])" office:value-type="float" office:value="22.6573168222394" calcext:value-type="float">
            <text:p>22,6573168222394</text:p>
          </table:table-cell>
          <table:table-cell table:style-name="ce22" table:formula="of:=STDEV([.I197:.I206])" office:value-type="float" office:value="0.0543741155739056" calcext:value-type="float">
            <text:p>0,0543741155739056</text:p>
          </table:table-cell>
          <table:table-cell table:style-name="ce22" table:formula="of:=STDEV([.J197:.J206])" office:value-type="float" office:value="0.0173784668803411" calcext:value-type="float">
            <text:p>0,0173784668803411</text:p>
          </table:table-cell>
          <table:table-cell table:style-name="ce22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5109.71" calcext:value-type="float">
            <text:p>5109,71</text:p>
          </table:table-cell>
          <table:table-cell table:style-name="ce22" office:value-type="float" office:value="4304.92" calcext:value-type="float">
            <text:p>4304,92</text:p>
          </table:table-cell>
          <table:table-cell table:style-name="ce22" office:value-type="float" office:value="1972.22" calcext:value-type="float">
            <text:p>1972,22</text:p>
          </table:table-cell>
          <table:table-cell table:style-name="ce22" office:value-type="float" office:value="1950.62" calcext:value-type="float">
            <text:p>1950,62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84" calcext:value-type="float">
            <text:p>0,184</text:p>
          </table:table-cell>
          <table:table-cell table:style-name="ce22" office:value-type="float" office:value="10.19" calcext:value-type="float">
            <text:p>10,19</text:p>
          </table:table-cell>
          <table:table-cell table:style-name="ce22" office:value-type="float" office:value="0.546" calcext:value-type="float">
            <text:p>0,546</text:p>
          </table:table-cell>
          <table:table-cell table:style-name="ce22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3673.111" calcext:value-type="float">
            <text:p>3673,111</text:p>
          </table:table-cell>
          <table:table-cell table:style-name="ce22" office:value-type="float" office:value="2782.92" calcext:value-type="float">
            <text:p>2782,92</text:p>
          </table:table-cell>
          <table:table-cell table:style-name="ce22" office:value-type="float" office:value="1378.49" calcext:value-type="float">
            <text:p>1378,49</text:p>
          </table:table-cell>
          <table:table-cell table:style-name="ce22" office:value-type="float" office:value="1523.07" calcext:value-type="float">
            <text:p>1523,07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213" calcext:value-type="float">
            <text:p>0,213</text:p>
          </table:table-cell>
          <table:table-cell table:style-name="ce22" office:value-type="float" office:value="11.04" calcext:value-type="float">
            <text:p>11,04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4658.8" calcext:value-type="float">
            <text:p>4658,8</text:p>
          </table:table-cell>
          <table:table-cell table:style-name="ce22" office:value-type="float" office:value="3797.33" calcext:value-type="float">
            <text:p>3797,33</text:p>
          </table:table-cell>
          <table:table-cell table:style-name="ce22" office:value-type="float" office:value="2448.411" calcext:value-type="float">
            <text:p>2448,411</text:p>
          </table:table-cell>
          <table:table-cell table:style-name="ce22" office:value-type="float" office:value="2405.6" calcext:value-type="float">
            <text:p>2405,6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25.91" calcext:value-type="float">
            <text:p>25,91</text:p>
          </table:table-cell>
          <table:table-cell table:style-name="ce22" office:value-type="float" office:value="0.146" calcext:value-type="float">
            <text:p>0,146</text:p>
          </table:table-cell>
          <table:table-cell table:style-name="ce22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6809.494" calcext:value-type="float">
            <text:p>6809,494</text:p>
          </table:table-cell>
          <table:table-cell table:style-name="ce22" office:value-type="float" office:value="5529.14" calcext:value-type="float">
            <text:p>5529,14</text:p>
          </table:table-cell>
          <table:table-cell table:style-name="ce22" office:value-type="float" office:value="2111.25" calcext:value-type="float">
            <text:p>2111,25</text:p>
          </table:table-cell>
          <table:table-cell table:style-name="ce22" office:value-type="float" office:value="2321.24" calcext:value-type="float">
            <text:p>2321,2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 office:value-type="float" office:value="1.663" calcext:value-type="float">
            <text:p>1,663</text:p>
          </table:table-cell>
          <table:table-cell table:style-name="ce22" office:value-type="float" office:value="2.544" calcext:value-type="float">
            <text:p>2,544</text:p>
          </table:table-cell>
          <table:table-cell table:style-name="ce22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4789.89" calcext:value-type="float">
            <text:p>4789,89</text:p>
          </table:table-cell>
          <table:table-cell table:style-name="ce22" office:value-type="float" office:value="3563.66" calcext:value-type="float">
            <text:p>3563,66</text:p>
          </table:table-cell>
          <table:table-cell table:style-name="ce22" office:value-type="float" office:value="1838.72" calcext:value-type="float">
            <text:p>1838,72</text:p>
          </table:table-cell>
          <table:table-cell table:style-name="ce22" office:value-type="float" office:value="1723.51" calcext:value-type="float">
            <text:p>1723,51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522" calcext:value-type="float">
            <text:p>0,522</text:p>
          </table:table-cell>
          <table:table-cell table:style-name="ce22" office:value-type="float" office:value="10.23" calcext:value-type="float">
            <text:p>10,23</text:p>
          </table:table-cell>
          <table:table-cell table:style-name="ce22" office:value-type="float" office:value="0.451" calcext:value-type="float">
            <text:p>0,451</text:p>
          </table:table-cell>
          <table:table-cell table:style-name="ce22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3538.83" calcext:value-type="float">
            <text:p>3538,83</text:p>
          </table:table-cell>
          <table:table-cell table:style-name="ce22" office:value-type="float" office:value="2774.82" calcext:value-type="float">
            <text:p>2774,82</text:p>
          </table:table-cell>
          <table:table-cell table:style-name="ce22" office:value-type="float" office:value="1273.31" calcext:value-type="float">
            <text:p>1273,31</text:p>
          </table:table-cell>
          <table:table-cell table:style-name="ce22" office:value-type="float" office:value="1231.63" calcext:value-type="float">
            <text:p>1231,63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10.432" calcext:value-type="float">
            <text:p>10,432</text:p>
          </table:table-cell>
          <table:table-cell table:style-name="ce22" office:value-type="float" office:value="11.06" calcext:value-type="float">
            <text:p>11,06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4169.341" calcext:value-type="float">
            <text:p>4169,341</text:p>
          </table:table-cell>
          <table:table-cell table:style-name="ce22" office:value-type="float" office:value="3856.9" calcext:value-type="float">
            <text:p>3856,9</text:p>
          </table:table-cell>
          <table:table-cell table:style-name="ce22" office:value-type="float" office:value="1824.29" calcext:value-type="float">
            <text:p>1824,29</text:p>
          </table:table-cell>
          <table:table-cell table:style-name="ce22" office:value-type="float" office:value="2372.1" calcext:value-type="float">
            <text:p>2372,1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408" calcext:value-type="float">
            <text:p>0,0408</text:p>
          </table:table-cell>
          <table:table-cell table:style-name="ce22" office:value-type="float" office:value="10.595" calcext:value-type="float">
            <text:p>10,595</text:p>
          </table:table-cell>
          <table:table-cell table:style-name="ce22" office:value-type="float" office:value="0.0599" calcext:value-type="float">
            <text:p>0,0599</text:p>
          </table:table-cell>
          <table:table-cell table:style-name="ce22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6519.874" calcext:value-type="float">
            <text:p>6519,874</text:p>
          </table:table-cell>
          <table:table-cell table:style-name="ce22" office:value-type="float" office:value="4834.38" calcext:value-type="float">
            <text:p>4834,38</text:p>
          </table:table-cell>
          <table:table-cell table:style-name="ce22" office:value-type="float" office:value="3032.25" calcext:value-type="float">
            <text:p>3032,25</text:p>
          </table:table-cell>
          <table:table-cell table:style-name="ce22" office:value-type="float" office:value="3026.86" calcext:value-type="float">
            <text:p>3026,86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11.056" calcext:value-type="float">
            <text:p>11,056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4775.401" calcext:value-type="float">
            <text:p>4775,401</text:p>
          </table:table-cell>
          <table:table-cell table:style-name="ce22" office:value-type="float" office:value="4036.03" calcext:value-type="float">
            <text:p>4036,03</text:p>
          </table:table-cell>
          <table:table-cell table:style-name="ce22" office:value-type="float" office:value="2250.12" calcext:value-type="float">
            <text:p>2250,12</text:p>
          </table:table-cell>
          <table:table-cell table:style-name="ce22" office:value-type="float" office:value="2265.92" calcext:value-type="float">
            <text:p>2265,92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26.23" calcext:value-type="float">
            <text:p>26,23</text:p>
          </table:table-cell>
          <table:table-cell table:style-name="ce22" office:value-type="float" office:value="1.261" calcext:value-type="float">
            <text:p>1,261</text:p>
          </table:table-cell>
          <table:table-cell table:style-name="ce22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5200.431" calcext:value-type="float">
            <text:p>5200,431</text:p>
          </table:table-cell>
          <table:table-cell table:style-name="ce22" office:value-type="float" office:value="3958.52" calcext:value-type="float">
            <text:p>3958,52</text:p>
          </table:table-cell>
          <table:table-cell table:style-name="ce22" office:value-type="float" office:value="2639.99" calcext:value-type="float">
            <text:p>2639,99</text:p>
          </table:table-cell>
          <table:table-cell table:style-name="ce22" office:value-type="float" office:value="2727.39" calcext:value-type="float">
            <text:p>2727,39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147" calcext:value-type="float">
            <text:p>0,147</text:p>
          </table:table-cell>
          <table:table-cell table:style-name="ce22" office:value-type="float" office:value="11.77" calcext:value-type="float">
            <text:p>11,7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4924.4882" calcext:value-type="float">
            <text:p>4924,4882</text:p>
          </table:table-cell>
          <table:table-cell table:style-name="ce23" table:formula="of:=AVERAGE([.C210:.C219])" office:value-type="float" office:value="3943.862" calcext:value-type="float">
            <text:p>3943,862</text:p>
          </table:table-cell>
          <table:table-cell table:style-name="ce23" table:formula="of:=AVERAGE([.D210:.D219])" office:value-type="float" office:value="2076.9051" calcext:value-type="float">
            <text:p>2076,9051</text:p>
          </table:table-cell>
          <table:table-cell table:style-name="ce23" table:formula="of:=AVERAGE([.E210:.E219])" office:value-type="float" office:value="2154.794" calcext:value-type="float">
            <text:p>2154,794</text:p>
          </table:table-cell>
          <table:table-cell table:style-name="ce23" table:number-columns-repeated="2"/>
          <table:table-cell table:style-name="ce23" table:formula="of:=AVERAGE([.H210:.H219])" office:value-type="float" office:value="1.27348" calcext:value-type="float">
            <text:p>1,27348</text:p>
          </table:table-cell>
          <table:table-cell table:style-name="ce23" table:formula="of:=AVERAGE([.I210:.I219])" office:value-type="float" office:value="12.9744" calcext:value-type="float">
            <text:p>12,9744</text:p>
          </table:table-cell>
          <table:table-cell table:style-name="ce23" table:formula="of:=AVERAGE([.J210:.J219])" office:value-type="float" office:value="0.77609" calcext:value-type="float">
            <text:p>0,77609</text:p>
          </table:table-cell>
          <table:table-cell table:style-name="ce23" table:formula="of:=AVERAGE([.K210:.K219])" office:value-type="float" office:value="2.21137" calcext:value-type="float">
            <text:p>2,21137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1073.73330988367" calcext:value-type="float">
            <text:p>1073,73330988367</text:p>
          </table:table-cell>
          <table:table-cell table:style-name="ce22" table:formula="of:=STDEV([.C210:.C219])" office:value-type="float" office:value="838.863942388752" calcext:value-type="float">
            <text:p>838,863942388752</text:p>
          </table:table-cell>
          <table:table-cell table:style-name="ce22" table:formula="of:=STDEV([.D210:.D219])" office:value-type="float" office:value="544.059058013711" calcext:value-type="float">
            <text:p>544,059058013711</text:p>
          </table:table-cell>
          <table:table-cell table:style-name="ce22" table:formula="of:=STDEV([.E210:.E219])" office:value-type="float" office:value="549.499164658146" calcext:value-type="float">
            <text:p>549,499164658146</text:p>
          </table:table-cell>
          <table:table-cell table:style-name="ce22" table:number-columns-repeated="2"/>
          <table:table-cell table:style-name="ce22" table:formula="of:=STDEV([.H210:.H219])" office:value-type="float" office:value="3.2217025094747" calcext:value-type="float">
            <text:p>3,2217025094747</text:p>
          </table:table-cell>
          <table:table-cell table:style-name="ce22" table:formula="of:=STDEV([.I210:.I219])" office:value-type="float" office:value="7.48682009637974" calcext:value-type="float">
            <text:p>7,48682009637974</text:p>
          </table:table-cell>
          <table:table-cell table:style-name="ce22" table:formula="of:=STDEV([.J210:.J219])" office:value-type="float" office:value="0.949238298672502" calcext:value-type="float">
            <text:p>0,949238298672502</text:p>
          </table:table-cell>
          <table:table-cell table:style-name="ce22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2.639" calcext:value-type="float">
            <text:p>2,639</text:p>
          </table:table-cell>
          <table:table-cell table:style-name="ce22" office:value-type="float" office:value="0.978" calcext:value-type="float">
            <text:p>0,978</text:p>
          </table:table-cell>
          <table:table-cell table:style-name="ce22" office:value-type="float" office:value="1.242" calcext:value-type="float">
            <text:p>1,242</text:p>
          </table:table-cell>
          <table:table-cell table:style-name="ce22" office:value-type="float" office:value="6.533" calcext:value-type="float">
            <text:p>6,533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269.182" calcext:value-type="float">
            <text:p>1269,182</text:p>
          </table:table-cell>
          <table:table-cell table:style-name="ce22" office:value-type="float" office:value="1.221" calcext:value-type="float">
            <text:p>1,221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3.785" calcext:value-type="float">
            <text:p>3,785</text:p>
          </table:table-cell>
          <table:table-cell table:style-name="ce22" office:value-type="float" office:value="1.816" calcext:value-type="float">
            <text:p>1,816</text:p>
          </table:table-cell>
          <table:table-cell table:style-name="ce6" office:value-type="float" office:value="2.112" calcext:value-type="float">
            <text:p>2,11E+00</text:p>
          </table:table-cell>
          <table:table-cell table:style-name="ce6" office:value-type="float" office:value="5.947" calcext:value-type="float">
            <text:p>5,95E+00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1203.208" calcext:value-type="float">
            <text:p>1203,208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0.429" calcext:value-type="float">
            <text:p>0,429</text:p>
          </table:table-cell>
          <table:table-cell table:style-name="ce22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2.721" calcext:value-type="float">
            <text:p>2,721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7.315" calcext:value-type="float">
            <text:p>7,315</text:p>
          </table:table-cell>
          <table:table-cell table:style-name="ce22" office:value-type="float" office:value="9.948" calcext:value-type="float">
            <text:p>9,948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1252.702" calcext:value-type="float">
            <text:p>1252,702</text:p>
          </table:table-cell>
          <table:table-cell table:style-name="ce22" office:value-type="float" office:value="0.868" calcext:value-type="float">
            <text:p>0,868</text:p>
          </table:table-cell>
          <table:table-cell table:style-name="ce22" office:value-type="float" office:value="0.33" calcext:value-type="float">
            <text:p>0,33</text:p>
          </table:table-cell>
          <table:table-cell table:style-name="ce22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3.742" calcext:value-type="float">
            <text:p>3,742</text:p>
          </table:table-cell>
          <table:table-cell table:style-name="ce22" office:value-type="float" office:value="8.835" calcext:value-type="float">
            <text:p>8,835</text:p>
          </table:table-cell>
          <table:table-cell table:style-name="ce22" office:value-type="float" office:value="12.57" calcext:value-type="float">
            <text:p>12,57</text:p>
          </table:table-cell>
          <table:table-cell table:style-name="ce22" office:value-type="float" office:value="11.125" calcext:value-type="float">
            <text:p>11,12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1212.483" calcext:value-type="float">
            <text:p>1212,483</text:p>
          </table:table-cell>
          <table:table-cell table:style-name="ce22" office:value-type="float" office:value="0.86" calcext:value-type="float">
            <text:p>0,86</text:p>
          </table:table-cell>
          <table:table-cell table:style-name="ce22" office:value-type="float" office:value="0.224" calcext:value-type="float">
            <text:p>0,224</text:p>
          </table:table-cell>
          <table:table-cell table:style-name="ce22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937" calcext:value-type="float">
            <text:p>0,937</text:p>
          </table:table-cell>
          <table:table-cell table:style-name="ce22" office:value-type="float" office:value="2.342" calcext:value-type="float">
            <text:p>2,342</text:p>
          </table:table-cell>
          <table:table-cell table:style-name="ce22" office:value-type="float" office:value="5.817" calcext:value-type="float">
            <text:p>5,817</text:p>
          </table:table-cell>
          <table:table-cell table:style-name="ce22" office:value-type="float" office:value="4.189" calcext:value-type="float">
            <text:p>4,189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212.262" calcext:value-type="float">
            <text:p>1212,262</text:p>
          </table:table-cell>
          <table:table-cell table:style-name="ce22" office:value-type="float" office:value="0.957" calcext:value-type="float">
            <text:p>0,957</text:p>
          </table:table-cell>
          <table:table-cell table:number-columns-repeated="2" table:style-name="ce22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6.746" calcext:value-type="float">
            <text:p>6,746</text:p>
          </table:table-cell>
          <table:table-cell table:style-name="ce22" office:value-type="float" office:value="5.703" calcext:value-type="float">
            <text:p>5,703</text:p>
          </table:table-cell>
          <table:table-cell table:style-name="ce22" office:value-type="float" office:value="2.141" calcext:value-type="float">
            <text:p>2,141</text:p>
          </table:table-cell>
          <table:table-cell table:style-name="ce22" office:value-type="float" office:value="7.284" calcext:value-type="float">
            <text:p>7,284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/>
          <table:table-cell table:style-name="ce22" office:value-type="float" office:value="0.943" calcext:value-type="float">
            <text:p>0,943</text:p>
          </table:table-cell>
          <table:table-cell table:style-name="ce22" office:value-type="float" office:value="0.41" calcext:value-type="float">
            <text:p>0,41</text:p>
          </table:table-cell>
          <table:table-cell table:style-name="ce22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1.806" calcext:value-type="float">
            <text:p>1,806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6.797" calcext:value-type="float">
            <text:p>6,797</text:p>
          </table:table-cell>
          <table:table-cell table:style-name="ce22" office:value-type="float" office:value="3.691" calcext:value-type="float">
            <text:p>3,69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/>
          <table:table-cell table:style-name="ce22" office:value-type="float" office:value="1.479" calcext:value-type="float">
            <text:p>1,479</text:p>
          </table:table-cell>
          <table:table-cell table:style-name="ce22" office:value-type="float" office:value="0.628" calcext:value-type="float">
            <text:p>0,628</text:p>
          </table:table-cell>
          <table:table-cell table:style-name="ce22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1.762" calcext:value-type="float">
            <text:p>1,762</text:p>
          </table:table-cell>
          <table:table-cell table:style-name="ce22" office:value-type="float" office:value="0.54" calcext:value-type="float">
            <text:p>0,54</text:p>
          </table:table-cell>
          <table:table-cell table:style-name="ce22" office:value-type="float" office:value="1.059" calcext:value-type="float">
            <text:p>1,059</text:p>
          </table:table-cell>
          <table:table-cell table:style-name="ce22" office:value-type="float" office:value="4.195" calcext:value-type="float">
            <text:p>4,195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/>
          <table:table-cell table:style-name="ce22" office:value-type="float" office:value="0.889" calcext:value-type="float">
            <text:p>0,889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2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6.691" calcext:value-type="float">
            <text:p>6,691</text:p>
          </table:table-cell>
          <table:table-cell table:style-name="ce22" office:value-type="float" office:value="5.783" calcext:value-type="float">
            <text:p>5,783</text:p>
          </table:table-cell>
          <table:table-cell table:style-name="ce22" office:value-type="float" office:value="8.469" calcext:value-type="float">
            <text:p>8,469</text:p>
          </table:table-cell>
          <table:table-cell table:style-name="ce22" office:value-type="float" office:value="19.945" calcext:value-type="float">
            <text:p>19,945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/>
          <table:table-cell table:style-name="ce22" office:value-type="float" office:value="0.836" calcext:value-type="float">
            <text:p>0,836</text:p>
          </table:table-cell>
          <table:table-cell table:style-name="ce22" office:value-type="float" office:value="0.252" calcext:value-type="float">
            <text:p>0,252</text:p>
          </table:table-cell>
          <table:table-cell table:style-name="ce22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2.034" calcext:value-type="float">
            <text:p>2,034</text:p>
          </table:table-cell>
          <table:table-cell table:style-name="ce22" office:value-type="float" office:value="0.383" calcext:value-type="float">
            <text:p>0,383</text:p>
          </table:table-cell>
          <table:table-cell table:style-name="ce6" office:value-type="float" office:value="2.614" calcext:value-type="float">
            <text:p>2,61E+00</text:p>
          </table:table-cell>
          <table:table-cell table:style-name="ce6" office:value-type="float" office:value="7.922" calcext:value-type="float">
            <text:p>7,92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/>
          <table:table-cell table:style-name="ce22" office:value-type="float" office:value="1.051" calcext:value-type="float">
            <text:p>1,051</text:p>
          </table:table-cell>
          <table:table-cell table:style-name="ce22" office:value-type="float" office:value="0.236" calcext:value-type="float">
            <text:p>0,236</text:p>
          </table:table-cell>
          <table:table-cell table:style-name="ce22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3.2863" calcext:value-type="float">
            <text:p>3,2863</text:p>
          </table:table-cell>
          <table:table-cell table:style-name="ce23" table:formula="of:=AVERAGE([.C223:.C232])" office:value-type="float" office:value="2.6603" calcext:value-type="float">
            <text:p>2,6603</text:p>
          </table:table-cell>
          <table:table-cell table:style-name="ce23" table:formula="of:=AVERAGE([.D223:.D232])" office:value-type="float" office:value="5.0136" calcext:value-type="float">
            <text:p>5,0136</text:p>
          </table:table-cell>
          <table:table-cell table:style-name="ce23" table:formula="of:=AVERAGE([.E223:.E232])" office:value-type="float" office:value="8.0779" calcext:value-type="float">
            <text:p>8,0779</text:p>
          </table:table-cell>
          <table:table-cell table:style-name="ce23" table:number-columns-repeated="2"/>
          <table:table-cell table:style-name="ce23" table:formula="of:=AVERAGE([.H223:.H232])" office:value-type="float" office:value="1229.9674" calcext:value-type="float">
            <text:p>1229,9674</text:p>
          </table:table-cell>
          <table:table-cell table:style-name="ce23" table:formula="of:=AVERAGE([.I223:.I232])" office:value-type="float" office:value="0.9974" calcext:value-type="float">
            <text:p>0,9974</text:p>
          </table:table-cell>
          <table:table-cell table:style-name="ce23" table:formula="of:=AVERAGE([.J223:.J232])" office:value-type="float" office:value="0.3411" calcext:value-type="float">
            <text:p>0,3411</text:p>
          </table:table-cell>
          <table:table-cell table:style-name="ce23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2.00993853139841" calcext:value-type="float">
            <text:p>2,00993853139841</text:p>
          </table:table-cell>
          <table:table-cell table:style-name="ce22" table:formula="of:=STDEV([.C223:.C232])" office:value-type="float" office:value="3.04514769026981" calcext:value-type="float">
            <text:p>3,04514769026981</text:p>
          </table:table-cell>
          <table:table-cell table:style-name="ce22" table:formula="of:=STDEV([.D223:.D232])" office:value-type="float" office:value="3.80722121471524" calcext:value-type="float">
            <text:p>3,80722121471524</text:p>
          </table:table-cell>
          <table:table-cell table:style-name="ce22" table:formula="of:=STDEV([.E223:.E232])" office:value-type="float" office:value="4.83778570675102" calcext:value-type="float">
            <text:p>4,83778570675102</text:p>
          </table:table-cell>
          <table:table-cell table:style-name="ce22" table:number-columns-repeated="2"/>
          <table:table-cell table:style-name="ce22" table:formula="of:=STDEV([.H223:.H232])" office:value-type="float" office:value="29.1114144761123" calcext:value-type="float">
            <text:p>29,1114144761123</text:p>
          </table:table-cell>
          <table:table-cell table:style-name="ce22" table:formula="of:=STDEV([.I223:.I232])" office:value-type="float" office:value="0.205224646559704" calcext:value-type="float">
            <text:p>0,205224646559704</text:p>
          </table:table-cell>
          <table:table-cell table:style-name="ce22" table:formula="of:=STDEV([.J223:.J232])" office:value-type="float" office:value="0.12411504519777" calcext:value-type="float">
            <text:p>0,12411504519777</text:p>
          </table:table-cell>
          <table:table-cell table:style-name="ce22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5.36" calcext:value-type="float">
            <text:p>55,36</text:p>
          </table:table-cell>
          <table:table-cell table:style-name="ce22" office:value-type="float" office:value="192.83" calcext:value-type="float">
            <text:p>192,83</text:p>
          </table:table-cell>
          <table:table-cell table:style-name="ce22" office:value-type="float" office:value="11.23" calcext:value-type="float">
            <text:p>11,23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2.601" calcext:value-type="float">
            <text:p>2,601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6.886" calcext:value-type="float">
            <text:p>6,886</text:p>
          </table:table-cell>
          <table:table-cell table:style-name="ce22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5.28" calcext:value-type="float">
            <text:p>55,28</text:p>
          </table:table-cell>
          <table:table-cell table:style-name="ce22" office:value-type="float" office:value="50.85" calcext:value-type="float">
            <text:p>50,85</text:p>
          </table:table-cell>
          <table:table-cell table:style-name="ce22" office:value-type="float" office:value="12.26" calcext:value-type="float">
            <text:p>12,26</text:p>
          </table:table-cell>
          <table:table-cell table:style-name="ce22" office:value-type="float" office:value="11.87" calcext:value-type="float">
            <text:p>11,87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2.795" calcext:value-type="float">
            <text:p>2,795</text:p>
          </table:table-cell>
          <table:table-cell table:style-name="ce22" office:value-type="float" office:value="1.771" calcext:value-type="float">
            <text:p>1,771</text:p>
          </table:table-cell>
          <table:table-cell table:style-name="ce22" office:value-type="float" office:value="17.82" calcext:value-type="float">
            <text:p>17,82</text:p>
          </table:table-cell>
          <table:table-cell table:style-name="ce22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49.78" calcext:value-type="float">
            <text:p>49,78</text:p>
          </table:table-cell>
          <table:table-cell table:style-name="ce22" office:value-type="float" office:value="195.91" calcext:value-type="float">
            <text:p>195,91</text:p>
          </table:table-cell>
          <table:table-cell table:style-name="ce22" office:value-type="float" office:value="11.29" calcext:value-type="float">
            <text:p>11,29</text:p>
          </table:table-cell>
          <table:table-cell table:style-name="ce22" office:value-type="float" office:value="11.22" calcext:value-type="float">
            <text:p>11,22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9.3" calcext:value-type="float">
            <text:p>9,3</text:p>
          </table:table-cell>
          <table:table-cell table:style-name="ce22" office:value-type="float" office:value="8.58" calcext:value-type="float">
            <text:p>8,58</text:p>
          </table:table-cell>
          <table:table-cell table:style-name="ce22" office:value-type="float" office:value="26.603" calcext:value-type="float">
            <text:p>26,603</text:p>
          </table:table-cell>
          <table:table-cell table:style-name="ce22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61.41" calcext:value-type="float">
            <text:p>61,41</text:p>
          </table:table-cell>
          <table:table-cell table:style-name="ce22" office:value-type="float" office:value="58.64" calcext:value-type="float">
            <text:p>58,64</text:p>
          </table:table-cell>
          <table:table-cell table:style-name="ce22" office:value-type="float" office:value="12.01" calcext:value-type="float">
            <text:p>12,01</text:p>
          </table:table-cell>
          <table:table-cell table:style-name="ce22" office:value-type="float" office:value="12.71" calcext:value-type="float">
            <text:p>12,71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4.943" calcext:value-type="float">
            <text:p>4,943</text:p>
          </table:table-cell>
          <table:table-cell table:style-name="ce22" office:value-type="float" office:value="4.817" calcext:value-type="float">
            <text:p>4,817</text:p>
          </table:table-cell>
          <table:table-cell table:style-name="ce22" office:value-type="float" office:value="7.436" calcext:value-type="float">
            <text:p>7,436</text:p>
          </table:table-cell>
          <table:table-cell table:style-name="ce22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44.29" calcext:value-type="float">
            <text:p>44,29</text:p>
          </table:table-cell>
          <table:table-cell table:style-name="ce22" office:value-type="float" office:value="187.34" calcext:value-type="float">
            <text:p>187,34</text:p>
          </table:table-cell>
          <table:table-cell table:style-name="ce22" office:value-type="float" office:value="11.27" calcext:value-type="float">
            <text:p>11,27</text:p>
          </table:table-cell>
          <table:table-cell table:style-name="ce22" office:value-type="float" office:value="12.03" calcext:value-type="float">
            <text:p>12,03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2.484" calcext:value-type="float">
            <text:p>2,484</text:p>
          </table:table-cell>
          <table:table-cell table:style-name="ce22" office:value-type="float" office:value="2.905" calcext:value-type="float">
            <text:p>2,905</text:p>
          </table:table-cell>
          <table:table-cell table:style-name="ce22" office:value-type="float" office:value="3.845" calcext:value-type="float">
            <text:p>3,845</text:p>
          </table:table-cell>
          <table:table-cell table:style-name="ce22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59.3" calcext:value-type="float">
            <text:p>59,3</text:p>
          </table:table-cell>
          <table:table-cell table:style-name="ce22" office:value-type="float" office:value="38.3" calcext:value-type="float">
            <text:p>38,3</text:p>
          </table:table-cell>
          <table:table-cell table:style-name="ce22" office:value-type="float" office:value="16.51" calcext:value-type="float">
            <text:p>16,51</text:p>
          </table:table-cell>
          <table:table-cell table:style-name="ce22" office:value-type="float" office:value="17.92" calcext:value-type="float">
            <text:p>17,92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606" calcext:value-type="float">
            <text:p>1,606</text:p>
          </table:table-cell>
          <table:table-cell table:style-name="ce22" office:value-type="float" office:value="1.67" calcext:value-type="float">
            <text:p>1,67</text:p>
          </table:table-cell>
          <table:table-cell table:style-name="ce22" office:value-type="float" office:value="3.368" calcext:value-type="float">
            <text:p>3,368</text:p>
          </table:table-cell>
          <table:table-cell table:style-name="ce22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49.32" calcext:value-type="float">
            <text:p>49,32</text:p>
          </table:table-cell>
          <table:table-cell table:style-name="ce22" office:value-type="float" office:value="196.28" calcext:value-type="float">
            <text:p>196,28</text:p>
          </table:table-cell>
          <table:table-cell table:style-name="ce22" office:value-type="float" office:value="11.4" calcext:value-type="float">
            <text:p>11,4</text:p>
          </table:table-cell>
          <table:table-cell table:style-name="ce22" office:value-type="float" office:value="12.31" calcext:value-type="float">
            <text:p>12,31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3.987" calcext:value-type="float">
            <text:p>3,987</text:p>
          </table:table-cell>
          <table:table-cell table:style-name="ce22" office:value-type="float" office:value="7.423" calcext:value-type="float">
            <text:p>7,423</text:p>
          </table:table-cell>
          <table:table-cell table:style-name="ce22" office:value-type="float" office:value="7.82" calcext:value-type="float">
            <text:p>7,82</text:p>
          </table:table-cell>
          <table:table-cell table:style-name="ce22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58.92" calcext:value-type="float">
            <text:p>58,92</text:p>
          </table:table-cell>
          <table:table-cell table:style-name="ce22" office:value-type="float" office:value="51.3" calcext:value-type="float">
            <text:p>51,3</text:p>
          </table:table-cell>
          <table:table-cell table:style-name="ce22" office:value-type="float" office:value="12.27" calcext:value-type="float">
            <text:p>12,27</text:p>
          </table:table-cell>
          <table:table-cell table:style-name="ce22" office:value-type="float" office:value="13.16" calcext:value-type="float">
            <text:p>13,16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8.296" calcext:value-type="float">
            <text:p>8,296</text:p>
          </table:table-cell>
          <table:table-cell table:style-name="ce22" office:value-type="float" office:value="5.592" calcext:value-type="float">
            <text:p>5,592</text:p>
          </table:table-cell>
          <table:table-cell table:style-name="ce22" office:value-type="float" office:value="29.91" calcext:value-type="float">
            <text:p>29,91</text:p>
          </table:table-cell>
          <table:table-cell table:style-name="ce22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47.2" calcext:value-type="float">
            <text:p>47,2</text:p>
          </table:table-cell>
          <table:table-cell table:style-name="ce22" office:value-type="float" office:value="192.8" calcext:value-type="float">
            <text:p>192,8</text:p>
          </table:table-cell>
          <table:table-cell table:style-name="ce22" office:value-type="float" office:value="9.22" calcext:value-type="float">
            <text:p>9,22</text:p>
          </table:table-cell>
          <table:table-cell table:style-name="ce22" office:value-type="float" office:value="10.09" calcext:value-type="float">
            <text:p>10,0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3.832" calcext:value-type="float">
            <text:p>3,832</text:p>
          </table:table-cell>
          <table:table-cell table:style-name="ce22" office:value-type="float" office:value="1.84" calcext:value-type="float">
            <text:p>1,84</text:p>
          </table:table-cell>
          <table:table-cell table:style-name="ce22" office:value-type="float" office:value="10.477" calcext:value-type="float">
            <text:p>10,477</text:p>
          </table:table-cell>
          <table:table-cell table:style-name="ce22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47.59" calcext:value-type="float">
            <text:p>47,59</text:p>
          </table:table-cell>
          <table:table-cell table:style-name="ce22" office:value-type="float" office:value="43.17" calcext:value-type="float">
            <text:p>43,17</text:p>
          </table:table-cell>
          <table:table-cell table:style-name="ce22" office:value-type="float" office:value="10.74" calcext:value-type="float">
            <text:p>10,74</text:p>
          </table:table-cell>
          <table:table-cell table:style-name="ce22" office:value-type="float" office:value="11.92" calcext:value-type="float">
            <text:p>11,9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3.556" calcext:value-type="float">
            <text:p>3,556</text:p>
          </table:table-cell>
          <table:table-cell table:style-name="ce22" office:value-type="float" office:value="2.938" calcext:value-type="float">
            <text:p>2,938</text:p>
          </table:table-cell>
          <table:table-cell table:style-name="ce22" office:value-type="float" office:value="7.842" calcext:value-type="float">
            <text:p>7,842</text:p>
          </table:table-cell>
          <table:table-cell table:style-name="ce22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52.845" calcext:value-type="float">
            <text:p>52,845</text:p>
          </table:table-cell>
          <table:table-cell table:style-name="ce23" table:formula="of:=AVERAGE([.C236:.C245])" office:value-type="float" office:value="120.742" calcext:value-type="float">
            <text:p>120,742</text:p>
          </table:table-cell>
          <table:table-cell table:style-name="ce23" table:formula="of:=AVERAGE([.D236:.D245])" office:value-type="float" office:value="11.82" calcext:value-type="float">
            <text:p>11,82</text:p>
          </table:table-cell>
          <table:table-cell table:style-name="ce23" table:formula="of:=AVERAGE([.E236:.E245])" office:value-type="float" office:value="12.523" calcext:value-type="float">
            <text:p>12,523</text:p>
          </table:table-cell>
          <table:table-cell table:style-name="ce23" table:number-columns-repeated="2"/>
          <table:table-cell table:style-name="ce23" table:formula="of:=AVERAGE([.H236:.H245])" office:value-type="float" office:value="4.34" calcext:value-type="float">
            <text:p>4,34</text:p>
          </table:table-cell>
          <table:table-cell table:style-name="ce23" table:formula="of:=AVERAGE([.I236:.I245])" office:value-type="float" office:value="4.0441" calcext:value-type="float">
            <text:p>4,0441</text:p>
          </table:table-cell>
          <table:table-cell table:style-name="ce23" table:formula="of:=AVERAGE([.J236:.J245])" office:value-type="float" office:value="12.2007" calcext:value-type="float">
            <text:p>12,2007</text:p>
          </table:table-cell>
          <table:table-cell table:style-name="ce23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5.95049250996177" calcext:value-type="float">
            <text:p>5,95049250996177</text:p>
          </table:table-cell>
          <table:table-cell table:style-name="ce22" table:formula="of:=STDEV([.C236:.C245])" office:value-type="float" office:value="76.4187196089196" calcext:value-type="float">
            <text:p>76,4187196089196</text:p>
          </table:table-cell>
          <table:table-cell table:style-name="ce22" table:formula="of:=STDEV([.D236:.D245])" office:value-type="float" office:value="1.8697177445926" calcext:value-type="float">
            <text:p>1,8697177445926</text:p>
          </table:table-cell>
          <table:table-cell table:style-name="ce22" table:formula="of:=STDEV([.E236:.E245])" office:value-type="float" office:value="2.06928892778816" calcext:value-type="float">
            <text:p>2,06928892778816</text:p>
          </table:table-cell>
          <table:table-cell table:style-name="ce22" table:number-columns-repeated="2"/>
          <table:table-cell table:style-name="ce22" table:formula="of:=STDEV([.H236:.H245])" office:value-type="float" office:value="2.53734576980662" calcext:value-type="float">
            <text:p>2,53734576980662</text:p>
          </table:table-cell>
          <table:table-cell table:style-name="ce22" table:formula="of:=STDEV([.I236:.I245])" office:value-type="float" office:value="2.46000607271157" calcext:value-type="float">
            <text:p>2,46000607271157</text:p>
          </table:table-cell>
          <table:table-cell table:style-name="ce22" table:formula="of:=STDEV([.J236:.J245])" office:value-type="float" office:value="9.38417543941809" calcext:value-type="float">
            <text:p>9,38417543941809</text:p>
          </table:table-cell>
          <table:table-cell table:style-name="ce22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GEN</text:p>
          </table:table-cell>
          <table:table-cell table:style-name="ce19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2423.66" calcext:value-type="float">
            <text:p>12423,66</text:p>
          </table:table-cell>
          <table:table-cell table:style-name="ce22" office:value-type="float" office:value="5035.21" calcext:value-type="float">
            <text:p>5035,21</text:p>
          </table:table-cell>
          <table:table-cell table:style-name="ce22" office:value-type="float" office:value="837.158" calcext:value-type="float">
            <text:p>837,158</text:p>
          </table:table-cell>
          <table:table-cell table:style-name="ce22" office:value-type="float" office:value="1213.38" calcext:value-type="float">
            <text:p>1213,38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18.596" calcext:value-type="float">
            <text:p>18,596</text:p>
          </table:table-cell>
          <table:table-cell table:style-name="ce22" office:value-type="float" office:value="176.38" calcext:value-type="float">
            <text:p>176,38</text:p>
          </table:table-cell>
          <table:table-cell table:style-name="ce22" office:value-type="float" office:value="5.21" calcext:value-type="float">
            <text:p>5,21</text:p>
          </table:table-cell>
          <table:table-cell table:style-name="ce22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9927.002" calcext:value-type="float">
            <text:p>9927,002</text:p>
          </table:table-cell>
          <table:table-cell table:style-name="ce22" office:value-type="float" office:value="4142.797" calcext:value-type="float">
            <text:p>4142,797</text:p>
          </table:table-cell>
          <table:table-cell table:style-name="ce22" office:value-type="float" office:value="1112.08" calcext:value-type="float">
            <text:p>1112,08</text:p>
          </table:table-cell>
          <table:table-cell table:style-name="ce22" office:value-type="float" office:value="1238.72" calcext:value-type="float">
            <text:p>1238,7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29.59" calcext:value-type="float">
            <text:p>29,59</text:p>
          </table:table-cell>
          <table:table-cell table:style-name="ce22" office:value-type="float" office:value="179.3" calcext:value-type="float">
            <text:p>179,3</text:p>
          </table:table-cell>
          <table:table-cell table:style-name="ce22" office:value-type="float" office:value="16.81" calcext:value-type="float">
            <text:p>16,81</text:p>
          </table:table-cell>
          <table:table-cell table:style-name="ce22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0659.592" calcext:value-type="float">
            <text:p>10659,592</text:p>
          </table:table-cell>
          <table:table-cell table:style-name="ce22" office:value-type="float" office:value="4399.204" calcext:value-type="float">
            <text:p>4399,204</text:p>
          </table:table-cell>
          <table:table-cell table:style-name="ce22" office:value-type="float" office:value="939.73" calcext:value-type="float">
            <text:p>939,73</text:p>
          </table:table-cell>
          <table:table-cell table:style-name="ce22" office:value-type="float" office:value="1218.54" calcext:value-type="float">
            <text:p>1218,54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19.062" calcext:value-type="float">
            <text:p>19,062</text:p>
          </table:table-cell>
          <table:table-cell table:style-name="ce22" office:value-type="float" office:value="181.11" calcext:value-type="float">
            <text:p>181,11</text:p>
          </table:table-cell>
          <table:table-cell table:style-name="ce22" office:value-type="float" office:value="7.52" calcext:value-type="float">
            <text:p>7,52</text:p>
          </table:table-cell>
          <table:table-cell table:style-name="ce22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117.128" calcext:value-type="float">
            <text:p>11117,128</text:p>
          </table:table-cell>
          <table:table-cell table:style-name="ce22" office:value-type="float" office:value="4438.742" calcext:value-type="float">
            <text:p>4438,742</text:p>
          </table:table-cell>
          <table:table-cell table:style-name="ce22" office:value-type="float" office:value="1299.292" calcext:value-type="float">
            <text:p>1299,292</text:p>
          </table:table-cell>
          <table:table-cell table:style-name="ce22" office:value-type="float" office:value="1537.364" calcext:value-type="float">
            <text:p>1537,364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15.478" calcext:value-type="float">
            <text:p>15,478</text:p>
          </table:table-cell>
          <table:table-cell table:style-name="ce22" office:value-type="float" office:value="186.33" calcext:value-type="float">
            <text:p>186,33</text:p>
          </table:table-cell>
          <table:table-cell table:style-name="ce22" office:value-type="float" office:value="12.32" calcext:value-type="float">
            <text:p>12,32</text:p>
          </table:table-cell>
          <table:table-cell table:style-name="ce22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12636.446" calcext:value-type="float">
            <text:p>12636,446</text:p>
          </table:table-cell>
          <table:table-cell table:style-name="ce22" office:value-type="float" office:value="5359.059" calcext:value-type="float">
            <text:p>5359,059</text:p>
          </table:table-cell>
          <table:table-cell table:style-name="ce22" office:value-type="float" office:value="1452.36" calcext:value-type="float">
            <text:p>1452,36</text:p>
          </table:table-cell>
          <table:table-cell table:style-name="ce22" office:value-type="float" office:value="1819.843" calcext:value-type="float">
            <text:p>1819,84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32.777" calcext:value-type="float">
            <text:p>32,777</text:p>
          </table:table-cell>
          <table:table-cell table:style-name="ce22" office:value-type="float" office:value="180.44" calcext:value-type="float">
            <text:p>180,44</text:p>
          </table:table-cell>
          <table:table-cell table:style-name="ce22" office:value-type="float" office:value="5.906" calcext:value-type="float">
            <text:p>5,906</text:p>
          </table:table-cell>
          <table:table-cell table:style-name="ce22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11702.636" calcext:value-type="float">
            <text:p>11702,636</text:p>
          </table:table-cell>
          <table:table-cell table:style-name="ce22" office:value-type="float" office:value="5074.374" calcext:value-type="float">
            <text:p>5074,374</text:p>
          </table:table-cell>
          <table:table-cell table:style-name="ce22" office:value-type="float" office:value="1280.083" calcext:value-type="float">
            <text:p>1280,083</text:p>
          </table:table-cell>
          <table:table-cell table:style-name="ce22" office:value-type="float" office:value="1603.857" calcext:value-type="float">
            <text:p>1603,857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18.862" calcext:value-type="float">
            <text:p>18,862</text:p>
          </table:table-cell>
          <table:table-cell table:style-name="ce22" office:value-type="float" office:value="190.75" calcext:value-type="float">
            <text:p>190,75</text:p>
          </table:table-cell>
          <table:table-cell table:style-name="ce22" office:value-type="float" office:value="9.71" calcext:value-type="float">
            <text:p>9,71</text:p>
          </table:table-cell>
          <table:table-cell table:style-name="ce22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1769.245" calcext:value-type="float">
            <text:p>11769,245</text:p>
          </table:table-cell>
          <table:table-cell table:style-name="ce22" office:value-type="float" office:value="4744.149" calcext:value-type="float">
            <text:p>4744,149</text:p>
          </table:table-cell>
          <table:table-cell table:style-name="ce22" office:value-type="float" office:value="1026.81" calcext:value-type="float">
            <text:p>1026,81</text:p>
          </table:table-cell>
          <table:table-cell table:style-name="ce22" office:value-type="float" office:value="1516.882" calcext:value-type="float">
            <text:p>1516,882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28.695" calcext:value-type="float">
            <text:p>28,695</text:p>
          </table:table-cell>
          <table:table-cell table:style-name="ce22" office:value-type="float" office:value="195.81" calcext:value-type="float">
            <text:p>195,81</text:p>
          </table:table-cell>
          <table:table-cell table:style-name="ce22" office:value-type="float" office:value="6.639" calcext:value-type="float">
            <text:p>6,639</text:p>
          </table:table-cell>
          <table:table-cell table:style-name="ce22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9657.433" calcext:value-type="float">
            <text:p>9657,433</text:p>
          </table:table-cell>
          <table:table-cell table:style-name="ce22" office:value-type="float" office:value="3693.007" calcext:value-type="float">
            <text:p>3693,007</text:p>
          </table:table-cell>
          <table:table-cell table:style-name="ce22" office:value-type="float" office:value="1117.67" calcext:value-type="float">
            <text:p>1117,67</text:p>
          </table:table-cell>
          <table:table-cell table:style-name="ce22" office:value-type="float" office:value="1283.049" calcext:value-type="float">
            <text:p>1283,04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26.791" calcext:value-type="float">
            <text:p>26,791</text:p>
          </table:table-cell>
          <table:table-cell table:style-name="ce22" office:value-type="float" office:value="185.07" calcext:value-type="float">
            <text:p>185,07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0572.114" calcext:value-type="float">
            <text:p>10572,114</text:p>
          </table:table-cell>
          <table:table-cell table:style-name="ce22" office:value-type="float" office:value="4967.585" calcext:value-type="float">
            <text:p>4967,585</text:p>
          </table:table-cell>
          <table:table-cell table:style-name="ce22" office:value-type="float" office:value="1050.52" calcext:value-type="float">
            <text:p>1050,52</text:p>
          </table:table-cell>
          <table:table-cell table:style-name="ce22" office:value-type="float" office:value="1433.165" calcext:value-type="float">
            <text:p>1433,165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19.682" calcext:value-type="float">
            <text:p>19,682</text:p>
          </table:table-cell>
          <table:table-cell table:style-name="ce22" office:value-type="float" office:value="182.18" calcext:value-type="float">
            <text:p>182,18</text:p>
          </table:table-cell>
          <table:table-cell table:style-name="ce22" office:value-type="float" office:value="10.9" calcext:value-type="float">
            <text:p>10,9</text:p>
          </table:table-cell>
          <table:table-cell table:style-name="ce22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12593.015" calcext:value-type="float">
            <text:p>12593,015</text:p>
          </table:table-cell>
          <table:table-cell table:style-name="ce22" office:value-type="float" office:value="4296.296" calcext:value-type="float">
            <text:p>4296,296</text:p>
          </table:table-cell>
          <table:table-cell table:style-name="ce22" office:value-type="float" office:value="854.72" calcext:value-type="float">
            <text:p>854,72</text:p>
          </table:table-cell>
          <table:table-cell table:style-name="ce22" office:value-type="float" office:value="1104.609" calcext:value-type="float">
            <text:p>1104,60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38.042" calcext:value-type="float">
            <text:p>38,042</text:p>
          </table:table-cell>
          <table:table-cell table:style-name="ce22" office:value-type="float" office:value="181.73" calcext:value-type="float">
            <text:p>181,73</text:p>
          </table:table-cell>
          <table:table-cell table:style-name="ce22" office:value-type="float" office:value="17.4" calcext:value-type="float">
            <text:p>17,4</text:p>
          </table:table-cell>
          <table:table-cell table:style-name="ce22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11305.8271" calcext:value-type="float">
            <text:p>11305,8271</text:p>
          </table:table-cell>
          <table:table-cell table:style-name="ce23" table:formula="of:=AVERAGE([.C249:.C258])" office:value-type="float" office:value="4615.0423" calcext:value-type="float">
            <text:p>4615,0423</text:p>
          </table:table-cell>
          <table:table-cell table:style-name="ce23" table:formula="of:=AVERAGE([.D249:.D258])" office:value-type="float" office:value="1097.0423" calcext:value-type="float">
            <text:p>1097,0423</text:p>
          </table:table-cell>
          <table:table-cell table:style-name="ce23" table:formula="of:=AVERAGE([.E249:.E258])" office:value-type="float" office:value="1396.9409" calcext:value-type="float">
            <text:p>1396,9409</text:p>
          </table:table-cell>
          <table:table-cell table:style-name="ce23" table:number-columns-repeated="2"/>
          <table:table-cell table:style-name="ce23" table:formula="of:=AVERAGE([.H249:.H258])" office:value-type="float" office:value="24.7575" calcext:value-type="float">
            <text:p>24,7575</text:p>
          </table:table-cell>
          <table:table-cell table:style-name="ce23" table:formula="of:=AVERAGE([.I249:.I258])" office:value-type="float" office:value="183.91" calcext:value-type="float">
            <text:p>183,91</text:p>
          </table:table-cell>
          <table:table-cell table:style-name="ce23" table:formula="of:=AVERAGE([.J249:.J258])" office:value-type="float" office:value="9.5395" calcext:value-type="float">
            <text:p>9,5395</text:p>
          </table:table-cell>
          <table:table-cell table:style-name="ce23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1088.2752422299" calcext:value-type="float">
            <text:p>1088,2752422299</text:p>
          </table:table-cell>
          <table:table-cell table:style-name="ce22" table:formula="of:=STDEV([.C249:.C258])" office:value-type="float" office:value="509.299534332761" calcext:value-type="float">
            <text:p>509,299534332761</text:p>
          </table:table-cell>
          <table:table-cell table:style-name="ce22" table:formula="of:=STDEV([.D249:.D258])" office:value-type="float" office:value="199.837475054133" calcext:value-type="float">
            <text:p>199,837475054133</text:p>
          </table:table-cell>
          <table:table-cell table:style-name="ce22" table:formula="of:=STDEV([.E249:.E258])" office:value-type="float" office:value="222.626194300097" calcext:value-type="float">
            <text:p>222,626194300097</text:p>
          </table:table-cell>
          <table:table-cell table:style-name="ce22" table:number-columns-repeated="2"/>
          <table:table-cell table:style-name="ce22" table:formula="of:=STDEV([.H249:.H258])" office:value-type="float" office:value="7.45960937687461" calcext:value-type="float">
            <text:p>7,45960937687461</text:p>
          </table:table-cell>
          <table:table-cell table:style-name="ce22" table:formula="of:=STDEV([.I249:.I258])" office:value-type="float" office:value="5.78481537206581" calcext:value-type="float">
            <text:p>5,78481537206581</text:p>
          </table:table-cell>
          <table:table-cell table:style-name="ce22" table:formula="of:=STDEV([.J249:.J258])" office:value-type="float" office:value="4.85024689520487" calcext:value-type="float">
            <text:p>4,85024689520487</text:p>
          </table:table-cell>
          <table:table-cell table:style-name="ce22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86" calcext:value-type="float">
            <text:p>0,386</text:p>
          </table:table-cell>
          <table:table-cell table:style-name="ce22" office:value-type="float" office:value="0.397" calcext:value-type="float">
            <text:p>0,397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381" calcext:value-type="float">
            <text:p>0,38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9792.62" calcext:value-type="float">
            <text:p>9792,62</text:p>
          </table:table-cell>
          <table:table-cell table:style-name="ce22" office:value-type="float" office:value="843.33" calcext:value-type="float">
            <text:p>843,33</text:p>
          </table:table-cell>
          <table:table-cell table:style-name="ce22" office:value-type="float" office:value="26.31" calcext:value-type="float">
            <text:p>26,31</text:p>
          </table:table-cell>
          <table:table-cell table:style-name="ce22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51" calcext:value-type="float">
            <text:p>0,651</text:p>
          </table:table-cell>
          <table:table-cell table:style-name="ce22" office:value-type="float" office:value="0.675" calcext:value-type="float">
            <text:p>0,675</text:p>
          </table:table-cell>
          <table:table-cell table:style-name="ce22" office:value-type="float" office:value="0.663" calcext:value-type="float">
            <text:p>0,663</text:p>
          </table:table-cell>
          <table:table-cell table:style-name="ce22" office:value-type="float" office:value="0.66" calcext:value-type="float">
            <text:p>0,6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1133.197" calcext:value-type="float">
            <text:p>11133,197</text:p>
          </table:table-cell>
          <table:table-cell table:style-name="ce22" office:value-type="float" office:value="1108.55" calcext:value-type="float">
            <text:p>1108,55</text:p>
          </table:table-cell>
          <table:table-cell table:style-name="ce22" office:value-type="float" office:value="101.04" calcext:value-type="float">
            <text:p>101,04</text:p>
          </table:table-cell>
          <table:table-cell table:style-name="ce22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 office:value-type="float" office:value="0.371" calcext:value-type="float">
            <text:p>0,371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/>
          <table:table-cell table:style-name="ce22" office:value-type="float" office:value="783.73" calcext:value-type="float">
            <text:p>783,73</text:p>
          </table:table-cell>
          <table:table-cell table:style-name="ce22" office:value-type="float" office:value="55.9" calcext:value-type="float">
            <text:p>55,9</text:p>
          </table:table-cell>
          <table:table-cell table:style-name="ce22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44" calcext:value-type="float">
            <text:p>0,144</text:p>
          </table:table-cell>
          <table:table-cell table:style-name="ce22" office:value-type="float" office:value="0.167" calcext:value-type="float">
            <text:p>0,167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2" office:value-type="float" office:value="0.168" calcext:value-type="float">
            <text:p>0,16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/>
          <table:table-cell table:style-name="ce22" office:value-type="float" office:value="863" calcext:value-type="float">
            <text:p>863</text:p>
          </table:table-cell>
          <table:table-cell table:style-name="ce22" office:value-type="float" office:value="41.54" calcext:value-type="float">
            <text:p>41,54</text:p>
          </table:table-cell>
          <table:table-cell table:style-name="ce22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385" calcext:value-type="float">
            <text:p>0,385</text:p>
          </table:table-cell>
          <table:table-cell table:style-name="ce22" office:value-type="float" office:value="0.39" calcext:value-type="float">
            <text:p>0,39</text:p>
          </table:table-cell>
          <table:table-cell table:style-name="ce22" office:value-type="float" office:value="0.408" calcext:value-type="float">
            <text:p>0,408</text:p>
          </table:table-cell>
          <table:table-cell table:style-name="ce22" office:value-type="float" office:value="0.423" calcext:value-type="float">
            <text:p>0,423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/>
          <table:table-cell table:style-name="ce22" office:value-type="float" office:value="703.95" calcext:value-type="float">
            <text:p>703,95</text:p>
          </table:table-cell>
          <table:table-cell table:style-name="ce22" office:value-type="float" office:value="68.48" calcext:value-type="float">
            <text:p>68,48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555" calcext:value-type="float">
            <text:p>0,555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/>
          <table:table-cell table:style-name="ce22" office:value-type="float" office:value="894.88" calcext:value-type="float">
            <text:p>894,88</text:p>
          </table:table-cell>
          <table:table-cell table:style-name="ce22" office:value-type="float" office:value="48.76" calcext:value-type="float">
            <text:p>48,76</text:p>
          </table:table-cell>
          <table:table-cell table:style-name="ce22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537" calcext:value-type="float">
            <text:p>0,537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 office:value-type="float" office:value="0.497" calcext:value-type="float">
            <text:p>0,497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/>
          <table:table-cell table:style-name="ce22" office:value-type="float" office:value="674.05" calcext:value-type="float">
            <text:p>674,05</text:p>
          </table:table-cell>
          <table:table-cell table:style-name="ce22" office:value-type="float" office:value="40.18" calcext:value-type="float">
            <text:p>40,18</text:p>
          </table:table-cell>
          <table:table-cell table:style-name="ce22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443" calcext:value-type="float">
            <text:p>0,443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363" calcext:value-type="float">
            <text:p>0,363</text:p>
          </table:table-cell>
          <table:table-cell table:style-name="ce22" office:value-type="float" office:value="0.484" calcext:value-type="float">
            <text:p>0,484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/>
          <table:table-cell table:style-name="ce22" office:value-type="float" office:value="905.22" calcext:value-type="float">
            <text:p>905,22</text:p>
          </table:table-cell>
          <table:table-cell table:style-name="ce22" office:value-type="float" office:value="66.61" calcext:value-type="float">
            <text:p>66,61</text:p>
          </table:table-cell>
          <table:table-cell table:style-name="ce22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19" calcext:value-type="float">
            <text:p>0,219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2" office:value-type="float" office:value="0.225" calcext:value-type="float">
            <text:p>0,225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/>
          <table:table-cell table:style-name="ce22" office:value-type="float" office:value="968.84" calcext:value-type="float">
            <text:p>968,84</text:p>
          </table:table-cell>
          <table:table-cell table:style-name="ce22" office:value-type="float" office:value="53.69" calcext:value-type="float">
            <text:p>53,69</text:p>
          </table:table-cell>
          <table:table-cell table:style-name="ce22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22" office:value-type="float" office:value="0.328" calcext:value-type="float">
            <text:p>0,328</text:p>
          </table:table-cell>
          <table:table-cell table:style-name="ce22" office:value-type="float" office:value="0.313" calcext:value-type="float">
            <text:p>0,313</text:p>
          </table:table-cell>
          <table:table-cell table:style-name="ce22" office:value-type="float" office:value="0.301" calcext:value-type="float">
            <text:p>0,30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0780.89" calcext:value-type="float">
            <text:p>10780,89</text:p>
          </table:table-cell>
          <table:table-cell table:style-name="ce22" office:value-type="float" office:value="1012.18" calcext:value-type="float">
            <text:p>1012,18</text:p>
          </table:table-cell>
          <table:table-cell table:style-name="ce22" office:value-type="float" office:value="59.93" calcext:value-type="float">
            <text:p>59,93</text:p>
          </table:table-cell>
          <table:table-cell table:style-name="ce22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0.3603" calcext:value-type="float">
            <text:p>0,3603</text:p>
          </table:table-cell>
          <table:table-cell table:style-name="ce23" table:formula="of:=AVERAGE([.C262:.C271])" office:value-type="float" office:value="0.3801" calcext:value-type="float">
            <text:p>0,3801</text:p>
          </table:table-cell>
          <table:table-cell table:style-name="ce23" table:formula="of:=AVERAGE([.D262:.D271])" office:value-type="float" office:value="0.3477" calcext:value-type="float">
            <text:p>0,3477</text:p>
          </table:table-cell>
          <table:table-cell table:style-name="ce23" table:formula="of:=AVERAGE([.E262:.E271])" office:value-type="float" office:value="0.3559" calcext:value-type="float">
            <text:p>0,3559</text:p>
          </table:table-cell>
          <table:table-cell table:style-name="ce23" table:number-columns-repeated="2"/>
          <table:table-cell table:style-name="ce23" table:formula="of:=AVERAGE([.H262:.H271])" office:value-type="float" office:value="10568.9023333333" calcext:value-type="float">
            <text:p>10568,9023333333</text:p>
          </table:table-cell>
          <table:table-cell table:style-name="ce23" table:formula="of:=AVERAGE([.I262:.I271])" office:value-type="float" office:value="875.773" calcext:value-type="float">
            <text:p>875,773</text:p>
          </table:table-cell>
          <table:table-cell table:style-name="ce23" table:formula="of:=AVERAGE([.J262:.J271])" office:value-type="float" office:value="56.244" calcext:value-type="float">
            <text:p>56,244</text:p>
          </table:table-cell>
          <table:table-cell table:style-name="ce23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0.164677496270067" calcext:value-type="float">
            <text:p>0,164677496270067</text:p>
          </table:table-cell>
          <table:table-cell table:style-name="ce23" table:formula="of:=STDEV([.C262:.C271])" office:value-type="float" office:value="0.157051619256572" calcext:value-type="float">
            <text:p>0,157051619256572</text:p>
          </table:table-cell>
          <table:table-cell table:style-name="ce23" table:formula="of:=STDEV([.D262:.D271])" office:value-type="float" office:value="0.159902088096991" calcext:value-type="float">
            <text:p>0,159902088096991</text:p>
          </table:table-cell>
          <table:table-cell table:style-name="ce23" table:formula="of:=STDEV([.E262:.E271])" office:value-type="float" office:value="0.165671998572816" calcext:value-type="float">
            <text:p>0,165671998572816</text:p>
          </table:table-cell>
          <table:table-cell table:style-name="ce23" table:number-columns-repeated="2"/>
          <table:table-cell table:style-name="ce23" table:formula="of:=STDEV([.H262:.H271])" office:value-type="float" office:value="694.97536024404" calcext:value-type="float">
            <text:p>694,97536024404</text:p>
          </table:table-cell>
          <table:table-cell table:style-name="ce23" table:formula="of:=STDEV([.I262:.I271])" office:value-type="float" office:value="134.407586926235" calcext:value-type="float">
            <text:p>134,407586926235</text:p>
          </table:table-cell>
          <table:table-cell table:style-name="ce23" table:formula="of:=STDEV([.J262:.J271])" office:value-type="float" office:value="20.3043439249394" calcext:value-type="float">
            <text:p>20,3043439249394</text:p>
          </table:table-cell>
          <table:table-cell table:style-name="ce23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0.722" calcext:value-type="float">
            <text:p>0,72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33.88" calcext:value-type="float">
            <text:p>33,88</text:p>
          </table:table-cell>
          <table:table-cell table:style-name="ce22" office:value-type="float" office:value="12.159" calcext:value-type="float">
            <text:p>12,159</text:p>
          </table:table-cell>
          <table:table-cell table:style-name="ce22" office:value-type="float" office:value="12.798" calcext:value-type="float">
            <text:p>12,798</text:p>
          </table:table-cell>
          <table:table-cell table:style-name="ce22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538" calcext:value-type="float">
            <text:p>0,0538</text:p>
          </table:table-cell>
          <table:table-cell table:style-name="ce22" office:value-type="float" office:value="6.85" calcext:value-type="float">
            <text:p>6,85</text:p>
          </table:table-cell>
          <table:table-cell table:style-name="ce22" office:value-type="float" office:value="0.0451" calcext:value-type="float">
            <text:p>0,0451</text:p>
          </table:table-cell>
          <table:table-cell table:style-name="ce22" office:value-type="float" office:value="0.047" calcext:value-type="float">
            <text:p>0,047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9.584" calcext:value-type="float">
            <text:p>9,584</text:p>
          </table:table-cell>
          <table:table-cell table:style-name="ce22" office:value-type="float" office:value="1.41" calcext:value-type="float">
            <text:p>1,41</text:p>
          </table:table-cell>
          <table:table-cell table:style-name="ce22" office:value-type="float" office:value="1.684" calcext:value-type="float">
            <text:p>1,684</text:p>
          </table:table-cell>
          <table:table-cell table:style-name="ce22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8" calcext:value-type="float">
            <text:p>0,108</text:p>
          </table:table-cell>
          <table:table-cell table:style-name="ce22" office:value-type="float" office:value="6.97" calcext:value-type="float">
            <text:p>6,97</text:p>
          </table:table-cell>
          <table:table-cell table:style-name="ce22" office:value-type="float" office:value="0.1097" calcext:value-type="float">
            <text:p>0,1097</text:p>
          </table:table-cell>
          <table:table-cell table:style-name="ce22" office:value-type="float" office:value="0.112" calcext:value-type="float">
            <text:p>0,112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14.362" calcext:value-type="float">
            <text:p>14,362</text:p>
          </table:table-cell>
          <table:table-cell table:style-name="ce22" office:value-type="float" office:value="3.35" calcext:value-type="float">
            <text:p>3,35</text:p>
          </table:table-cell>
          <table:table-cell table:style-name="ce22" office:value-type="float" office:value="5.83" calcext:value-type="float">
            <text:p>5,83</text:p>
          </table:table-cell>
          <table:table-cell table:style-name="ce22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68" calcext:value-type="float">
            <text:p>0,0868</text:p>
          </table:table-cell>
          <table:table-cell table:style-name="ce22" office:value-type="float" office:value="0.661" calcext:value-type="float">
            <text:p>0,661</text:p>
          </table:table-cell>
          <table:table-cell table:style-name="ce22" office:value-type="float" office:value="0.0877" calcext:value-type="float">
            <text:p>0,0877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6.686" calcext:value-type="float">
            <text:p>6,686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1.13" calcext:value-type="float">
            <text:p>1,13</text:p>
          </table:table-cell>
          <table:table-cell table:style-name="ce22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 office:value-type="float" office:value="0.14" calcext:value-type="float">
            <text:p>0,14</text:p>
          </table:table-cell>
          <table:table-cell table:style-name="ce22" office:value-type="float" office:value="0.125" calcext:value-type="float">
            <text:p>0,125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4.166" calcext:value-type="float">
            <text:p>4,166</text:p>
          </table:table-cell>
          <table:table-cell table:style-name="ce22" office:value-type="float" office:value="0.068" calcext:value-type="float">
            <text:p>0,068</text:p>
          </table:table-cell>
          <table:table-cell table:style-name="ce22" office:value-type="float" office:value="0.717" calcext:value-type="float">
            <text:p>0,717</text:p>
          </table:table-cell>
          <table:table-cell table:style-name="ce22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32" calcext:value-type="float">
            <text:p>0,0632</text:p>
          </table:table-cell>
          <table:table-cell table:style-name="ce22" office:value-type="float" office:value="0.72" calcext:value-type="float">
            <text:p>0,72</text:p>
          </table:table-cell>
          <table:table-cell table:style-name="ce22" office:value-type="float" office:value="0.0631" calcext:value-type="float">
            <text:p>0,0631</text:p>
          </table:table-cell>
          <table:table-cell table:style-name="ce22" office:value-type="float" office:value="0.0635" calcext:value-type="float">
            <text:p>0,0635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19.687" calcext:value-type="float">
            <text:p>19,687</text:p>
          </table:table-cell>
          <table:table-cell table:style-name="ce22" office:value-type="float" office:value="3.63" calcext:value-type="float">
            <text:p>3,63</text:p>
          </table:table-cell>
          <table:table-cell table:style-name="ce22" office:value-type="float" office:value="0.876" calcext:value-type="float">
            <text:p>0,876</text:p>
          </table:table-cell>
          <table:table-cell table:style-name="ce22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6.78" calcext:value-type="float">
            <text:p>6,78</text:p>
          </table:table-cell>
          <table:table-cell table:style-name="ce22" office:value-type="float" office:value="0.0397" calcext:value-type="float">
            <text:p>0,0397</text:p>
          </table:table-cell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13.426" calcext:value-type="float">
            <text:p>13,426</text:p>
          </table:table-cell>
          <table:table-cell table:style-name="ce22" office:value-type="float" office:value="2.196" calcext:value-type="float">
            <text:p>2,196</text:p>
          </table:table-cell>
          <table:table-cell table:style-name="ce22" office:value-type="float" office:value="2.164" calcext:value-type="float">
            <text:p>2,164</text:p>
          </table:table-cell>
          <table:table-cell table:style-name="ce22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898" calcext:value-type="float">
            <text:p>0,0898</text:p>
          </table:table-cell>
          <table:table-cell table:style-name="ce22" office:value-type="float" office:value="0.729" calcext:value-type="float">
            <text:p>0,729</text:p>
          </table:table-cell>
          <table:table-cell table:style-name="ce22" office:value-type="float" office:value="0.0852" calcext:value-type="float">
            <text:p>0,0852</text:p>
          </table:table-cell>
          <table:table-cell table:style-name="ce22" office:value-type="float" office:value="0.083" calcext:value-type="float">
            <text:p>0,083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13.793" calcext:value-type="float">
            <text:p>13,793</text:p>
          </table:table-cell>
          <table:table-cell table:style-name="ce22" office:value-type="float" office:value="2.88" calcext:value-type="float">
            <text:p>2,88</text:p>
          </table:table-cell>
          <table:table-cell table:style-name="ce22" office:value-type="float" office:value="7.579" calcext:value-type="float">
            <text:p>7,579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58" calcext:value-type="float">
            <text:p>0,0958</text:p>
          </table:table-cell>
          <table:table-cell table:style-name="ce22" office:value-type="float" office:value="0.687" calcext:value-type="float">
            <text:p>0,687</text:p>
          </table:table-cell>
          <table:table-cell table:style-name="ce22" office:value-type="float" office:value="0.0986" calcext:value-type="float">
            <text:p>0,0986</text:p>
          </table:table-cell>
          <table:table-cell table:style-name="ce22" office:value-type="float" office:value="0.0981" calcext:value-type="float">
            <text:p>0,098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10.663" calcext:value-type="float">
            <text:p>10,663</text:p>
          </table:table-cell>
          <table:table-cell table:style-name="ce22" office:value-type="float" office:value="1.353" calcext:value-type="float">
            <text:p>1,353</text:p>
          </table:table-cell>
          <table:table-cell table:style-name="ce22" office:value-type="float" office:value="1.782" calcext:value-type="float">
            <text:p>1,782</text:p>
          </table:table-cell>
          <table:table-cell table:style-name="ce22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455" calcext:value-type="float">
            <text:p>0,0455</text:p>
          </table:table-cell>
          <table:table-cell table:style-name="ce22" office:value-type="float" office:value="0.673" calcext:value-type="float">
            <text:p>0,673</text:p>
          </table:table-cell>
          <table:table-cell table:style-name="ce22" office:value-type="float" office:value="0.0548" calcext:value-type="float">
            <text:p>0,0548</text:p>
          </table:table-cell>
          <table:table-cell table:style-name="ce22" office:value-type="float" office:value="0.0575" calcext:value-type="float">
            <text:p>0,0575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9.206" calcext:value-type="float">
            <text:p>9,206</text:p>
          </table:table-cell>
          <table:table-cell table:style-name="ce22" office:value-type="float" office:value="1.055" calcext:value-type="float">
            <text:p>1,055</text:p>
          </table:table-cell>
          <table:table-cell table:style-name="ce22" office:value-type="float" office:value="0.387" calcext:value-type="float">
            <text:p>0,387</text:p>
          </table:table-cell>
          <table:table-cell table:style-name="ce22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0.08179" calcext:value-type="float">
            <text:p>0,08179</text:p>
          </table:table-cell>
          <table:table-cell table:style-name="ce23" table:formula="of:=AVERAGE([.C275:.C284])" office:value-type="float" office:value="2.4932" calcext:value-type="float">
            <text:p>2,4932</text:p>
          </table:table-cell>
          <table:table-cell table:style-name="ce23" table:formula="of:=AVERAGE([.D275:.D284])" office:value-type="float" office:value="0.08159" calcext:value-type="float">
            <text:p>0,08159</text:p>
          </table:table-cell>
          <table:table-cell table:style-name="ce23" table:formula="of:=AVERAGE([.E275:.E284])" office:value-type="float" office:value="0.08164" calcext:value-type="float">
            <text:p>0,08164</text:p>
          </table:table-cell>
          <table:table-cell table:style-name="ce23" table:number-columns-repeated="2"/>
          <table:table-cell table:style-name="ce23" table:formula="of:=AVERAGE([.H275:.H284])" office:value-type="float" office:value="13.5453" calcext:value-type="float">
            <text:p>13,5453</text:p>
          </table:table-cell>
          <table:table-cell table:style-name="ce23" table:formula="of:=AVERAGE([.I275:.I284])" office:value-type="float" office:value="2.8531" calcext:value-type="float">
            <text:p>2,8531</text:p>
          </table:table-cell>
          <table:table-cell table:style-name="ce23" table:formula="of:=AVERAGE([.J275:.J284])" office:value-type="float" office:value="3.4947" calcext:value-type="float">
            <text:p>3,4947</text:p>
          </table:table-cell>
          <table:table-cell table:style-name="ce23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0.0296194549428431" calcext:value-type="float">
            <text:p>0,0296194549428431</text:p>
          </table:table-cell>
          <table:table-cell table:style-name="ce22" table:formula="of:=STDEV([.C275:.C284])" office:value-type="float" office:value="3.02331461956722" calcext:value-type="float">
            <text:p>3,02331461956722</text:p>
          </table:table-cell>
          <table:table-cell table:style-name="ce22" table:formula="of:=STDEV([.D275:.D284])" office:value-type="float" office:value="0.0294502386332531" calcext:value-type="float">
            <text:p>0,0294502386332531</text:p>
          </table:table-cell>
          <table:table-cell table:style-name="ce22" table:formula="of:=STDEV([.E275:.E284])" office:value-type="float" office:value="0.0286245892741033" calcext:value-type="float">
            <text:p>0,0286245892741033</text:p>
          </table:table-cell>
          <table:table-cell table:style-name="ce22" table:number-columns-repeated="2"/>
          <table:table-cell table:style-name="ce22" table:formula="of:=STDEV([.H275:.H284])" office:value-type="float" office:value="8.36536131981824" calcext:value-type="float">
            <text:p>8,36536131981824</text:p>
          </table:table-cell>
          <table:table-cell table:style-name="ce22" table:formula="of:=STDEV([.I275:.I284])" office:value-type="float" office:value="3.48133050714809" calcext:value-type="float">
            <text:p>3,48133050714809</text:p>
          </table:table-cell>
          <table:table-cell table:style-name="ce22" table:formula="of:=STDEV([.J275:.J284])" office:value-type="float" office:value="4.03446367219017" calcext:value-type="float">
            <text:p>4,03446367219017</text:p>
          </table:table-cell>
          <table:table-cell table:style-name="ce22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8498.97" calcext:value-type="float">
            <text:p>18498,97</text:p>
          </table:table-cell>
          <table:table-cell table:style-name="ce22" office:value-type="float" office:value="18.83" calcext:value-type="float">
            <text:p>18,83</text:p>
          </table:table-cell>
          <table:table-cell table:style-name="ce22" office:value-type="float" office:value="9.98" calcext:value-type="float">
            <text:p>9,98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10558.16" calcext:value-type="float">
            <text:p>10558,16</text:p>
          </table:table-cell>
          <table:table-cell table:style-name="ce22" office:value-type="float" office:value="975.898" calcext:value-type="float">
            <text:p>975,898</text:p>
          </table:table-cell>
          <table:table-cell table:style-name="ce22" office:value-type="float" office:value="67.12" calcext:value-type="float">
            <text:p>67,12</text:p>
          </table:table-cell>
          <table:table-cell table:style-name="ce22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/>
          <table:table-cell table:style-name="ce22" office:value-type="float" office:value="20.889" calcext:value-type="float">
            <text:p>20,889</text:p>
          </table:table-cell>
          <table:table-cell table:style-name="ce22" office:value-type="float" office:value="19.49" calcext:value-type="float">
            <text:p>19,49</text:p>
          </table:table-cell>
          <table:table-cell table:style-name="ce22" office:value-type="float" office:value="17.69" calcext:value-type="float">
            <text:p>17,69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/>
          <table:table-cell table:style-name="ce22" office:value-type="float" office:value="1038.72" calcext:value-type="float">
            <text:p>1038,72</text:p>
          </table:table-cell>
          <table:table-cell table:style-name="ce22" office:value-type="float" office:value="82.69" calcext:value-type="float">
            <text:p>82,69</text:p>
          </table:table-cell>
          <table:table-cell table:style-name="ce22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/>
          <table:table-cell table:style-name="ce22" office:value-type="float" office:value="34.53" calcext:value-type="float">
            <text:p>34,53</text:p>
          </table:table-cell>
          <table:table-cell table:style-name="ce22" office:value-type="float" office:value="14.15" calcext:value-type="float">
            <text:p>14,15</text:p>
          </table:table-cell>
          <table:table-cell table:style-name="ce22" office:value-type="float" office:value="10.96" calcext:value-type="float">
            <text:p>10,96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/>
          <table:table-cell table:style-name="ce22" office:value-type="float" office:value="916.42" calcext:value-type="float">
            <text:p>916,42</text:p>
          </table:table-cell>
          <table:table-cell table:style-name="ce22" office:value-type="float" office:value="76.93" calcext:value-type="float">
            <text:p>76,93</text:p>
          </table:table-cell>
          <table:table-cell table:style-name="ce22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/>
          <table:table-cell table:style-name="ce22" office:value-type="float" office:value="24.25" calcext:value-type="float">
            <text:p>24,25</text:p>
          </table:table-cell>
          <table:table-cell table:style-name="ce22" office:value-type="float" office:value="12.98" calcext:value-type="float">
            <text:p>12,98</text:p>
          </table:table-cell>
          <table:table-cell table:style-name="ce22" office:value-type="float" office:value="14.53" calcext:value-type="float">
            <text:p>14,53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/>
          <table:table-cell table:style-name="ce22" office:value-type="float" office:value="943.581" calcext:value-type="float">
            <text:p>943,581</text:p>
          </table:table-cell>
          <table:table-cell table:style-name="ce22" office:value-type="float" office:value="42.22" calcext:value-type="float">
            <text:p>42,22</text:p>
          </table:table-cell>
          <table:table-cell table:style-name="ce22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/>
          <table:table-cell table:style-name="ce22" office:value-type="float" office:value="10.99" calcext:value-type="float">
            <text:p>10,99</text:p>
          </table:table-cell>
          <table:table-cell table:style-name="ce22" office:value-type="float" office:value="7.76" calcext:value-type="float">
            <text:p>7,76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/>
          <table:table-cell table:style-name="ce22" office:value-type="float" office:value="1164.18" calcext:value-type="float">
            <text:p>1164,18</text:p>
          </table:table-cell>
          <table:table-cell table:style-name="ce22" office:value-type="float" office:value="68.14" calcext:value-type="float">
            <text:p>68,14</text:p>
          </table:table-cell>
          <table:table-cell table:style-name="ce22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/>
          <table:table-cell table:style-name="ce22" office:value-type="float" office:value="15.02" calcext:value-type="float">
            <text:p>15,02</text:p>
          </table:table-cell>
          <table:table-cell table:style-name="ce22" office:value-type="float" office:value="21.12" calcext:value-type="float">
            <text:p>21,12</text:p>
          </table:table-cell>
          <table:table-cell table:style-name="ce22" office:value-type="float" office:value="10.79" calcext:value-type="float">
            <text:p>10,79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/>
          <table:table-cell table:style-name="ce22" office:value-type="float" office:value="1358.44" calcext:value-type="float">
            <text:p>1358,44</text:p>
          </table:table-cell>
          <table:table-cell table:style-name="ce22" office:value-type="float" office:value="53.08" calcext:value-type="float">
            <text:p>53,08</text:p>
          </table:table-cell>
          <table:table-cell table:style-name="ce22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/>
          <table:table-cell table:style-name="ce22" office:value-type="float" office:value="22.32" calcext:value-type="float">
            <text:p>22,32</text:p>
          </table:table-cell>
          <table:table-cell table:style-name="ce22" office:value-type="float" office:value="23.35" calcext:value-type="float">
            <text:p>23,35</text:p>
          </table:table-cell>
          <table:table-cell table:style-name="ce22" office:value-type="float" office:value="20.9" calcext:value-type="float">
            <text:p>20,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/>
          <table:table-cell table:style-name="ce22" office:value-type="float" office:value="966.63" calcext:value-type="float">
            <text:p>966,63</text:p>
          </table:table-cell>
          <table:table-cell table:style-name="ce22" office:value-type="float" office:value="83.51" calcext:value-type="float">
            <text:p>83,51</text:p>
          </table:table-cell>
          <table:table-cell table:style-name="ce22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/>
          <table:table-cell table:style-name="ce22" office:value-type="float" office:value="28.23" calcext:value-type="float">
            <text:p>28,23</text:p>
          </table:table-cell>
          <table:table-cell table:style-name="ce22" office:value-type="float" office:value="10.38" calcext:value-type="float">
            <text:p>10,38</text:p>
          </table:table-cell>
          <table:table-cell table:style-name="ce22" office:value-type="float" office:value="19.16" calcext:value-type="float">
            <text:p>19,16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/>
          <table:table-cell table:style-name="ce22" office:value-type="float" office:value="848.31" calcext:value-type="float">
            <text:p>848,31</text:p>
          </table:table-cell>
          <table:table-cell table:style-name="ce22" office:value-type="float" office:value="64.83" calcext:value-type="float">
            <text:p>64,83</text:p>
          </table:table-cell>
          <table:table-cell table:style-name="ce22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/>
          <table:table-cell table:style-name="ce22" office:value-type="float" office:value="21.19" calcext:value-type="float">
            <text:p>21,19</text:p>
          </table:table-cell>
          <table:table-cell table:style-name="ce22" office:value-type="float" office:value="9.32" calcext:value-type="float">
            <text:p>9,32</text:p>
          </table:table-cell>
          <table:table-cell table:style-name="ce22" office:value-type="float" office:value="8.53" calcext:value-type="float">
            <text:p>8,53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/>
          <table:table-cell table:style-name="ce22" office:value-type="float" office:value="1000.26" calcext:value-type="float">
            <text:p>1000,26</text:p>
          </table:table-cell>
          <table:table-cell table:style-name="ce22" office:value-type="float" office:value="46.03" calcext:value-type="float">
            <text:p>46,03</text:p>
          </table:table-cell>
          <table:table-cell table:style-name="ce22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/>
          <table:table-cell table:style-name="ce22" office:value-type="float" office:value="16.64" calcext:value-type="float">
            <text:p>16,64</text:p>
          </table:table-cell>
          <table:table-cell table:style-name="ce22" office:value-type="float" office:value="25.93" calcext:value-type="float">
            <text:p>25,93</text:p>
          </table:table-cell>
          <table:table-cell table:style-name="ce22" office:value-type="float" office:value="11.1" calcext:value-type="float">
            <text:p>11,1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10884.19" calcext:value-type="float">
            <text:p>10884,19</text:p>
          </table:table-cell>
          <table:table-cell table:style-name="ce22" office:value-type="float" office:value="1092.91" calcext:value-type="float">
            <text:p>1092,91</text:p>
          </table:table-cell>
          <table:table-cell table:style-name="ce22" office:value-type="float" office:value="115.006" calcext:value-type="float">
            <text:p>115,006</text:p>
          </table:table-cell>
          <table:table-cell table:style-name="ce22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18498.97" calcext:value-type="float">
            <text:p>18498,97</text:p>
          </table:table-cell>
          <table:table-cell table:style-name="ce23" table:formula="of:=AVERAGE([.C288:.C297])" office:value-type="float" office:value="21.2889" calcext:value-type="float">
            <text:p>21,2889</text:p>
          </table:table-cell>
          <table:table-cell table:style-name="ce23" table:formula="of:=AVERAGE([.D288:.D297])" office:value-type="float" office:value="15.446" calcext:value-type="float">
            <text:p>15,446</text:p>
          </table:table-cell>
          <table:table-cell table:style-name="ce23" table:formula="of:=AVERAGE([.E288:.E297])" office:value-type="float" office:value="14.09" calcext:value-type="float">
            <text:p>14,09</text:p>
          </table:table-cell>
          <table:table-cell table:style-name="ce23" table:number-columns-repeated="2"/>
          <table:table-cell table:style-name="ce23" table:formula="of:=AVERAGE([.H288:.H297])" office:value-type="float" office:value="10721.175" calcext:value-type="float">
            <text:p>10721,175</text:p>
          </table:table-cell>
          <table:table-cell table:style-name="ce23" table:formula="of:=AVERAGE([.I288:.I297])" office:value-type="float" office:value="1030.5349" calcext:value-type="float">
            <text:p>1030,5349</text:p>
          </table:table-cell>
          <table:table-cell table:style-name="ce23" table:formula="of:=AVERAGE([.J288:.J297])" office:value-type="float" office:value="69.9556" calcext:value-type="float">
            <text:p>69,9556</text:p>
          </table:table-cell>
          <table:table-cell table:style-name="ce23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string" office:string-value="" calcext:value-type="error">
            <text:p>#DIV/0!</text:p>
          </table:table-cell>
          <table:table-cell table:style-name="ce7" table:formula="of:=STDEV([.C288:.C297])" office:value-type="float" office:value="6.7208753472545" calcext:value-type="float">
            <text:p>6,7208753472545</text:p>
          </table:table-cell>
          <table:table-cell table:style-name="ce7" table:formula="of:=STDEV([.D288:.D297])" office:value-type="float" office:value="6.5050445382368" calcext:value-type="float">
            <text:p>6,5050445382368</text:p>
          </table:table-cell>
          <table:table-cell table:style-name="ce7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GEN</text:p>
          </table:table-cell>
          <table:table-cell table:style-name="ce23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5747.185" calcext:value-type="float">
            <text:p>5747,185</text:p>
          </table:table-cell>
          <table:table-cell table:style-name="ce22" office:value-type="float" office:value="0.029" calcext:value-type="float">
            <text:p>0,029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2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/>
          <table:table-cell table:style-name="ce22" office:value-type="float" office:value="0.025" calcext:value-type="float">
            <text:p>0,025</text:p>
          </table:table-cell>
          <table:table-cell table:style-name="ce22" office:value-type="float" office:value="0.0219" calcext:value-type="float">
            <text:p>0,0219</text:p>
          </table:table-cell>
          <table:table-cell table:style-name="ce22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ce22"/>
          <table:table-cell table:style-name="ce22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/>
          <table:table-cell table:style-name="ce22" office:value-type="float" office:value="0.0258" calcext:value-type="float">
            <text:p>0,0258</text:p>
          </table:table-cell>
          <table:table-cell table:style-name="ce22"/>
          <table:table-cell table:style-name="ce22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/>
          <table:table-cell table:style-name="ce22" office:value-type="float" office:value="0.022" calcext:value-type="float">
            <text:p>0,022</text:p>
          </table:table-cell>
          <table:table-cell table:style-name="ce22"/>
          <table:table-cell table:style-name="ce22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/>
          <table:table-cell table:style-name="ce22" office:value-type="float" office:value="0.023" calcext:value-type="float">
            <text:p>0,023</text:p>
          </table:table-cell>
          <table:table-cell table:style-name="ce22"/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/>
          <table:table-cell table:style-name="ce22" office:value-type="float" office:value="0.033" calcext:value-type="float">
            <text:p>0,033</text:p>
          </table:table-cell>
          <table:table-cell table:style-name="ce22"/>
          <table:table-cell table:style-name="ce22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/>
          <table:table-cell table:style-name="ce22" office:value-type="float" office:value="0.0244" calcext:value-type="float">
            <text:p>0,0244</text:p>
          </table:table-cell>
          <table:table-cell table:style-name="ce22"/>
          <table:table-cell table:style-name="ce22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5747.185" calcext:value-type="float">
            <text:p>5747,185</text:p>
          </table:table-cell>
          <table:table-cell table:style-name="ce23" table:formula="of:=AVERAGE([.C301:.C310])" office:value-type="float" office:value="0.02612" calcext:value-type="float">
            <text:p>0,02612</text:p>
          </table:table-cell>
          <table:table-cell table:style-name="ce23" table:formula="of:=AVERAGE([.D301:.D310])" office:value-type="float" office:value="0.0262666666666667" calcext:value-type="float">
            <text:p>0,0262666666666667</text:p>
          </table:table-cell>
          <table:table-cell table:style-name="ce23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string" office:string-value="" calcext:value-type="error">
            <text:p>#DIV/0!</text:p>
          </table:table-cell>
          <table:table-cell table:style-name="ce7" table:formula="of:=STDEV([.C301:.C310])" office:value-type="float" office:value="0.00415606651641776" calcext:value-type="float">
            <text:p>0,00415606651641776</text:p>
          </table:table-cell>
          <table:table-cell table:style-name="ce7" table:formula="of:=STDEV([.D301:.D310])" office:value-type="float" office:value="0.0075632885263841" calcext:value-type="float">
            <text:p>0,0075632885263841</text:p>
          </table:table-cell>
          <table:table-cell table:style-name="ce7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39"/>
        <table:table-column table:style-name="co2" table:default-cell-style-name="ce39"/>
        <table:table-column table:style-name="co7" table:default-cell-style-name="ce39"/>
        <table:table-column table:style-name="co3" table:number-columns-repeated="16381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3"/>
          <table:table-cell table:number-columns-repeated="16379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ADAM</text:p>
          </table:table-cell>
          <table:table-cell table:style-name="ce27" office:value-type="string" calcext:value-type="string">
            <text:p>BFGS</text:p>
          </table:table-cell>
          <table:table-cell table:style-name="ce27" office:value-type="string" calcext:value-type="string">
            <text:p>GENETIC</text:p>
          </table:table-cell>
          <table:table-cell table:style-name="ce2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52" calcext:value-type="percentage">
            <text:p>15,20%</text:p>
          </table:table-cell>
          <table:table-cell table:style-name="ce18" office:value-type="percentage" office:value="0.1777" calcext:value-type="percentage">
            <text:p>17,77%</text:p>
          </table:table-cell>
          <table:table-cell table:style-name="ce18" office:value-type="percentage" office:value="0.233" calcext:value-type="percentage">
            <text:p>23,30%</text:p>
          </table:table-cell>
          <table:table-cell table:style-name="ce18" office:value-type="percentage" office:value="0.2357" calcext:value-type="percentage">
            <text:p>23,57%</text:p>
          </table:table-cell>
          <table:table-cell table:style-name="ce30" table:number-columns-repeated="16376"/>
          <table:table-cell table:number-columns-repeated="3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4343" calcext:value-type="percentage">
            <text:p>43,43%</text:p>
          </table:table-cell>
          <table:table-cell table:style-name="ce18" office:value-type="percentage" office:value="0.3743" calcext:value-type="percentage">
            <text:p>37,43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2929" calcext:value-type="percentage">
            <text:p>29,29%</text:p>
          </table:table-cell>
          <table:table-cell table:style-name="ce18" office:value-type="percentage" office:value="0.0854" calcext:value-type="percentage">
            <text:p>8,54%</text:p>
          </table:table-cell>
          <table:table-cell table:style-name="ce18" office:value-type="percentage" office:value="0.0774" calcext:value-type="percentage">
            <text:p>7,74%</text:p>
          </table:table-cell>
          <table:table-cell table:style-name="ce18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4325" calcext:value-type="percentage">
            <text:p>43,25%</text:p>
          </table:table-cell>
          <table:table-cell table:style-name="ce18" office:value-type="percentage" office:value="0.3715" calcext:value-type="percentage">
            <text:p>37,15%</text:p>
          </table:table-cell>
          <table:table-cell table:style-name="ce18" office:value-type="percentage" office:value="0.3545" calcext:value-type="percentage">
            <text:p>35,45%</text:p>
          </table:table-cell>
          <table:table-cell table:style-name="ce18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7871" calcext:value-type="percentage">
            <text:p>78,71%</text:p>
          </table:table-cell>
          <table:table-cell table:style-name="ce18" office:value-type="percentage" office:value="0.7522" calcext:value-type="percentage">
            <text:p>75,22%</text:p>
          </table:table-cell>
          <table:table-cell table:style-name="ce18" office:value-type="percentage" office:value="0.4657" calcext:value-type="percentage">
            <text:p>46,57%</text:p>
          </table:table-cell>
          <table:table-cell table:style-name="ce18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312" calcext:value-type="percentage">
            <text:p>63,12%</text:p>
          </table:table-cell>
          <table:table-cell table:style-name="ce18" office:value-type="percentage" office:value="0.4564" calcext:value-type="percentage">
            <text:p>45,64%</text:p>
          </table:table-cell>
          <table:table-cell table:style-name="ce18" office:value-type="percentage" office:value="0.0859" calcext:value-type="percentage">
            <text:p>8,59%</text:p>
          </table:table-cell>
          <table:table-cell table:style-name="ce18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8278" calcext:value-type="percentage">
            <text:p>82,78%</text:p>
          </table:table-cell>
          <table:table-cell table:style-name="ce18" office:value-type="percentage" office:value="0.8206" calcext:value-type="percentage">
            <text:p>82,06%</text:p>
          </table:table-cell>
          <table:table-cell table:style-name="ce18" office:value-type="percentage" office:value="0.6195" calcext:value-type="percentage">
            <text:p>61,95%</text:p>
          </table:table-cell>
          <table:table-cell table:style-name="ce18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095" calcext:value-type="percentage">
            <text:p>60,95%</text:p>
          </table:table-cell>
          <table:table-cell table:style-name="ce18" office:value-type="percentage" office:value="0.5395" calcext:value-type="percentage">
            <text:p>53,95%</text:p>
          </table:table-cell>
          <table:table-cell table:style-name="ce18" office:value-type="percentage" office:value="0.3172" calcext:value-type="percentage">
            <text:p>31,72%</text:p>
          </table:table-cell>
          <table:table-cell table:style-name="ce18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4308" calcext:value-type="percentage">
            <text:p>43,08%</text:p>
          </table:table-cell>
          <table:table-cell table:style-name="ce18" office:value-type="percentage" office:value="0.3921" calcext:value-type="percentage">
            <text:p>39,21%</text:p>
          </table:table-cell>
          <table:table-cell table:style-name="ce18" office:value-type="percentage" office:value="0.1932" calcext:value-type="percentage">
            <text:p>19,32%</text:p>
          </table:table-cell>
          <table:table-cell table:style-name="ce18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1462" calcext:value-type="percentage">
            <text:p>14,62%</text:p>
          </table:table-cell>
          <table:table-cell table:style-name="ce18" office:value-type="percentage" office:value="0.077" calcext:value-type="percentage">
            <text:p>7,70%</text:p>
          </table:table-cell>
          <table:table-cell table:style-name="ce18" office:value-type="percentage" office:value="0.0754" calcext:value-type="percentage">
            <text:p>7,54%</text:p>
          </table:table-cell>
          <table:table-cell table:style-name="ce18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965" calcext:value-type="percentage">
            <text:p>19,65%</text:p>
          </table:table-cell>
          <table:table-cell table:style-name="ce18" office:value-type="percentage" office:value="0.125" calcext:value-type="percentage">
            <text:p>12,50%</text:p>
          </table:table-cell>
          <table:table-cell table:style-name="ce18" office:value-type="percentage" office:value="0.1608" calcext:value-type="percentage">
            <text:p>16,08%</text:p>
          </table:table-cell>
          <table:table-cell table:style-name="ce18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4279" calcext:value-type="percentage">
            <text:p>42,79%</text:p>
          </table:table-cell>
          <table:table-cell table:style-name="ce18" office:value-type="percentage" office:value="0.4149" calcext:value-type="percentage">
            <text:p>41,49%</text:p>
          </table:table-cell>
          <table:table-cell table:style-name="ce18" office:value-type="percentage" office:value="0.3482" calcext:value-type="percentage">
            <text:p>34,82%</text:p>
          </table:table-cell>
          <table:table-cell table:style-name="ce18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3279" calcext:value-type="percentage">
            <text:p>32,79%</text:p>
          </table:table-cell>
          <table:table-cell table:style-name="ce18" office:value-type="percentage" office:value="0.2452" calcext:value-type="percentage">
            <text:p>24,52%</text:p>
          </table:table-cell>
          <table:table-cell table:style-name="ce18" office:value-type="percentage" office:value="0.2778" calcext:value-type="percentage">
            <text:p>27,78%</text:p>
          </table:table-cell>
          <table:table-cell table:style-name="ce18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4796" calcext:value-type="percentage">
            <text:p>47,96%</text:p>
          </table:table-cell>
          <table:table-cell table:style-name="ce18" office:value-type="percentage" office:value="0.3348" calcext:value-type="percentage">
            <text:p>33,48%</text:p>
          </table:table-cell>
          <table:table-cell table:style-name="ce18" office:value-type="percentage" office:value="0.1678" calcext:value-type="percentage">
            <text:p>16,78%</text:p>
          </table:table-cell>
          <table:table-cell table:style-name="ce18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264" calcext:value-type="percentage">
            <text:p>26,40%</text:p>
          </table:table-cell>
          <table:table-cell table:style-name="ce18" office:value-type="percentage" office:value="0.277" calcext:value-type="percentage">
            <text:p>27,70%</text:p>
          </table:table-cell>
          <table:table-cell table:style-name="ce18" office:value-type="percentage" office:value="0.1554" calcext:value-type="percentage">
            <text:p>15,54%</text:p>
          </table:table-cell>
          <table:table-cell table:style-name="ce18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4411" calcext:value-type="percentage">
            <text:p>44,11%</text:p>
          </table:table-cell>
          <table:table-cell table:style-name="ce18" office:value-type="percentage" office:value="0.3609" calcext:value-type="percentage">
            <text:p>36,09%</text:p>
          </table:table-cell>
          <table:table-cell table:style-name="ce18" office:value-type="percentage" office:value="0.2597" calcext:value-type="percentage">
            <text:p>25,97%</text:p>
          </table:table-cell>
          <table:table-cell table:style-name="ce18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31" calcext:value-type="percentage">
            <text:p>7,31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743" calcext:value-type="percentage">
            <text:p>7,43%</text:p>
          </table:table-cell>
          <table:table-cell table:style-name="ce18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5634" calcext:value-type="percentage">
            <text:p>56,34%</text:p>
          </table:table-cell>
          <table:table-cell table:style-name="ce18" office:value-type="percentage" office:value="0.3421" calcext:value-type="percentage">
            <text:p>34,21%</text:p>
          </table:table-cell>
          <table:table-cell table:style-name="ce18" office:value-type="percentage" office:value="0.2939" calcext:value-type="percentage">
            <text:p>29,39%</text:p>
          </table:table-cell>
          <table:table-cell table:style-name="ce18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681" calcext:value-type="percentage">
            <text:p>36,81%</text:p>
          </table:table-cell>
          <table:table-cell table:style-name="ce18" office:value-type="percentage" office:value="0.3774" calcext:value-type="percentage">
            <text:p>37,74%</text:p>
          </table:table-cell>
          <table:table-cell table:style-name="ce18" office:value-type="percentage" office:value="0.3163" calcext:value-type="percentage">
            <text:p>31,63%</text:p>
          </table:table-cell>
          <table:table-cell table:style-name="ce18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8359" calcext:value-type="percentage">
            <text:p>83,59%</text:p>
          </table:table-cell>
          <table:table-cell table:style-name="ce18" office:value-type="percentage" office:value="0.6844" calcext:value-type="percentage">
            <text:p>68,44%</text:p>
          </table:table-cell>
          <table:table-cell table:style-name="ce18" office:value-type="percentage" office:value="0.2066" calcext:value-type="percentage">
            <text:p>20,66%</text:p>
          </table:table-cell>
          <table:table-cell table:style-name="ce18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89" calcext:value-type="percentage">
            <text:p>28,90%</text:p>
          </table:table-cell>
          <table:table-cell table:style-name="ce18" office:value-type="percentage" office:value="0.2125" calcext:value-type="percentage">
            <text:p>21,25%</text:p>
          </table:table-cell>
          <table:table-cell table:style-name="ce18" office:value-type="percentage" office:value="0.2609" calcext:value-type="percentage">
            <text:p>26,09%</text:p>
          </table:table-cell>
          <table:table-cell table:style-name="ce18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5004" calcext:value-type="percentage">
            <text:p>50,04%</text:p>
          </table:table-cell>
          <table:table-cell table:style-name="ce18" office:value-type="percentage" office:value="0.4769" calcext:value-type="percentage">
            <text:p>47,69%</text:p>
          </table:table-cell>
          <table:table-cell table:style-name="ce18" office:value-type="percentage" office:value="0.4264" calcext:value-type="percentage">
            <text:p>42,64%</text:p>
          </table:table-cell>
          <table:table-cell table:style-name="ce18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813" calcext:value-type="percentage">
            <text:p>58,13%</text:p>
          </table:table-cell>
          <table:table-cell table:style-name="ce18" office:value-type="percentage" office:value="0.5713" calcext:value-type="percentage">
            <text:p>57,13%</text:p>
          </table:table-cell>
          <table:table-cell table:style-name="ce18" office:value-type="percentage" office:value="0.4707" calcext:value-type="percentage">
            <text:p>47,07%</text:p>
          </table:table-cell>
          <table:table-cell table:style-name="ce18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3647" calcext:value-type="percentage">
            <text:p>36,47%</text:p>
          </table:table-cell>
          <table:table-cell table:style-name="ce18" office:value-type="percentage" office:value="0.3309" calcext:value-type="percentage">
            <text:p>33,09%</text:p>
          </table:table-cell>
          <table:table-cell table:style-name="ce18" office:value-type="percentage" office:value="0.0604" calcext:value-type="percentage">
            <text:p>6,04%</text:p>
          </table:table-cell>
          <table:table-cell table:style-name="ce18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5821" calcext:value-type="percentage">
            <text:p>58,21%</text:p>
          </table:table-cell>
          <table:table-cell table:style-name="ce18" office:value-type="percentage" office:value="0.5847" calcext:value-type="percentage">
            <text:p>58,47%</text:p>
          </table:table-cell>
          <table:table-cell table:style-name="ce18" office:value-type="percentage" office:value="0.2688" calcext:value-type="percentage">
            <text:p>26,88%</text:p>
          </table:table-cell>
          <table:table-cell table:style-name="ce18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5417" calcext:value-type="percentage">
            <text:p>54,17%</text:p>
          </table:table-cell>
          <table:table-cell table:style-name="ce18" office:value-type="percentage" office:value="0.4153" calcext:value-type="percentage">
            <text:p>41,53%</text:p>
          </table:table-cell>
          <table:table-cell table:style-name="ce18" office:value-type="percentage" office:value="0.0693" calcext:value-type="percentage">
            <text:p>6,93%</text:p>
          </table:table-cell>
          <table:table-cell table:style-name="ce18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595" calcext:value-type="percentage">
            <text:p>59,50%</text:p>
          </table:table-cell>
          <table:table-cell table:style-name="ce18" office:value-type="percentage" office:value="0.4575" calcext:value-type="percentage">
            <text:p>45,75%</text:p>
          </table:table-cell>
          <table:table-cell table:style-name="ce18" office:value-type="percentage" office:value="0.0521" calcext:value-type="percentage">
            <text:p>5,21%</text:p>
          </table:table-cell>
          <table:table-cell table:style-name="ce18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333" calcext:value-type="percentage">
            <text:p>33,30%</text:p>
          </table:table-cell>
          <table:table-cell table:style-name="ce18" office:value-type="percentage" office:value="0.1597" calcext:value-type="percentage">
            <text:p>15,97%</text:p>
          </table:table-cell>
          <table:table-cell table:style-name="ce18" office:value-type="percentage" office:value="0.0343" calcext:value-type="percentage">
            <text:p>3,43%</text:p>
          </table:table-cell>
          <table:table-cell table:style-name="ce18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18" office:value-type="percentage" office:value="0.1043" calcext:value-type="percentage">
            <text:p>10,43%</text:p>
          </table:table-cell>
          <table:table-cell table:style-name="ce18" office:value-type="percentage" office:value="0.0943" calcext:value-type="percentage">
            <text:p>9,43%</text:p>
          </table:table-cell>
          <table:table-cell table:style-name="ce18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28"/>
          <table:table-cell table:style-name="ce38" table:formula="of:=AVERAGE([.B3:.B31])" office:value-type="percentage" office:value="0.437644827586207" calcext:value-type="percentage">
            <text:p>43,76%</text:p>
          </table:table-cell>
          <table:table-cell table:style-name="ce38" table:formula="of:=AVERAGE([.C3:.C31])" office:value-type="percentage" office:value="0.364655172413793" calcext:value-type="percentage">
            <text:p>36,47%</text:p>
          </table:table-cell>
          <table:table-cell table:style-name="ce38" table:formula="of:=AVERAGE([.D3:.D31])" office:value-type="percentage" office:value="0.230368965517241" calcext:value-type="percentage">
            <text:p>23,04%</text:p>
          </table:table-cell>
          <table:table-cell table:style-name="ce38" table:formula="of:=AVERAGE([.E3:.E31])" office:value-type="percentage" office:value="0.244737931034483" calcext:value-type="percentage">
            <text:p>24,47%</text:p>
          </table:table-cell>
          <table:table-cell table:style-name="ce38" table:formula="of:=AVERAGE([.F3:.F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3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166778288172585" calcext:value-type="percentage">
            <text:p>16,68%</text:p>
          </table:table-cell>
          <table:table-cell table:style-name="ce38" table:formula="of:=([.B32]-[.D32])/[.B32]" office:value-type="percentage" office:value="0.473616615583413" calcext:value-type="percentage">
            <text:p>47,36%</text:p>
          </table:table-cell>
          <table:table-cell table:style-name="ce38" table:formula="of:=([.B32]-[.E32])/[.B32]" office:value-type="percentage" office:value="0.440784134513107" calcext:value-type="percentage">
            <text:p>44,08%</text:p>
          </table:table-cell>
          <table:table-cell table:style-name="ce28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REGRESSION DATASETS</text:p>
          </table:table-cell>
          <table:covered-table-cell table:style-name="ce27"/>
          <table:table-cell table:style-name="ce2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30" table:formula="of:=1816.662/417" office:value-type="float" office:value="4.3565035971223" calcext:value-type="float">
            <text:p>4,3565035971223</text:p>
          </table:table-cell>
          <table:table-cell table:style-name="ce30" table:formula="of:=1862.44111111111/417" office:value-type="float" office:value="4.46628563815614" calcext:value-type="float">
            <text:p>4,46628563815614</text:p>
          </table:table-cell>
          <table:table-cell table:style-name="ce30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30" table:formula="of:=0.475222222222222/150" office:value-type="float" office:value="0.00316814814814815" calcext:value-type="float">
            <text:p>0,00316814814814815</text:p>
          </table:table-cell>
          <table:table-cell table:style-name="ce30" table:formula="of:=0.162111111111111/150" office:value-type="float" office:value="0.00108074074074074" calcext:value-type="float">
            <text:p>0,00108074074074074</text:p>
          </table:table-cell>
          <table:table-cell table:style-name="ce30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30" table:formula="of:=3943.862/33" office:value-type="float" office:value="119.51096969697" calcext:value-type="float">
            <text:p>119,51096969697</text:p>
          </table:table-cell>
          <table:table-cell table:style-name="ce30" table:formula="of:=2076.9051/33" office:value-type="float" office:value="62.9365181818182" calcext:value-type="float">
            <text:p>62,9365181818182</text:p>
          </table:table-cell>
          <table:table-cell table:style-name="ce30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30" table:formula="of:=12.9744/9" office:value-type="float" office:value="1.4416" calcext:value-type="float">
            <text:p>1,4416</text:p>
          </table:table-cell>
          <table:table-cell table:style-name="ce30" table:formula="of:=0.77609/9" office:value-type="float" office:value="0.0862322222222222" calcext:value-type="float">
            <text:p>0,0862322222222222</text:p>
          </table:table-cell>
          <table:table-cell table:style-name="ce30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30" table:formula="of:=2.6603/4" office:value-type="float" office:value="0.665075" calcext:value-type="float">
            <text:p>0,665075</text:p>
          </table:table-cell>
          <table:table-cell table:style-name="ce30" table:formula="of:=5.0136/4" office:value-type="float" office:value="1.2534" calcext:value-type="float">
            <text:p>1,2534</text:p>
          </table:table-cell>
          <table:table-cell table:style-name="ce30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30" table:formula="of:=0.9974/103" office:value-type="float" office:value="0.00968349514563107" calcext:value-type="float">
            <text:p>0,00968349514563107</text:p>
          </table:table-cell>
          <table:table-cell table:style-name="ce30" table:formula="of:=0.3411/103" office:value-type="float" office:value="0.00331165048543689" calcext:value-type="float">
            <text:p>0,00331165048543689</text:p>
          </table:table-cell>
          <table:table-cell table:style-name="ce30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30" table:formula="of:=120.742/36" office:value-type="float" office:value="3.35394444444444" calcext:value-type="float">
            <text:p>3,35394444444444</text:p>
          </table:table-cell>
          <table:table-cell table:style-name="ce30" table:formula="of:=11.82/36" office:value-type="float" office:value="0.328333333333333" calcext:value-type="float">
            <text:p>0,328333333333333</text:p>
          </table:table-cell>
          <table:table-cell table:style-name="ce30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30" table:formula="of:=4.0441/4" office:value-type="float" office:value="1.011025" calcext:value-type="float">
            <text:p>1,011025</text:p>
          </table:table-cell>
          <table:table-cell table:style-name="ce30" table:formula="of:=12.2007/4" office:value-type="float" office:value="3.050175" calcext:value-type="float">
            <text:p>3,050175</text:p>
          </table:table-cell>
          <table:table-cell table:style-name="ce30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30" table:formula="of:=4615.0423/50" office:value-type="float" office:value="92.300846" calcext:value-type="float">
            <text:p>92,300846</text:p>
          </table:table-cell>
          <table:table-cell table:style-name="ce30" table:formula="of:=1097.0423/50" office:value-type="float" office:value="21.940846" calcext:value-type="float">
            <text:p>21,940846</text:p>
          </table:table-cell>
          <table:table-cell table:style-name="ce30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30" table:formula="of:=183.91/7" office:value-type="float" office:value="26.2728571428571" calcext:value-type="float">
            <text:p>26,2728571428571</text:p>
          </table:table-cell>
          <table:table-cell table:style-name="ce30" table:formula="of:=9.5395/25" office:value-type="float" office:value="0.38158" calcext:value-type="float">
            <text:p>0,38158</text:p>
          </table:table-cell>
          <table:table-cell table:style-name="ce30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30" table:formula="of:=0.3801/6" office:value-type="float" office:value="0.06335" calcext:value-type="float">
            <text:p>0,06335</text:p>
          </table:table-cell>
          <table:table-cell table:style-name="ce30" table:formula="of:=0.3477/6" office:value-type="float" office:value="0.05795" calcext:value-type="float">
            <text:p>0,05795</text:p>
          </table:table-cell>
          <table:table-cell table:style-name="ce30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30" table:formula="of:=875.773/104" office:value-type="float" office:value="8.42089423076923" calcext:value-type="float">
            <text:p>8,42089423076923</text:p>
          </table:table-cell>
          <table:table-cell table:style-name="ce30" table:formula="of:=56.244/104" office:value-type="float" office:value="0.540807692307692" calcext:value-type="float">
            <text:p>0,540807692307692</text:p>
          </table:table-cell>
          <table:table-cell table:style-name="ce30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30" table:formula="of:=2.4932/13" office:value-type="float" office:value="0.191784615384615" calcext:value-type="float">
            <text:p>0,191784615384615</text:p>
          </table:table-cell>
          <table:table-cell table:style-name="ce30" table:formula="of:=0.08159/13" office:value-type="float" office:value="0.00627615384615385" calcext:value-type="float">
            <text:p>0,00627615384615385</text:p>
          </table:table-cell>
          <table:table-cell table:style-name="ce30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30" table:formula="of:=2.8531/7" office:value-type="float" office:value="0.407585714285714" calcext:value-type="float">
            <text:p>0,407585714285714</text:p>
          </table:table-cell>
          <table:table-cell table:style-name="ce30" table:formula="of:=3.4947/7" office:value-type="float" office:value="0.499242857142857" calcext:value-type="float">
            <text:p>0,499242857142857</text:p>
          </table:table-cell>
          <table:table-cell table:style-name="ce30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30" table:formula="of:=21.2889/217" office:value-type="float" office:value="0.0981055299539171" calcext:value-type="float">
            <text:p>0,0981055299539171</text:p>
          </table:table-cell>
          <table:table-cell table:style-name="ce30" table:formula="of:=15.446/217" office:value-type="float" office:value="0.0711797235023041" calcext:value-type="float">
            <text:p>0,0711797235023041</text:p>
          </table:table-cell>
          <table:table-cell table:style-name="ce30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30" table:formula="of:=1030.5349/104" office:value-type="float" office:value="9.90898942307693" calcext:value-type="float">
            <text:p>9,90898942307693</text:p>
          </table:table-cell>
          <table:table-cell table:style-name="ce30" table:formula="of:=69.9556/104" office:value-type="float" office:value="0.67265" calcext:value-type="float">
            <text:p>0,67265</text:p>
          </table:table-cell>
          <table:table-cell table:style-name="ce30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30" table:formula="of:=0.02612/160" office:value-type="float" office:value="0.00016325" calcext:value-type="float">
            <text:p>0,00016325</text:p>
          </table:table-cell>
          <table:table-cell table:style-name="ce30" table:formula="of:=0.0262666666666667/160" office:value-type="float" office:value="0.000164166666666667" calcext:value-type="float">
            <text:p>0,000164166666666667</text:p>
          </table:table-cell>
          <table:table-cell table:style-name="ce30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28"/>
          <table:table-cell table:style-name="ce28" table:formula="of:=AVERAGE([.B35:.B51])" office:value-type="float" office:value="48.7623832840937" calcext:value-type="float">
            <text:p>48,7623832840937</text:p>
          </table:table-cell>
          <table:table-cell table:style-name="ce28" table:formula="of:=AVERAGE([.C35:.C51])" office:value-type="float" office:value="15.7656791345975" calcext:value-type="float">
            <text:p>15,7656791345975</text:p>
          </table:table-cell>
          <table:table-cell table:style-name="ce28" table:formula="of:=AVERAGE([.D35:.D51])" office:value-type="float" office:value="5.66447255060128" calcext:value-type="float">
            <text:p>5,66447255060128</text:p>
          </table:table-cell>
          <table:table-cell table:style-name="ce28" table:formula="of:=AVERAGE([.E35:.E51])" office:value-type="float" office:value="6.22996123091887" calcext:value-type="float">
            <text:p>6,22996123091887</text:p>
          </table:table-cell>
          <table:table-cell table:style-name="ce28"/>
          <table:table-cell table:style-name="ce34" table:number-columns-repeated="16378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676683581219865" calcext:value-type="percentage">
            <text:p>67,67%</text:p>
          </table:table-cell>
          <table:table-cell table:style-name="ce31" table:formula="of:=([.B52]-[.D52])/[.B52]" office:value-type="percentage" office:value="0.883835198997564" calcext:value-type="percentage">
            <text:p>88,38%</text:p>
          </table:table-cell>
          <table:table-cell table:style-name="ce31" table:formula="of:=([.B52]-[.E52])/[.B52]" office:value-type="percentage" office:value="0.872238376975494" calcext:value-type="percentage">
            <text:p>87,22%</text:p>
          </table:table-cell>
          <table:table-cell table:style-name="ce2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NC" table:style-name="ta1">
        <table:table-column table:style-name="co1" table:default-cell-style-name="ce20"/>
        <table:table-column table:style-name="co3" table:number-columns-repeated="4" table:default-cell-style-name="ce20"/>
        <table:table-column table:style-name="co8" table:default-cell-style-name="ce20"/>
        <table:table-column table:style-name="co5" table:default-cell-style-name="ce20"/>
        <table:table-column table:style-name="co3" table:number-columns-repeated="16373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NNC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2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table:number-columns-repeated="2" office:value-type="percentage" office:value="0.1867" calcext:value-type="percentage">
            <text:p>18,67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table:number-columns-repeated="3" office:value-type="percentage" office:value="0.2" calcext:value-type="percentage">
            <text:p>20,0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4033" calcext:value-type="percentage">
            <text:p>4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133" calcext:value-type="percentage">
            <text:p>21,33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3633" calcext:value-type="percentage">
            <text:p>13,63%</text:p>
          </table:table-cell>
          <table:table-cell table:style-name="ce21" table:formula="of:=AVERAGE([.I2:.I11])" office:value-type="percentage" office:value="0.137" calcext:value-type="percentage">
            <text:p>13,70%</text:p>
          </table:table-cell>
          <table:table-cell table:style-name="ce21" table:formula="of:=AVERAGE([.J2:.J11])" office:value-type="percentage" office:value="0.13433" calcext:value-type="percentage">
            <text:p>13,43%</text:p>
          </table:table-cell>
          <table:table-cell table:style-name="ce21" table:formula="of:=AVERAGE([.K2:.K11])" office:value-type="percentage" office:value="0.23999" calcext:value-type="percentage">
            <text:p>24,0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763704283956384" calcext:value-type="percentage">
            <text:p>7,64%</text:p>
          </table:table-cell>
          <table:table-cell table:number-columns-repeated="2"/>
          <table:table-cell table:formula="of:=STDEV([.K2:.K11])" office:value-type="percentage" office:value="0.117989749554781" calcext:value-type="percentage">
            <text:p>11,8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271" calcext:value-type="percentage">
            <text:p>22,71%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4367" calcext:value-type="percentage">
            <text:p>43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344" calcext:value-type="percentage">
            <text:p>3,44%</text:p>
          </table:table-cell>
          <table:table-cell office:value-type="percentage" office:value="0.0559" calcext:value-type="percentage">
            <text:p>5,5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382" calcext:value-type="percentage">
            <text:p>3,8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092" calcext:value-type="percentage">
            <text:p>10,92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1121" calcext:value-type="percentage">
            <text:p>11,21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95" calcext:value-type="percentage">
            <text:p>9,95%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08" calcext:value-type="percentage">
            <text:p>11,08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715" calcext:value-type="percentage">
            <text:p>17,15%</text:p>
          </table:table-cell>
          <table:table-cell office:value-type="percentage" office:value="0.413" calcext:value-type="percentage">
            <text:p>41,3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1032" calcext:value-type="percentage">
            <text:p>10,32%</text:p>
          </table:table-cell>
          <table:table-cell office:value-type="percentage" office:value="0.0769" calcext:value-type="percentage">
            <text:p>7,6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425" calcext:value-type="percentage">
            <text:p>14,25%</text:p>
          </table:table-cell>
          <table:table-cell office:value-type="percentage" office:value="0.1391" calcext:value-type="percentage">
            <text:p>13,91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919" calcext:value-type="percentage">
            <text:p>9,19%</text:p>
          </table:table-cell>
          <table:table-cell office:value-type="percentage" office:value="0.1032" calcext:value-type="percentage">
            <text:p>10,32%</text:p>
          </table:table-cell>
          <table:table-cell office:value-type="percentage" office:value="0.0919" calcext:value-type="percentage">
            <text:p>9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097" calcext:value-type="percentage">
            <text:p>10,97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077" calcext:value-type="percentage">
            <text:p>10,77%</text:p>
          </table:table-cell>
          <table:table-cell office:value-type="percentage" office:value="0.4609" calcext:value-type="percentage">
            <text:p>46,0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652" calcext:value-type="percentage">
            <text:p>16,52%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4275" calcext:value-type="percentage">
            <text:p>42,75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76" calcext:value-type="percentage">
            <text:p>13,76%</text:p>
          </table:table-cell>
          <table:table-cell office:value-type="percentage" office:value="0.1274" calcext:value-type="percentage">
            <text:p>12,74%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258" calcext:value-type="percentage">
            <text:p>12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662" calcext:value-type="percentage">
            <text:p>16,62%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3246" calcext:value-type="percentage">
            <text:p>32,46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0957" calcext:value-type="percentage">
            <text:p>9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908" calcext:value-type="percentage">
            <text:p>9,08%</text:p>
          </table:table-cell>
          <table:table-cell office:value-type="percentage" office:value="0.4662" calcext:value-type="percentage">
            <text:p>46,62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172" calcext:value-type="percentage">
            <text:p>11,72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93" calcext:value-type="percentage">
            <text:p>9,30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79" calcext:value-type="percentage">
            <text:p>11,79%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3647" calcext:value-type="percentage">
            <text:p>36,47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0785" calcext:value-type="percentage">
            <text:p>7,85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15:.B24])" office:value-type="percentage" office:value="0.14326" calcext:value-type="percentage">
            <text:p>14,33%</text:p>
          </table:table-cell>
          <table:table-cell table:style-name="ce21" table:formula="of:=AVERAGE([.C15:.C24])" office:value-type="percentage" office:value="0.14343" calcext:value-type="percentage">
            <text:p>14,34%</text:p>
          </table:table-cell>
          <table:table-cell table:style-name="ce21" table:formula="of:=AVERAGE([.D15:.D24])" office:value-type="percentage" office:value="0.14057" calcext:value-type="percentage">
            <text:p>14,06%</text:p>
          </table:table-cell>
          <table:table-cell table:style-name="ce21" table:formula="of:=AVERAGE([.E15:.E24])" office:value-type="percentage" office:value="0.41506" calcext:value-type="percentage">
            <text:p>41,51%</text:p>
          </table:table-cell>
          <table:table-cell table:style-name="ce21" table:number-columns-repeated="2"/>
          <table:table-cell table:style-name="ce21" table:formula="of:=AVERAGE([.H15:.H24])" office:value-type="percentage" office:value="0.1" calcext:value-type="percentage">
            <text:p>10,00%</text:p>
          </table:table-cell>
          <table:table-cell table:style-name="ce21" table:formula="of:=AVERAGE([.I15:.I24])" office:value-type="percentage" office:value="0.08796" calcext:value-type="percentage">
            <text:p>8,80%</text:p>
          </table:table-cell>
          <table:table-cell table:style-name="ce21" table:formula="of:=AVERAGE([.J15:.J24])" office:value-type="percentage" office:value="0.1022" calcext:value-type="percentage">
            <text:p>10,22%</text:p>
          </table:table-cell>
          <table:table-cell table:style-name="ce21" table:formula="of:=AVERAGE([.K15:.K24])" office:value-type="percentage" office:value="0.08532" calcext:value-type="percentage">
            <text:p>8,53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402972896800214" calcext:value-type="percentage">
            <text:p>4,03%</text:p>
          </table:table-cell>
          <table:table-cell table:number-columns-repeated="2"/>
          <table:table-cell table:formula="of:=STDEV([.E15:.E24])" office:value-type="percentage" office:value="0.0501669036539253" calcext:value-type="percentage">
            <text:p>5,02%</text:p>
          </table:table-cell>
          <table:table-cell table:number-columns-repeated="2"/>
          <table:table-cell table:formula="of:=STDEV([.H15:.H24])" office:value-type="percentage" office:value="0.0340820252397718" calcext:value-type="percentage">
            <text:p>3,41%</text:p>
          </table:table-cell>
          <table:table-cell table:number-columns-repeated="2"/>
          <table:table-cell table:formula="of:=STDEV([.K15:.K24])" office:value-type="percentage" office:value="0.0239273808753812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3648" calcext:value-type="percentage">
            <text:p>36,48%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3562" calcext:value-type="percentage">
            <text:p>35,62%</text:p>
          </table:table-cell>
          <table:table-cell office:value-type="percentage" office:value="0.1181" calcext:value-type="percentage">
            <text:p>11,81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651" calcext:value-type="percentage">
            <text:p>46,51%</text:p>
          </table:table-cell>
          <table:table-cell office:value-type="percentage" office:value="0.6873" calcext:value-type="percentage">
            <text:p>68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4381" calcext:value-type="percentage">
            <text:p>43,81%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95" calcext:value-type="percentage">
            <text:p>26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937" calcext:value-type="percentage">
            <text:p>79,37%</text:p>
          </table:table-cell>
          <table:table-cell office:value-type="percentage" office:value="0.7825" calcext:value-type="percentage">
            <text:p>78,25%</text:p>
          </table:table-cell>
          <table:table-cell office:value-type="percentage" office:value="0.7857" calcext:value-type="percentage">
            <text:p>78,57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571" calcext:value-type="percentage">
            <text:p>45,71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2638" calcext:value-type="percentage">
            <text:p>26,38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6635" calcext:value-type="percentage">
            <text:p>6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4029" calcext:value-type="percentage">
            <text:p>40,29%</text:p>
          </table:table-cell>
          <table:table-cell office:value-type="percentage" office:value="0.3886" calcext:value-type="percentage">
            <text:p>38,86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681" calcext:value-type="percentage">
            <text:p>6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4181" calcext:value-type="percentage">
            <text:p>41,81%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267" calcext:value-type="percentage">
            <text:p>42,67%</text:p>
          </table:table-cell>
          <table:table-cell office:value-type="percentage" office:value="0.2238" calcext:value-type="percentage">
            <text:p>22,3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646" calcext:value-type="percentage">
            <text:p>64,60%</text:p>
          </table:table-cell>
          <table:table-cell office:value-type="percentage" office:value="0.6365" calcext:value-type="percentage">
            <text:p>63,65%</text:p>
          </table:table-cell>
          <table:table-cell office:value-type="percentage" office:value="0.7032" calcext:value-type="percentage">
            <text:p>70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895" calcext:value-type="percentage">
            <text:p>38,95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6365" calcext:value-type="percentage">
            <text:p>63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5381" calcext:value-type="percentage">
            <text:p>53,81%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5381" calcext:value-type="percentage">
            <text:p>53,81%</text:p>
          </table:table-cell>
          <table:table-cell office:value-type="percentage" office:value="0.2038" calcext:value-type="percentage">
            <text:p>20,38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635" calcext:value-type="percentage">
            <text:p>46,35%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4683" calcext:value-type="percentage">
            <text:p>46,83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419" calcext:value-type="percentage">
            <text:p>41,90%</text:p>
          </table:table-cell>
          <table:table-cell table:number-columns-repeated="2" office:value-type="percentage" office:value="0.42" calcext:value-type="percentage">
            <text:p>42,00%</text:p>
          </table:table-cell>
          <table:table-cell office:value-type="percentage" office:value="0.239" calcext:value-type="percentage">
            <text:p>23,90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5206" calcext:value-type="percentage">
            <text:p>52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3257" calcext:value-type="percentage">
            <text:p>32,57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3419" calcext:value-type="percentage">
            <text:p>34,19%</text:p>
          </table:table-cell>
          <table:table-cell office:value-type="percentage" office:value="0.2162" calcext:value-type="percentage">
            <text:p>21,62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651" calcext:value-type="percentage">
            <text:p>36,51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952" calcext:value-type="percentage">
            <text:p>39,52%</text:p>
          </table:table-cell>
          <table:table-cell office:value-type="percentage" office:value="0.3495" calcext:value-type="percentage">
            <text:p>34,95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286" calcext:value-type="percentage">
            <text:p>62,86%</text:p>
          </table:table-cell>
          <table:table-cell office:value-type="percentage" office:value="0.6365" calcext:value-type="percentage">
            <text:p>63,65%</text:p>
          </table:table-cell>
          <table:table-cell office:value-type="percentage" office:value="0.6016" calcext:value-type="percentage">
            <text:p>60,16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28:.B37])" office:value-type="percentage" office:value="0.4099" calcext:value-type="percentage">
            <text:p>40,99%</text:p>
          </table:table-cell>
          <table:table-cell table:style-name="ce21" table:formula="of:=AVERAGE([.C28:.C37])" office:value-type="percentage" office:value="0.42496" calcext:value-type="percentage">
            <text:p>42,50%</text:p>
          </table:table-cell>
          <table:table-cell table:style-name="ce21" table:formula="of:=AVERAGE([.D28:.D37])" office:value-type="percentage" office:value="0.40696" calcext:value-type="percentage">
            <text:p>40,70%</text:p>
          </table:table-cell>
          <table:table-cell table:style-name="ce21" table:formula="of:=AVERAGE([.E28:.E37])" office:value-type="percentage" office:value="0.19952" calcext:value-type="percentage">
            <text:p>19,95%</text:p>
          </table:table-cell>
          <table:table-cell table:style-name="ce21" table:number-columns-repeated="2"/>
          <table:table-cell table:style-name="ce21" table:formula="of:=AVERAGE([.H28:.H37])" office:value-type="percentage" office:value="0.54667" calcext:value-type="percentage">
            <text:p>54,67%</text:p>
          </table:table-cell>
          <table:table-cell table:style-name="ce21" table:formula="of:=AVERAGE([.I28:.I37])" office:value-type="percentage" office:value="0.53841" calcext:value-type="percentage">
            <text:p>53,84%</text:p>
          </table:table-cell>
          <table:table-cell table:style-name="ce21" table:formula="of:=AVERAGE([.J28:.J37])" office:value-type="percentage" office:value="0.53604" calcext:value-type="percentage">
            <text:p>53,60%</text:p>
          </table:table-cell>
          <table:table-cell table:style-name="ce21" table:formula="of:=AVERAGE([.K28:.K37])" office:value-type="percentage" office:value="0.66635" calcext:value-type="percentage">
            <text:p>66,6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615285660847419" calcext:value-type="percentage">
            <text:p>6,15%</text:p>
          </table:table-cell>
          <table:table-cell table:number-columns-repeated="2"/>
          <table:table-cell table:formula="of:=STDEV([.E28:.E37])" office:value-type="percentage" office:value="0.0552007407357707" calcext:value-type="percentage">
            <text:p>5,52%</text:p>
          </table:table-cell>
          <table:table-cell table:number-columns-repeated="2"/>
          <table:table-cell table:formula="of:=STDEV([.H28:.H37])" office:value-type="percentage" office:value="0.137745345152245" calcext:value-type="percentage">
            <text:p>13,77%</text:p>
          </table:table-cell>
          <table:table-cell table:number-columns-repeated="2"/>
          <table:table-cell table:formula="of:=STDEV([.K28:.K37])" office:value-type="percentage" office:value="0.0699873520319525" calcext:value-type="percentage">
            <text:p>7,00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795" calcext:value-type="percentage">
            <text:p>47,95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4308" calcext:value-type="percentage">
            <text:p>4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901" calcext:value-type="percentage">
            <text:p>19,01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3436" calcext:value-type="percentage">
            <text:p>34,36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2025" calcext:value-type="percentage">
            <text:p>20,25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988" calcext:value-type="percentage">
            <text:p>29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Heart_3</text:p>
          </table:table-cell>
          <table:table-cell table:number-columns-repeated="3" office:value-type="percentage" office:value="0.2099" calcext:value-type="percentage">
            <text:p>20,99%</text:p>
          </table:table-cell>
          <table:table-cell office:value-type="percentage" office:value="0.2802" calcext:value-type="percentage">
            <text:p>28,0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3821" calcext:value-type="percentage">
            <text:p>38,21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1901" calcext:value-type="percentage">
            <text:p>19,01%</text:p>
          </table:table-cell>
          <table:table-cell office:value-type="percentage" office:value="0.237" calcext:value-type="percentage">
            <text:p>23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3272" calcext:value-type="percentage">
            <text:p>3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459" calcext:value-type="percentage">
            <text:p>45,90%</text:p>
          </table:table-cell>
          <table:table-cell table:number-columns-repeated="2" office:value-type="percentage" office:value="0.4128" calcext:value-type="percentage">
            <text:p>41,28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table:number-columns-repeated="2" office:value-type="percentage" office:value="0.2272" calcext:value-type="percentage">
            <text:p>22,72%</text:p>
          </table:table-cell>
          <table:table-cell office:value-type="percentage" office:value="0.2309" calcext:value-type="percentage">
            <text:p>23,09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051" calcext:value-type="percentage">
            <text:p>2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3926" calcext:value-type="percentage">
            <text:p>39,2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8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3494" calcext:value-type="percentage">
            <text:p>3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205" calcext:value-type="percentage">
            <text:p>32,05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3179" calcext:value-type="percentage">
            <text:p>31,79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4821" calcext:value-type="percentage">
            <text:p>48,21%</text:p>
          </table:table-cell>
          <table:table-cell office:value-type="percentage" office:value="0.4769" calcext:value-type="percentage">
            <text:p>47,69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3938" calcext:value-type="percentage">
            <text:p>39,38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41:.B50])" office:value-type="percentage" office:value="0.37514" calcext:value-type="percentage">
            <text:p>37,51%</text:p>
          </table:table-cell>
          <table:table-cell table:style-name="ce21" table:formula="of:=AVERAGE([.C41:.C50])" office:value-type="percentage" office:value="0.35743" calcext:value-type="percentage">
            <text:p>35,74%</text:p>
          </table:table-cell>
          <table:table-cell table:style-name="ce21" table:formula="of:=AVERAGE([.D41:.D50])" office:value-type="percentage" office:value="0.36668" calcext:value-type="percentage">
            <text:p>36,67%</text:p>
          </table:table-cell>
          <table:table-cell table:style-name="ce21" table:formula="of:=AVERAGE([.E41:.E50])" office:value-type="percentage" office:value="0.43871" calcext:value-type="percentage">
            <text:p>43,87%</text:p>
          </table:table-cell>
          <table:table-cell table:style-name="ce21" table:number-columns-repeated="2"/>
          <table:table-cell table:style-name="ce21" table:formula="of:=AVERAGE([.H41:.H50])" office:value-type="percentage" office:value="0.20175" calcext:value-type="percentage">
            <text:p>20,18%</text:p>
          </table:table-cell>
          <table:table-cell table:style-name="ce21" table:formula="of:=AVERAGE([.I41:.I50])" office:value-type="percentage" office:value="0.20284" calcext:value-type="percentage">
            <text:p>20,28%</text:p>
          </table:table-cell>
          <table:table-cell table:style-name="ce21" table:formula="of:=AVERAGE([.J41:.J50])" office:value-type="percentage" office:value="0.20716" calcext:value-type="percentage">
            <text:p>20,72%</text:p>
          </table:table-cell>
          <table:table-cell table:style-name="ce21" table:formula="of:=AVERAGE([.K41:.K50])" office:value-type="percentage" office:value="0.34235" calcext:value-type="percentage">
            <text:p>34,24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923281611066382" calcext:value-type="percentage">
            <text:p>9,23%</text:p>
          </table:table-cell>
          <table:table-cell table:number-columns-repeated="2"/>
          <table:table-cell table:formula="of:=STDEV([.E41:.E50])" office:value-type="percentage" office:value="0.0495707003514509" calcext:value-type="percentage">
            <text:p>4,96%</text:p>
          </table:table-cell>
          <table:table-cell table:number-columns-repeated="2"/>
          <table:table-cell table:formula="of:=STDEV([.H41:.H50])" office:value-type="percentage" office:value="0.0270576031623071" calcext:value-type="percentage">
            <text:p>2,71%</text:p>
          </table:table-cell>
          <table:table-cell table:number-columns-repeated="2"/>
          <table:table-cell table:formula="of:=STDEV([.K41:.K50])" office:value-type="percentage" office:value="0.0586252363179317" calcext:value-type="percentage">
            <text:p>5,8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754" calcext:value-type="percentage">
            <text:p>7,54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.042" calcext:value-type="percentage">
            <text:p>4,20%</text:p>
          </table:table-cell>
          <table:table-cell office:value-type="percentage" office:value="0.1638" calcext:value-type="percentage">
            <text:p>16,38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619" calcext:value-type="percentage">
            <text:p>6,19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1505" calcext:value-type="percentage">
            <text:p>15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2438" calcext:value-type="percentage">
            <text:p>24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014" calcext:value-type="percentage">
            <text:p>0,14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2696" calcext:value-type="percentage">
            <text:p>26,9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26" calcext:value-type="percentage">
            <text:p>8,26%</text:p>
          </table:table-cell>
          <table:table-cell table:number-columns-repeated="2" office:value-type="percentage" office:value="0.0841" calcext:value-type="percentage">
            <text:p>8,41%</text:p>
          </table:table-cell>
          <table:table-cell office:value-type="percentage" office:value="0.1696" calcext:value-type="percentage">
            <text:p>16,96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781" calcext:value-type="percentage">
            <text:p>17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116" calcext:value-type="percentage">
            <text:p>1,1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145" calcext:value-type="percentage">
            <text:p>1,45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1652" calcext:value-type="percentage">
            <text:p>16,52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221" calcext:value-type="percentage">
            <text:p>22,1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54:.B63])" office:value-type="percentage" office:value="0.03739" calcext:value-type="percentage">
            <text:p>3,74%</text:p>
          </table:table-cell>
          <table:table-cell table:style-name="ce21" table:formula="of:=AVERAGE([.C54:.C63])" office:value-type="percentage" office:value="0.03565" calcext:value-type="percentage">
            <text:p>3,57%</text:p>
          </table:table-cell>
          <table:table-cell table:style-name="ce21" table:formula="of:=AVERAGE([.D54:.D63])" office:value-type="percentage" office:value="0.03521" calcext:value-type="percentage">
            <text:p>3,52%</text:p>
          </table:table-cell>
          <table:table-cell table:style-name="ce21" table:formula="of:=AVERAGE([.E54:.E63])" office:value-type="percentage" office:value="0.13204" calcext:value-type="percentage">
            <text:p>13,20%</text:p>
          </table:table-cell>
          <table:table-cell table:style-name="ce21" table:number-columns-repeated="2"/>
          <table:table-cell table:style-name="ce21" table:formula="of:=AVERAGE([.H54:.H63])" office:value-type="percentage" office:value="0.12141" calcext:value-type="percentage">
            <text:p>12,14%</text:p>
          </table:table-cell>
          <table:table-cell table:style-name="ce21" table:formula="of:=AVERAGE([.I54:.I63])" office:value-type="percentage" office:value="0.12705" calcext:value-type="percentage">
            <text:p>12,71%</text:p>
          </table:table-cell>
          <table:table-cell table:style-name="ce21" table:formula="of:=AVERAGE([.J54:.J63])" office:value-type="percentage" office:value="0.12589" calcext:value-type="percentage">
            <text:p>12,59%</text:p>
          </table:table-cell>
          <table:table-cell table:style-name="ce21" table:formula="of:=AVERAGE([.K54:.K63])" office:value-type="percentage" office:value="0.23" calcext:value-type="percentage">
            <text:p>23,00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88857308102884" calcext:value-type="percentage">
            <text:p>2,89%</text:p>
          </table:table-cell>
          <table:table-cell table:number-columns-repeated="2"/>
          <table:table-cell table:formula="of:=STDEV([.E54:.E63])" office:value-type="percentage" office:value="0.0653997995239877" calcext:value-type="percentage">
            <text:p>6,54%</text:p>
          </table:table-cell>
          <table:table-cell table:number-columns-repeated="2"/>
          <table:table-cell table:formula="of:=STDEV([.H54:.H63])" office:value-type="percentage" office:value="0.0464285460561591" calcext:value-type="percentage">
            <text:p>4,64%</text:p>
          </table:table-cell>
          <table:table-cell table:number-columns-repeated="2"/>
          <table:table-cell table:formula="of:=STDEV([.K54:.K63])" office:value-type="percentage" office:value="0.048276265159784" calcext:value-type="percentage">
            <text:p>4,8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794" calcext:value-type="percentage">
            <text:p>37,94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5147" calcext:value-type="percentage">
            <text:p>51,4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659" calcext:value-type="percentage">
            <text:p>26,5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3647" calcext:value-type="percentage">
            <text:p>36,47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5029" calcext:value-type="percentage">
            <text:p>50,29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4049" calcext:value-type="percentage">
            <text:p>40,49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3108" calcext:value-type="percentage">
            <text:p>31,0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84" calcext:value-type="percentage">
            <text:p>47,84%</text:p>
          </table:table-cell>
          <table:table-cell office:value-type="percentage" office:value="0.4951" calcext:value-type="percentage">
            <text:p>49,51%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5127" calcext:value-type="percentage">
            <text:p>51,27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092" calcext:value-type="percentage">
            <text:p>20,92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076" calcext:value-type="percentage">
            <text:p>20,76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 office:value-type="percentage" office:value="0.2324" calcext:value-type="percentage">
            <text:p>23,24%</text:p>
          </table:table-cell>
          <table:table-cell office:value-type="percentage" office:value="0.2882" calcext:value-type="percentage">
            <text:p>28,82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414" calcext:value-type="percentage">
            <text:p>14,14%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1341" calcext:value-type="percentage">
            <text:p>13,41%</text:p>
          </table:table-cell>
          <table:table-cell office:value-type="percentage" office:value="0.2068" calcext:value-type="percentage">
            <text:p>20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4176" calcext:value-type="percentage">
            <text:p>41,76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57" calcext:value-type="percentage">
            <text:p>15,70%</text:p>
          </table:table-cell>
          <table:table-cell office:value-type="percentage" office:value="0.2763" calcext:value-type="percentage">
            <text:p>27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608" calcext:value-type="percentage">
            <text:p>36,08%</text:p>
          </table:table-cell>
          <table:table-cell office:value-type="percentage" office:value="0.4794" calcext:value-type="percentage">
            <text:p>47,94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1675" calcext:value-type="percentage">
            <text:p>16,75%</text:p>
          </table:table-cell>
          <table:table-cell office:value-type="percentage" office:value="0.1719" calcext:value-type="percentage">
            <text:p>17,19%</text:p>
          </table:table-cell>
          <table:table-cell office:value-type="percentage" office:value="0.241" calcext:value-type="percentage">
            <text:p>24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2145" calcext:value-type="percentage">
            <text:p>21,4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3873" calcext:value-type="percentage">
            <text:p>38,73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646" calcext:value-type="percentage">
            <text:p>16,46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659" calcext:value-type="percentage">
            <text:p>16,59%</text:p>
          </table:table-cell>
          <table:table-cell office:value-type="percentage" office:value="0.2586" calcext:value-type="percentage">
            <text:p>2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99" calcext:value-type="percentage">
            <text:p>29,90%</text:p>
          </table:table-cell>
          <table:table-cell/>
          <table:table-cell office:value-type="string" calcext:value-type="string">
            <text:p>Mammographic_10</text:p>
          </table:table-cell>
          <table:table-cell table:number-columns-repeated="2" office:value-type="percentage" office:value="0.1369" calcext:value-type="percentage">
            <text:p>13,69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208" calcext:value-type="percentage">
            <text:p>20,8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67:.B76])" office:value-type="percentage" office:value="0.3245" calcext:value-type="percentage">
            <text:p>32,45%</text:p>
          </table:table-cell>
          <table:table-cell table:style-name="ce21" table:formula="of:=AVERAGE([.C67:.C76])" office:value-type="percentage" office:value="0.32609" calcext:value-type="percentage">
            <text:p>32,61%</text:p>
          </table:table-cell>
          <table:table-cell table:style-name="ce21" table:formula="of:=AVERAGE([.D67:.D76])" office:value-type="percentage" office:value="0.32442" calcext:value-type="percentage">
            <text:p>32,44%</text:p>
          </table:table-cell>
          <table:table-cell table:style-name="ce21" table:formula="of:=AVERAGE([.E67:.E76])" office:value-type="percentage" office:value="0.41292" calcext:value-type="percentage">
            <text:p>41,29%</text:p>
          </table:table-cell>
          <table:table-cell table:style-name="ce21" table:number-columns-repeated="2"/>
          <table:table-cell table:style-name="ce21" table:formula="of:=AVERAGE([.H67:.H76])" office:value-type="percentage" office:value="0.16421" calcext:value-type="percentage">
            <text:p>16,42%</text:p>
          </table:table-cell>
          <table:table-cell table:style-name="ce21" table:formula="of:=AVERAGE([.I67:.I76])" office:value-type="percentage" office:value="0.1633" calcext:value-type="percentage">
            <text:p>16,33%</text:p>
          </table:table-cell>
          <table:table-cell table:style-name="ce21" table:formula="of:=AVERAGE([.J67:.J76])" office:value-type="percentage" office:value="0.16398" calcext:value-type="percentage">
            <text:p>16,40%</text:p>
          </table:table-cell>
          <table:table-cell table:style-name="ce21" table:formula="of:=AVERAGE([.K67:.K76])" office:value-type="percentage" office:value="0.25093" calcext:value-type="percentage">
            <text:p>25,09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75494473675598" calcext:value-type="percentage">
            <text:p>7,55%</text:p>
          </table:table-cell>
          <table:table-cell table:number-columns-repeated="2"/>
          <table:table-cell table:formula="of:=STDEV([.E67:.E76])" office:value-type="percentage" office:value="0.088369449220619" calcext:value-type="percentage">
            <text:p>8,84%</text:p>
          </table:table-cell>
          <table:table-cell table:number-columns-repeated="2"/>
          <table:table-cell table:formula="of:=STDEV([.H67:.H76])" office:value-type="percentage" office:value="0.0253654817944913" calcext:value-type="percentage">
            <text:p>2,54%</text:p>
          </table:table-cell>
          <table:table-cell table:number-columns-repeated="2"/>
          <table:table-cell table:formula="of:=STDEV([.K67:.K76])" office:value-type="percentage" office:value="0.0334254078342941" calcext:value-type="percentage">
            <text:p>3,3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4"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2719" calcext:value-type="percentage">
            <text:p>27,19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162" calcext:value-type="percentage">
            <text:p>21,62%</text:p>
          </table:table-cell>
          <table:table-cell office:value-type="percentage" office:value="0.2241" calcext:value-type="percentage">
            <text:p>22,41%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3662" calcext:value-type="percentage">
            <text:p>36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2895" calcext:value-type="percentage">
            <text:p>28,95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697" calcext:value-type="percentage">
            <text:p>26,97%</text:p>
          </table:table-cell>
          <table:table-cell office:value-type="percentage" office:value="0.4496" calcext:value-type="percentage">
            <text:p>4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3175" calcext:value-type="percentage">
            <text:p>31,75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807" calcext:value-type="percentage">
            <text:p>28,07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table:number-columns-repeated="2" office:value-type="percentage" office:value="0.0561" calcext:value-type="percentage">
            <text:p>5,6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2158" calcext:value-type="percentage">
            <text:p>21,58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772" calcext:value-type="percentage">
            <text:p>17,72%</text:p>
          </table:table-cell>
          <table:table-cell table:number-columns-repeated="2" office:value-type="percentage" office:value="0.1702" calcext:value-type="percentage">
            <text:p>17,02%</text:p>
          </table:table-cell>
          <table:table-cell office:value-type="percentage" office:value="0.2404" calcext:value-type="percentage">
            <text:p>24,0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789" calcext:value-type="percentage">
            <text:p>17,89%</text:p>
          </table:table-cell>
          <table:table-cell office:value-type="percentage" office:value="0.3162" calcext:value-type="percentage">
            <text:p>31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3" office:value-type="percentage" office:value="0.1053" calcext:value-type="percentage">
            <text:p>10,53%</text:p>
          </table:table-cell>
          <table:table-cell office:value-type="percentage" office:value="0.1754" calcext:value-type="percentage">
            <text:p>17,54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3241" calcext:value-type="percentage">
            <text:p>32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351" calcext:value-type="percentage">
            <text:p>13,51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719" calcext:value-type="percentage">
            <text:p>7,1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171" calcext:value-type="percentage">
            <text:p>21,71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3075" calcext:value-type="percentage">
            <text:p>30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018" calcext:value-type="percentage">
            <text:p>10,18%</text:p>
          </table:table-cell>
          <table:table-cell table:number-columns-repeated="2" office:value-type="percentage" office:value="0.107" calcext:value-type="percentage">
            <text:p>10,70%</text:p>
          </table:table-cell>
          <table:table-cell office:value-type="percentage" office:value="0.2193" calcext:value-type="percentage">
            <text:p>21,93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583" calcext:value-type="percentage">
            <text:p>25,83%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092" calcext:value-type="percentage">
            <text:p>30,9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table:number-columns-repeated="2" office:value-type="percentage" office:value="0.1351" calcext:value-type="percentage">
            <text:p>13,51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07" calcext:value-type="percentage">
            <text:p>18,07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3925" calcext:value-type="percentage">
            <text:p>3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842" calcext:value-type="percentage">
            <text:p>8,42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311" calcext:value-type="percentage">
            <text:p>31,10%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3127" calcext:value-type="percentage">
            <text:p>31,27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80:.B89])" office:value-type="percentage" office:value="0.12755" calcext:value-type="percentage">
            <text:p>12,75%</text:p>
          </table:table-cell>
          <table:table-cell table:style-name="ce21" table:formula="of:=AVERAGE([.C80:.C89])" office:value-type="percentage" office:value="0.12894" calcext:value-type="percentage">
            <text:p>12,89%</text:p>
          </table:table-cell>
          <table:table-cell table:style-name="ce21" table:formula="of:=AVERAGE([.D80:.D89])" office:value-type="percentage" office:value="0.13071" calcext:value-type="percentage">
            <text:p>13,07%</text:p>
          </table:table-cell>
          <table:table-cell table:style-name="ce21" table:formula="of:=AVERAGE([.E80:.E89])" office:value-type="percentage" office:value="0.20666" calcext:value-type="percentage">
            <text:p>20,67%</text:p>
          </table:table-cell>
          <table:table-cell table:style-name="ce21" table:number-columns-repeated="2"/>
          <table:table-cell table:style-name="ce21" table:formula="of:=AVERAGE([.H80:.H89])" office:value-type="percentage" office:value="0.25117" calcext:value-type="percentage">
            <text:p>25,12%</text:p>
          </table:table-cell>
          <table:table-cell table:style-name="ce21" table:formula="of:=AVERAGE([.I80:.I89])" office:value-type="percentage" office:value="0.2524" calcext:value-type="percentage">
            <text:p>25,24%</text:p>
          </table:table-cell>
          <table:table-cell table:style-name="ce21" table:formula="of:=AVERAGE([.J80:.J89])" office:value-type="percentage" office:value="0.25371" calcext:value-type="percentage">
            <text:p>25,37%</text:p>
          </table:table-cell>
          <table:table-cell table:style-name="ce21" table:formula="of:=AVERAGE([.K80:.K89])" office:value-type="percentage" office:value="0.34816" calcext:value-type="percentage">
            <text:p>34,82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481850887492986" calcext:value-type="percentage">
            <text:p>4,82%</text:p>
          </table:table-cell>
          <table:table-cell table:number-columns-repeated="2"/>
          <table:table-cell table:formula="of:=STDEV([.E80:.E89])" office:value-type="percentage" office:value="0.0813727663970638" calcext:value-type="percentage">
            <text:p>8,14%</text:p>
          </table:table-cell>
          <table:table-cell table:number-columns-repeated="2"/>
          <table:table-cell table:formula="of:=STDEV([.H80:.H89])" office:value-type="percentage" office:value="0.0375288348399527" calcext:value-type="percentage">
            <text:p>3,75%</text:p>
          </table:table-cell>
          <table:table-cell table:number-columns-repeated="2"/>
          <table:table-cell table:formula="of:=STDEV([.K80:.K89])" office:value-type="percentage" office:value="0.0455056821848779" calcext:value-type="percentage">
            <text:p>4,5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623" calcext:value-type="percentage">
            <text:p>26,23%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094" calcext:value-type="percentage">
            <text:p>30,94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06" calcext:value-type="percentage">
            <text:p>29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43" calcext:value-type="percentage">
            <text:p>5,43%</text:p>
          </table:table-cell>
          <table:table-cell table:number-columns-repeated="2" office:value-type="percentage" office:value="0.0525" calcext:value-type="percentage">
            <text:p>5,25%</text:p>
          </table:table-cell>
          <table:table-cell office:value-type="percentage" office:value="0.0346" calcext:value-type="percentage">
            <text:p>3,46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319" calcext:value-type="percentage">
            <text:p>43,19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019" calcext:value-type="percentage">
            <text:p>0,19%</text:p>
          </table:table-cell>
          <table:table-cell office:value-type="percentage" office:value="0.0037" calcext:value-type="percentage">
            <text:p>0,37%</text:p>
          </table:table-cell>
          <table:table-cell office:value-type="percentage" office:value="0.0031" calcext:value-type="percentage">
            <text:p>0,31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623" calcext:value-type="percentage">
            <text:p>26,23%</text:p>
          </table:table-cell>
          <table:table-cell office:value-type="percentage" office:value="0.3725" calcext:value-type="percentage">
            <text:p>37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809" calcext:value-type="percentage">
            <text:p>8,09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2188" calcext:value-type="percentage">
            <text:p>21,88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188" calcext:value-type="percentage">
            <text:p>31,88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036" calcext:value-type="percentage">
            <text:p>40,36%</text:p>
          </table:table-cell>
          <table:table-cell table:number-columns-repeated="16369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12" calcext:value-type="percentage">
            <text:p>5,12%</text:p>
          </table:table-cell>
          <table:table-cell table:number-columns-repeated="2" office:value-type="percentage" office:value="0.0475" calcext:value-type="percentage">
            <text:p>4,75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019" calcext:value-type="percentage">
            <text:p>10,19%</text:p>
          </table:table-cell>
          <table:table-cell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2761" calcext:value-type="percentage">
            <text:p>27,61%</text:p>
          </table:table-cell>
          <table:table-cell office:value-type="percentage" office:value="0.2739" calcext:value-type="percentage">
            <text:p>27,39%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329" calcext:value-type="percentage">
            <text:p>32,90%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21" table:formula="of:=AVERAGE([.B93:.B102])" office:value-type="percentage" office:value="0.06341" calcext:value-type="percentage">
            <text:p>6,34%</text:p>
          </table:table-cell>
          <table:table-cell table:style-name="ce21" table:formula="of:=AVERAGE([.C93:.C102])" office:value-type="percentage" office:value="0.06192" calcext:value-type="percentage">
            <text:p>6,19%</text:p>
          </table:table-cell>
          <table:table-cell table:style-name="ce21" table:formula="of:=AVERAGE([.D93:.D102])" office:value-type="percentage" office:value="0.06167" calcext:value-type="percentage">
            <text:p>6,17%</text:p>
          </table:table-cell>
          <table:table-cell table:style-name="ce21" table:formula="of:=AVERAGE([.E93:.E102])" office:value-type="percentage" office:value="0.06283" calcext:value-type="percentage">
            <text:p>6,28%</text:p>
          </table:table-cell>
          <table:table-cell table:style-name="ce21" table:number-columns-repeated="2"/>
          <table:table-cell table:style-name="ce21" table:formula="of:=AVERAGE([.H93:.H102])" office:value-type="percentage" office:value="0.29884" calcext:value-type="percentage">
            <text:p>29,88%</text:p>
          </table:table-cell>
          <table:table-cell table:style-name="ce21" table:formula="of:=AVERAGE([.I93:.I102])" office:value-type="percentage" office:value="0.30014" calcext:value-type="percentage">
            <text:p>30,01%</text:p>
          </table:table-cell>
          <table:table-cell table:style-name="ce21" table:formula="of:=AVERAGE([.J93:.J102])" office:value-type="percentage" office:value="0.29688" calcext:value-type="percentage">
            <text:p>29,69%</text:p>
          </table:table-cell>
          <table:table-cell table:style-name="ce21" table:formula="of:=AVERAGE([.K93:.K102])" office:value-type="percentage" office:value="0.34681" calcext:value-type="percentage">
            <text:p>34,68%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80422082661912" calcext:value-type="percentage">
            <text:p>2,80%</text:p>
          </table:table-cell>
          <table:table-cell table:number-columns-repeated="2"/>
          <table:table-cell table:formula="of:=STDEV([.E93:.E102])" office:value-type="percentage" office:value="0.0181779506240084" calcext:value-type="percentage">
            <text:p>1,82%</text:p>
          </table:table-cell>
          <table:table-cell/>
          <table:table-cell table:style-name="ce11"/>
          <table:table-cell table:style-name="ce11" table:formula="of:=STDEV([.H93:.H102])" office:value-type="percentage" office:value="0.0550140830454651" calcext:value-type="percentage">
            <text:p>5,50%</text:p>
          </table:table-cell>
          <table:table-cell table:style-name="ce11" table:number-columns-repeated="2"/>
          <table:table-cell table:style-name="ce11" table:formula="of:=STDEV([.K93:.K102])" office:value-type="percentage" office:value="0.0478001499300299" calcext:value-type="percentage">
            <text:p>4,78%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338" calcext:value-type="percentage">
            <text:p>53,38%</text:p>
          </table:table-cell>
          <table:table-cell office:value-type="percentage" office:value="0.5285" calcext:value-type="percentage">
            <text:p>52,85%</text:p>
          </table:table-cell>
          <table:table-cell office:value-type="percentage" office:value="0.5297" calcext:value-type="percentage">
            <text:p>52,97%</text:p>
          </table:table-cell>
          <table:table-cell office:value-type="percentage" office:value="0.5148" calcext:value-type="percentage">
            <text:p>51,4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817" calcext:value-type="percentage">
            <text:p>28,17%</text:p>
          </table:table-cell>
          <table:table-cell table:number-columns-repeated="2" office:value-type="percentage" office:value="0.28" calcext:value-type="percentage">
            <text:p>28,00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5552" calcext:value-type="percentage">
            <text:p>55,5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5003" calcext:value-type="percentage">
            <text:p>50,03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993" calcext:value-type="percentage">
            <text:p>49,93%</text:p>
          </table:table-cell>
          <table:table-cell office:value-type="percentage" office:value="0.4683" calcext:value-type="percentage">
            <text:p>46,8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4217" calcext:value-type="percentage">
            <text:p>42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707" calcext:value-type="percentage">
            <text:p>47,07%</text:p>
          </table:table-cell>
          <table:table-cell office:value-type="percentage" office:value="0.4727" calcext:value-type="percentage">
            <text:p>47,27%</text:p>
          </table:table-cell>
          <table:table-cell office:value-type="percentage" office:value="0.4707" calcext:value-type="percentage">
            <text:p>47,07%</text:p>
          </table:table-cell>
          <table:table-cell office:value-type="percentage" office:value="0.4588" calcext:value-type="percentage">
            <text:p>45,8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95" calcext:value-type="percentage">
            <text:p>29,5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935" calcext:value-type="percentage">
            <text:p>49,35%</text:p>
          </table:table-cell>
          <table:table-cell table:number-columns-repeated="2" office:value-type="percentage" office:value="0.4912" calcext:value-type="percentage">
            <text:p>49,12%</text:p>
          </table:table-cell>
          <table:table-cell office:value-type="percentage" office:value="0.5158" calcext:value-type="percentage">
            <text:p>51,58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533" calcext:value-type="percentage">
            <text:p>35,33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633" calcext:value-type="percentage">
            <text:p>36,33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5023" calcext:value-type="percentage">
            <text:p>50,23%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5022" calcext:value-type="percentage">
            <text:p>50,22%</text:p>
          </table:table-cell>
          <table:table-cell office:value-type="percentage" office:value="0.4963" calcext:value-type="percentage">
            <text:p>49,6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602" calcext:value-type="percentage">
            <text:p>46,02%</text:p>
          </table:table-cell>
          <table:table-cell office:value-type="percentage" office:value="0.4623" calcext:value-type="percentage">
            <text:p>46,23%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682" calcext:value-type="percentage">
            <text:p>46,82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table:number-columns-repeated="2" office:value-type="percentage" office:value="0.115" calcext:value-type="percentage">
            <text:p>11,50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678" calcext:value-type="percentage">
            <text:p>46,78%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593" calcext:value-type="percentage">
            <text:p>45,93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22" calcext:value-type="percentage">
            <text:p>45,22%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4917" calcext:value-type="percentage">
            <text:p>49,17%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5342" calcext:value-type="percentage">
            <text:p>53,42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483" calcext:value-type="percentage">
            <text:p>54,83%</text:p>
          </table:table-cell>
          <table:table-cell office:value-type="percentage" office:value="0.4925" calcext:value-type="percentage">
            <text:p>49,25%</text:p>
          </table:table-cell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percentage" office:value="0.27401" calcext:value-type="percentage">
            <text:p>27,40%</text:p>
          </table:table-cell>
          <table:table-cell table:style-name="ce19" table:formula="of:=AVERAGE([.C106:.C115])" office:value-type="percentage" office:value="0.27816" calcext:value-type="percentage">
            <text:p>27,82%</text:p>
          </table:table-cell>
          <table:table-cell table:style-name="ce19" table:formula="of:=AVERAGE([.D106:.D115])" office:value-type="percentage" office:value="0.28083" calcext:value-type="percentage">
            <text:p>28,08%</text:p>
          </table:table-cell>
          <table:table-cell table:style-name="ce19" table:formula="of:=AVERAGE([.E106:.E115])" office:value-type="percentage" office:value="0.28499" calcext:value-type="percentage">
            <text:p>28,50%</text:p>
          </table:table-cell>
          <table:table-cell table:style-name="ce19" table:number-columns-repeated="2"/>
          <table:table-cell table:style-name="ce19" table:formula="of:=AVERAGE([.H106:.H115])" office:value-type="percentage" office:value="0.48264" calcext:value-type="percentage">
            <text:p>48,26%</text:p>
          </table:table-cell>
          <table:table-cell table:style-name="ce19" table:formula="of:=AVERAGE([.I106:.I115])" office:value-type="percentage" office:value="0.48412" calcext:value-type="percentage">
            <text:p>48,41%</text:p>
          </table:table-cell>
          <table:table-cell table:style-name="ce19" table:formula="of:=AVERAGE([.J106:.J115])" office:value-type="percentage" office:value="0.47919" calcext:value-type="percentage">
            <text:p>47,92%</text:p>
          </table:table-cell>
          <table:table-cell table:style-name="ce19" table:formula="of:=AVERAGE([.K106:.K115])" office:value-type="percentage" office:value="0.49209" calcext:value-type="percentage">
            <text:p>49,21%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108007936436788" calcext:value-type="percentage">
            <text:p>10,80%</text:p>
          </table:table-cell>
          <table:table-cell table:number-columns-repeated="2"/>
          <table:table-cell table:formula="of:=STDEV([.E106:.E115])" office:value-type="percentage" office:value="0.0742998646626553" calcext:value-type="percentage">
            <text:p>7,43%</text:p>
          </table:table-cell>
          <table:table-cell table:number-columns-repeated="2"/>
          <table:table-cell table:formula="of:=STDEV([.H106:.H115])" office:value-type="percentage" office:value="0.0375815025422525" calcext:value-type="percentage">
            <text:p>3,76%</text:p>
          </table:table-cell>
          <table:table-cell table:number-columns-repeated="2"/>
          <table:table-cell table:formula="of:=STDEV([.K106:.K115])" office:value-type="percentage" office:value="0.030548556976285" calcext:value-type="percentage">
            <text:p>3,0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2" office:value-type="percentage" office:value="0.5667" calcext:value-type="percentage">
            <text:p>56,67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51" calcext:value-type="percentage">
            <text:p>8,51%</text:p>
          </table:table-cell>
          <table:table-cell office:value-type="percentage" office:value="0.1655" calcext:value-type="percentage">
            <text:p>1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6222" calcext:value-type="percentage">
            <text:p>62,22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1738" calcext:value-type="percentage">
            <text:p>17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311" calcext:value-type="percentage">
            <text:p>63,11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2155" calcext:value-type="percentage">
            <text:p>21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7044" calcext:value-type="percentage">
            <text:p>70,44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417" calcext:value-type="percentage">
            <text:p>4,1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1238" calcext:value-type="percentage">
            <text:p>12,3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244" calcext:value-type="percentage">
            <text:p>72,44%</text:p>
          </table:table-cell>
          <table:table-cell office:value-type="percentage" office:value="0.7156" calcext:value-type="percentage">
            <text:p>71,56%</text:p>
          </table:table-cell>
          <table:table-cell office:value-type="percentage" office:value="0.6822" calcext:value-type="percentage">
            <text:p>68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125" calcext:value-type="percentage">
            <text:p>11,25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3089" calcext:value-type="percentage">
            <text:p>30,89%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3244" calcext:value-type="percentage">
            <text:p>32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78" calcext:value-type="percentage">
            <text:p>65,78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6" calcext:value-type="percentage">
            <text:p>66,00%</text:p>
          </table:table-cell>
          <table:table-cell office:value-type="percentage" office:value="0.6333" calcext:value-type="percentage">
            <text:p>6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356" calcext:value-type="percentage">
            <text:p>23,56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19:.B128])" office:value-type="percentage" office:value="0.55269" calcext:value-type="percentage">
            <text:p>55,27%</text:p>
          </table:table-cell>
          <table:table-cell table:style-name="ce19" table:formula="of:=AVERAGE([.C119:.C128])" office:value-type="percentage" office:value="0.55311" calcext:value-type="percentage">
            <text:p>55,31%</text:p>
          </table:table-cell>
          <table:table-cell table:style-name="ce19" table:formula="of:=AVERAGE([.D119:.D128])" office:value-type="percentage" office:value="0.54979" calcext:value-type="percentage">
            <text:p>54,98%</text:p>
          </table:table-cell>
          <table:table-cell table:style-name="ce19" table:formula="of:=AVERAGE([.E119:.E128])" office:value-type="percentage" office:value="0.56998" calcext:value-type="percentage">
            <text:p>57,00%</text:p>
          </table:table-cell>
          <table:table-cell table:style-name="ce19" table:number-columns-repeated="2"/>
          <table:table-cell table:style-name="ce19" table:formula="of:=AVERAGE([.H119:.H128])" office:value-type="percentage" office:value="0.06666" calcext:value-type="percentage">
            <text:p>6,67%</text:p>
          </table:table-cell>
          <table:table-cell table:style-name="ce19" table:formula="of:=AVERAGE([.I119:.I128])" office:value-type="percentage" office:value="0.06721" calcext:value-type="percentage">
            <text:p>6,72%</text:p>
          </table:table-cell>
          <table:table-cell table:style-name="ce19" table:formula="of:=AVERAGE([.J119:.J128])" office:value-type="percentage" office:value="0.06525" calcext:value-type="percentage">
            <text:p>6,53%</text:p>
          </table:table-cell>
          <table:table-cell table:style-name="ce19" table:formula="of:=AVERAGE([.K119:.K128])" office:value-type="percentage" office:value="0.16226" calcext:value-type="percentage">
            <text:p>16,23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61041267657979" calcext:value-type="percentage">
            <text:p>16,10%</text:p>
          </table:table-cell>
          <table:table-cell table:number-columns-repeated="2"/>
          <table:table-cell table:formula="of:=STDEV([.E119:.E128])" office:value-type="percentage" office:value="0.14955785056849" calcext:value-type="percentage">
            <text:p>14,96%</text:p>
          </table:table-cell>
          <table:table-cell table:number-columns-repeated="2"/>
          <table:table-cell table:formula="of:=STDEV([.H119:.H128])" office:value-type="percentage" office:value="0.0224839300637391" calcext:value-type="percentage">
            <text:p>2,25%</text:p>
          </table:table-cell>
          <table:table-cell table:number-columns-repeated="2"/>
          <table:table-cell table:formula="of:=STDEV([.K119:.K128])" office:value-type="percentage" office:value="0.0315943454856509" calcext:value-type="percentage">
            <text:p>3,16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549" calcext:value-type="percentage">
            <text:p>54,9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449" calcext:value-type="percentage">
            <text:p>44,90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4144" calcext:value-type="percentage">
            <text:p>41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1824" calcext:value-type="percentage">
            <text:p>18,24%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4216" calcext:value-type="percentage">
            <text:p>42,1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822" calcext:value-type="percentage">
            <text:p>18,22%</text:p>
          </table:table-cell>
          <table:table-cell office:value-type="percentage" office:value="0.1956" calcext:value-type="percentage">
            <text:p>19,56%</text:p>
          </table:table-cell>
          <table:table-cell office:value-type="percentage" office:value="0.4356" calcext:value-type="percentage">
            <text:p>43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4098" calcext:value-type="percentage">
            <text:p>40,98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4022" calcext:value-type="percentage">
            <text:p>40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4863" calcext:value-type="percentage">
            <text:p>48,63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588" calcext:value-type="percentage">
            <text:p>15,88%</text:p>
          </table:table-cell>
          <table:table-cell table:number-columns-repeated="2" office:value-type="percentage" office:value="0.1667" calcext:value-type="percentage">
            <text:p>16,67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4511" calcext:value-type="percentage">
            <text:p>4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1588" calcext:value-type="percentage">
            <text:p>15,88%</text:p>
          </table:table-cell>
          <table:table-cell office:value-type="percentage" office:value="0.3803" calcext:value-type="percentage">
            <text:p>38,03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644" calcext:value-type="percentage">
            <text:p>16,44%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1644" calcext:value-type="percentage">
            <text:p>16,44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498" calcext:value-type="percentage">
            <text:p>4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4353" calcext:value-type="percentage">
            <text:p>43,5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4244" calcext:value-type="percentage">
            <text:p>42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4627" calcext:value-type="percentage">
            <text:p>46,27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32:.B141])" office:value-type="percentage" office:value="0.15627" calcext:value-type="percentage">
            <text:p>15,63%</text:p>
          </table:table-cell>
          <table:table-cell table:style-name="ce19" table:formula="of:=AVERAGE([.C132:.C141])" office:value-type="percentage" office:value="0.15197" calcext:value-type="percentage">
            <text:p>15,20%</text:p>
          </table:table-cell>
          <table:table-cell table:style-name="ce19" table:formula="of:=AVERAGE([.D132:.D141])" office:value-type="percentage" office:value="0.15509" calcext:value-type="percentage">
            <text:p>15,51%</text:p>
          </table:table-cell>
          <table:table-cell table:style-name="ce19" table:formula="of:=AVERAGE([.E132:.E141])" office:value-type="percentage" office:value="0.44802" calcext:value-type="percentage">
            <text:p>44,80%</text:p>
          </table:table-cell>
          <table:table-cell table:style-name="ce19" table:number-columns-repeated="2"/>
          <table:table-cell table:style-name="ce19" table:formula="of:=AVERAGE([.H132:.H141])" office:value-type="percentage" office:value="0.13399" calcext:value-type="percentage">
            <text:p>13,40%</text:p>
          </table:table-cell>
          <table:table-cell table:style-name="ce19" table:formula="of:=AVERAGE([.I132:.I141])" office:value-type="percentage" office:value="0.13311" calcext:value-type="percentage">
            <text:p>13,31%</text:p>
          </table:table-cell>
          <table:table-cell table:style-name="ce19" table:formula="of:=AVERAGE([.J132:.J141])" office:value-type="percentage" office:value="0.13256" calcext:value-type="percentage">
            <text:p>13,26%</text:p>
          </table:table-cell>
          <table:table-cell table:style-name="ce19" table:formula="of:=AVERAGE([.K132:.K141])" office:value-type="percentage" office:value="0.43877" calcext:value-type="percentage">
            <text:p>43,88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438626657243315" calcext:value-type="percentage">
            <text:p>4,39%</text:p>
          </table:table-cell>
          <table:table-cell table:number-columns-repeated="2"/>
          <table:table-cell table:formula="of:=STDEV([.E132:.E141])" office:value-type="percentage" office:value="0.0525587459684663" calcext:value-type="percentage">
            <text:p>5,26%</text:p>
          </table:table-cell>
          <table:table-cell table:number-columns-repeated="2"/>
          <table:table-cell table:formula="of:=STDEV([.H132:.H141])" office:value-type="percentage" office:value="0.0379572991077547" calcext:value-type="percentage">
            <text:p>3,80%</text:p>
          </table:table-cell>
          <table:table-cell table:number-columns-repeated="2"/>
          <table:table-cell table:formula="of:=STDEV([.K132:.K141])" office:value-type="percentage" office:value="0.0232669078306508" calcext:value-type="percentage">
            <text:p>2,3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36" calcext:value-type="percentage">
            <text:p>13,60%</text:p>
          </table:table-cell>
          <table:table-cell office:value-type="percentage" office:value="0.126" calcext:value-type="percentage">
            <text:p>12,60%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2733" calcext:value-type="percentage">
            <text:p>27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24" calcext:value-type="percentage">
            <text:p>12,40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4387" calcext:value-type="percentage">
            <text:p>4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24" calcext:value-type="percentage">
            <text:p>12,40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26" calcext:value-type="percentage">
            <text:p>12,6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108" calcext:value-type="percentage">
            <text:p>10,80%</text:p>
          </table:table-cell>
          <table:table-cell office:value-type="percentage" office:value="0.5853" calcext:value-type="percentage">
            <text:p>5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033" calcext:value-type="percentage">
            <text:p>0,33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4447" calcext:value-type="percentage">
            <text:p>44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4533" calcext:value-type="percentage">
            <text:p>45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54" calcext:value-type="percentage">
            <text:p>5,40%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412" calcext:value-type="percentage">
            <text:p>41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153" calcext:value-type="percentage">
            <text:p>11,53%</text:p>
          </table:table-cell>
          <table:table-cell office:value-type="percentage" office:value="0.464" calcext:value-type="percentage">
            <text:p>4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586" calcext:value-type="percentage">
            <text:p>58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34" calcext:value-type="percentage">
            <text:p>13,40%</text:p>
          </table:table-cell>
          <table:table-cell office:value-type="percentage" office:value="0.1493" calcext:value-type="percentage">
            <text:p>14,9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3987" calcext:value-type="percentage">
            <text:p>39,8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45:.B154])" office:value-type="percentage" office:value="0.14367" calcext:value-type="percentage">
            <text:p>14,37%</text:p>
          </table:table-cell>
          <table:table-cell table:style-name="ce19" table:formula="of:=AVERAGE([.C145:.C154])" office:value-type="percentage" office:value="0.14134" calcext:value-type="percentage">
            <text:p>14,13%</text:p>
          </table:table-cell>
          <table:table-cell table:style-name="ce19" table:formula="of:=AVERAGE([.D145:.D154])" office:value-type="percentage" office:value="0.13267" calcext:value-type="percentage">
            <text:p>13,27%</text:p>
          </table:table-cell>
          <table:table-cell table:style-name="ce19" table:formula="of:=AVERAGE([.E145:.E154])" office:value-type="percentage" office:value="0.074" calcext:value-type="percentage">
            <text:p>7,40%</text:p>
          </table:table-cell>
          <table:table-cell table:style-name="ce19" table:number-columns-repeated="2"/>
          <table:table-cell table:style-name="ce19" table:formula="of:=AVERAGE([.H145:.H154])" office:value-type="percentage" office:value="0.1128" calcext:value-type="percentage">
            <text:p>11,28%</text:p>
          </table:table-cell>
          <table:table-cell table:style-name="ce19" table:formula="of:=AVERAGE([.I145:.I154])" office:value-type="percentage" office:value="0.11666" calcext:value-type="percentage">
            <text:p>11,67%</text:p>
          </table:table-cell>
          <table:table-cell table:style-name="ce19" table:formula="of:=AVERAGE([.J145:.J154])" office:value-type="percentage" office:value="0.11206" calcext:value-type="percentage">
            <text:p>11,21%</text:p>
          </table:table-cell>
          <table:table-cell table:style-name="ce19" table:formula="of:=AVERAGE([.K145:.K154])" office:value-type="percentage" office:value="0.46687" calcext:value-type="percentage">
            <text:p>46,69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percentage" office:value="0.116060214735474" calcext:value-type="percentage">
            <text:p>11,61%</text:p>
          </table:table-cell>
          <table:table-cell table:style-name="ce19" table:number-columns-repeated="2"/>
          <table:table-cell table:style-name="ce19" table:formula="of:=COM.MICROSOFT.STDEV.S([.E145:.E154])" office:value-type="percentage" office:value="0.086236831522912" calcext:value-type="percentage">
            <text:p>8,62%</text:p>
          </table:table-cell>
          <table:table-cell table:style-name="ce19" table:number-columns-repeated="2"/>
          <table:table-cell table:style-name="ce19" table:formula="of:=STDEV([.H145:.H154])" office:value-type="percentage" office:value="0.0292110329232714" calcext:value-type="percentage">
            <text:p>2,92%</text:p>
          </table:table-cell>
          <table:table-cell table:style-name="ce19" table:number-columns-repeated="2"/>
          <table:table-cell table:style-name="ce19" table:formula="of:=STDEV([.K145:.K154])" office:value-type="percentage" office:value="0.0672230788742478" calcext:value-type="percentage">
            <text:p>6,72%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66" calcext:value-type="percentage">
            <text:p>59,66%</text:p>
          </table:table-cell>
          <table:table-cell office:value-type="percentage" office:value="0.5724" calcext:value-type="percentage">
            <text:p>57,24%</text:p>
          </table:table-cell>
          <table:table-cell office:value-type="percentage" office:value="0.6805" calcext:value-type="percentage">
            <text:p>68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574" calcext:value-type="percentage">
            <text:p>35,74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184" calcext:value-type="percentage">
            <text:p>41,84%</text:p>
          </table:table-cell>
          <table:table-cell office:value-type="percentage" office:value="0.4299" calcext:value-type="percentage">
            <text:p>42,99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table:number-columns-repeated="2" office:value-type="percentage" office:value="0.513" calcext:value-type="percentage">
            <text:p>51,30%</text:p>
          </table:table-cell>
          <table:table-cell office:value-type="percentage" office:value="0.5139" calcext:value-type="percentage">
            <text:p>51,39%</text:p>
          </table:table-cell>
          <table:table-cell office:value-type="percentage" office:value="0.5157" calcext:value-type="percentage">
            <text:p>51,57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4782" calcext:value-type="percentage">
            <text:p>47,82%</text:p>
          </table:table-cell>
          <table:table-cell office:value-type="percentage" office:value="0.4874" calcext:value-type="percentage">
            <text:p>48,74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712" calcext:value-type="percentage">
            <text:p>57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287" calcext:value-type="percentage">
            <text:p>32,87%</text:p>
          </table:table-cell>
          <table:table-cell office:value-type="percentage" office:value="0.3046" calcext:value-type="percentage">
            <text:p>30,46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4632" calcext:value-type="percentage">
            <text:p>46,32%</text:p>
          </table:table-cell>
          <table:table-cell office:value-type="percentage" office:value="0.4552" calcext:value-type="percentage">
            <text:p>45,52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577" calcext:value-type="percentage">
            <text:p>57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685" calcext:value-type="percentage">
            <text:p>46,85%</text:p>
          </table:table-cell>
          <table:table-cell office:value-type="percentage" office:value="0.4741" calcext:value-type="percentage">
            <text:p>47,41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5207" calcext:value-type="percentage">
            <text:p>52,07%</text:p>
          </table:table-cell>
          <table:table-cell office:value-type="percentage" office:value="0.6299" calcext:value-type="percentage">
            <text:p>62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435" calcext:value-type="percentage">
            <text:p>34,35%</text:p>
          </table:table-cell>
          <table:table-cell table:number-columns-repeated="2" office:value-type="percentage" office:value="0.3333" calcext:value-type="percentage">
            <text:p>33,33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4218" calcext:value-type="percentage">
            <text:p>42,18%</text:p>
          </table:table-cell>
          <table:table-cell office:value-type="percentage" office:value="0.4207" calcext:value-type="percentage">
            <text:p>42,07%</text:p>
          </table:table-cell>
          <table:table-cell office:value-type="percentage" office:value="0.3966" calcext:value-type="percentage">
            <text:p>39,66%</text:p>
          </table:table-cell>
          <table:table-cell office:value-type="percentage" office:value="0.6793" calcext:value-type="percentage">
            <text:p>67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259" calcext:value-type="percentage">
            <text:p>32,59%</text:p>
          </table:table-cell>
          <table:table-cell table:number-columns-repeated="2" office:value-type="percentage" office:value="0.3213" calcext:value-type="percentage">
            <text:p>32,13%</text:p>
          </table:table-cell>
          <table:table-cell office:value-type="percentage" office:value="0.3269" calcext:value-type="percentage">
            <text:p>3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5034" calcext:value-type="percentage">
            <text:p>50,34%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0.5023" calcext:value-type="percentage">
            <text:p>50,23%</text:p>
          </table:table-cell>
          <table:table-cell office:value-type="percentage" office:value="0.6736" calcext:value-type="percentage">
            <text:p>67,3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2861" calcext:value-type="percentage">
            <text:p>28,61%</text:p>
          </table:table-cell>
          <table:table-cell office:value-type="percentage" office:value="0.2704" calcext:value-type="percentage">
            <text:p>27,04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5046" calcext:value-type="percentage">
            <text:p>50,46%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5966" calcext:value-type="percentage">
            <text:p>5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4093" calcext:value-type="percentage">
            <text:p>40,9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379" calcext:value-type="percentage">
            <text:p>53,79%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5207" calcext:value-type="percentage">
            <text:p>52,07%</text:p>
          </table:table-cell>
          <table:table-cell office:value-type="percentage" office:value="0.6207" calcext:value-type="percentage">
            <text:p>62,07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58:.B167])" office:value-type="percentage" office:value="0.37055" calcext:value-type="percentage">
            <text:p>37,06%</text:p>
          </table:table-cell>
          <table:table-cell table:style-name="ce19" table:formula="of:=AVERAGE([.C158:.C167])" office:value-type="percentage" office:value="0.37008" calcext:value-type="percentage">
            <text:p>37,01%</text:p>
          </table:table-cell>
          <table:table-cell table:style-name="ce19" table:formula="of:=AVERAGE([.D158:.D167])" office:value-type="percentage" office:value="0.36907" calcext:value-type="percentage">
            <text:p>36,91%</text:p>
          </table:table-cell>
          <table:table-cell table:style-name="ce19" table:formula="of:=AVERAGE([.E158:.E167])" office:value-type="percentage" office:value="0.36092" calcext:value-type="percentage">
            <text:p>36,09%</text:p>
          </table:table-cell>
          <table:table-cell table:style-name="ce19" table:number-columns-repeated="2"/>
          <table:table-cell table:style-name="ce19" table:formula="of:=AVERAGE([.H158:.H167])" office:value-type="percentage" office:value="0.4909" calcext:value-type="percentage">
            <text:p>49,09%</text:p>
          </table:table-cell>
          <table:table-cell table:style-name="ce19" table:formula="of:=AVERAGE([.I158:.I167])" office:value-type="percentage" office:value="0.49001" calcext:value-type="percentage">
            <text:p>49,00%</text:p>
          </table:table-cell>
          <table:table-cell table:style-name="ce19" table:formula="of:=AVERAGE([.J158:.J167])" office:value-type="percentage" office:value="0.48116" calcext:value-type="percentage">
            <text:p>48,12%</text:p>
          </table:table-cell>
          <table:table-cell table:style-name="ce19" table:formula="of:=AVERAGE([.K158:.K167])" office:value-type="percentage" office:value="0.62115" calcext:value-type="percentage">
            <text:p>62,1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percentage" office:value="0.0715604367727805" calcext:value-type="percentage">
            <text:p>7,16%</text:p>
          </table:table-cell>
          <table:table-cell table:style-name="ce19" table:number-columns-repeated="2"/>
          <table:table-cell table:style-name="ce19" table:formula="of:=STDEV([.E158:.E167])" office:value-type="percentage" office:value="0.0740818286311383" calcext:value-type="percentage">
            <text:p>7,41%</text:p>
          </table:table-cell>
          <table:table-cell table:style-name="ce19" table:number-columns-repeated="2"/>
          <table:table-cell table:style-name="ce19" table:formula="of:=STDEV([.H158:.H167])" office:value-type="percentage" office:value="0.0511337679251414" calcext:value-type="percentage">
            <text:p>5,11%</text:p>
          </table:table-cell>
          <table:table-cell table:style-name="ce19" table:number-columns-repeated="2"/>
          <table:table-cell table:style-name="ce19" table:formula="of:=STDEV([.K158:.K167])" office:value-type="percentage" office:value="0.0448942770418581" calcext:value-type="percentage">
            <text:p>4,49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1" calcext:value-type="percentage">
            <text:p>23,10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2151" calcext:value-type="percentage">
            <text:p>21,51%</text:p>
          </table:table-cell>
          <table:table-cell office:value-type="percentage" office:value="0.2973" calcext:value-type="percentage">
            <text:p>29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table:number-columns-repeated="2" office:value-type="percentage" office:value="0.1762" calcext:value-type="percentage">
            <text:p>17,62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31" calcext:value-type="percentage">
            <text:p>13,1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3048" calcext:value-type="percentage">
            <text:p>30,48%</text:p>
          </table:table-cell>
          <table:table-cell table:number-columns-repeated="2" office:value-type="percentage" office:value="0.3095" calcext:value-type="percentage">
            <text:p>30,95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226" calcext:value-type="percentage">
            <text:p>22,26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2978" calcext:value-type="percentage">
            <text:p>29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823" calcext:value-type="percentage">
            <text:p>28,23%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3328" calcext:value-type="percentage">
            <text:p>33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19" calcext:value-type="percentage">
            <text:p>41,90%</text:p>
          </table:table-cell>
          <table:table-cell table:number-columns-repeated="2" office:value-type="percentage" office:value="0.4286" calcext:value-type="percentage">
            <text:p>42,86%</text:p>
          </table:table-cell>
          <table:table-cell office:value-type="percentage" office:value="0.4119" calcext:value-type="percentage">
            <text:p>41,1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11" calcext:value-type="percentage">
            <text:p>30,11%</text:p>
          </table:table-cell>
          <table:table-cell office:value-type="percentage" office:value="0.2849" calcext:value-type="percentage">
            <text:p>28,49%</text:p>
          </table:table-cell>
          <table:table-cell office:value-type="percentage" office:value="0.3005" calcext:value-type="percentage">
            <text:p>30,05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881" calcext:value-type="percentage">
            <text:p>8,81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984" calcext:value-type="percentage">
            <text:p>29,84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62" calcext:value-type="percentage">
            <text:p>17,62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762" calcext:value-type="percentage">
            <text:p>27,62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691" calcext:value-type="percentage">
            <text:p>36,91%</text:p>
          </table:table-cell>
          <table:table-cell office:value-type="percentage" office:value="0.2602" calcext:value-type="percentage">
            <text:p>26,02%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28" calcext:value-type="percentage">
            <text:p>22,80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3253" calcext:value-type="percentage">
            <text:p>32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2881" calcext:value-type="percentage">
            <text:p>28,81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156" calcext:value-type="percentage">
            <text:p>21,56%</text:p>
          </table:table-cell>
          <table:table-cell office:value-type="percentage" office:value="0.2151" calcext:value-type="percentage">
            <text:p>21,51%</text:p>
          </table:table-cell>
          <table:table-cell office:value-type="percentage" office:value="0.2134" calcext:value-type="percentage">
            <text:p>21,34%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71:.B180])" office:value-type="percentage" office:value="0.26262" calcext:value-type="percentage">
            <text:p>26,26%</text:p>
          </table:table-cell>
          <table:table-cell table:style-name="ce19" table:formula="of:=AVERAGE([.C171:.C180])" office:value-type="percentage" office:value="0.25882" calcext:value-type="percentage">
            <text:p>25,88%</text:p>
          </table:table-cell>
          <table:table-cell table:style-name="ce19" table:formula="of:=AVERAGE([.D171:.D180])" office:value-type="percentage" office:value="0.26214" calcext:value-type="percentage">
            <text:p>26,21%</text:p>
          </table:table-cell>
          <table:table-cell table:style-name="ce19" table:formula="of:=AVERAGE([.E171:.E180])" office:value-type="percentage" office:value="0.28643" calcext:value-type="percentage">
            <text:p>28,64%</text:p>
          </table:table-cell>
          <table:table-cell table:style-name="Default"/>
          <table:table-cell table:style-name="ce19"/>
          <table:table-cell table:style-name="ce19" table:formula="of:=AVERAGE([.H171:.H180])" office:value-type="percentage" office:value="0.26905" calcext:value-type="percentage">
            <text:p>26,91%</text:p>
          </table:table-cell>
          <table:table-cell table:style-name="ce19" table:formula="of:=AVERAGE([.I171:.I180])" office:value-type="percentage" office:value="0.25575" calcext:value-type="percentage">
            <text:p>25,58%</text:p>
          </table:table-cell>
          <table:table-cell table:style-name="ce19" table:formula="of:=AVERAGE([.J171:.J180])" office:value-type="percentage" office:value="0.25461" calcext:value-type="percentage">
            <text:p>25,46%</text:p>
          </table:table-cell>
          <table:table-cell table:style-name="ce19" table:formula="of:=AVERAGE([.K171:.K180])" office:value-type="percentage" office:value="0.31451" calcext:value-type="percentage">
            <text:p>31,45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percentage" office:value="0.100564692279812" calcext:value-type="percentage">
            <text:p>10,06%</text:p>
          </table:table-cell>
          <table:table-cell table:style-name="ce19" table:number-columns-repeated="2"/>
          <table:table-cell table:style-name="ce19" table:formula="of:=STDEV([.E171:.E180])" office:value-type="percentage" office:value="0.0793005681638607" calcext:value-type="percentage">
            <text:p>7,93%</text:p>
          </table:table-cell>
          <table:table-cell table:style-name="Default"/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339" calcext:value-type="percentage">
            <text:p>63,39%</text:p>
          </table:table-cell>
          <table:table-cell office:value-type="percentage" office:value="0.6427" calcext:value-type="percentage">
            <text:p>64,27%</text:p>
          </table:table-cell>
          <table:table-cell office:value-type="percentage" office:value="0.6219" calcext:value-type="percentage">
            <text:p>62,19%</text:p>
          </table:table-cell>
          <table:table-cell office:value-type="percentage" office:value="0.5447" calcext:value-type="percentage">
            <text:p>54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114" calcext:value-type="percentage">
            <text:p>11,4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942" calcext:value-type="percentage">
            <text:p>59,42%</text:p>
          </table:table-cell>
          <table:table-cell office:value-type="percentage" office:value="0.6169" calcext:value-type="percentage">
            <text:p>61,69%</text:p>
          </table:table-cell>
          <table:table-cell office:value-type="percentage" office:value="0.599" calcext:value-type="percentage">
            <text:p>59,90%</text:p>
          </table:table-cell>
          <table:table-cell office:value-type="percentage" office:value="0.5273" calcext:value-type="percentage">
            <text:p>52,7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02" calcext:value-type="percentage">
            <text:p>58,02%</text:p>
          </table:table-cell>
          <table:table-cell office:value-type="percentage" office:value="0.6117" calcext:value-type="percentage">
            <text:p>61,17%</text:p>
          </table:table-cell>
          <table:table-cell office:value-type="percentage" office:value="0.5651" calcext:value-type="percentage">
            <text:p>56,51%</text:p>
          </table:table-cell>
          <table:table-cell office:value-type="percentage" office:value="0.5382" calcext:value-type="percentage">
            <text:p>53,8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253" calcext:value-type="percentage">
            <text:p>2,53%</text:p>
          </table:table-cell>
          <table:table-cell office:value-type="percentage" office:value="0.094" calcext:value-type="percentage">
            <text:p>9,4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812" calcext:value-type="percentage">
            <text:p>58,12%</text:p>
          </table:table-cell>
          <table:table-cell office:value-type="percentage" office:value="0.5895" calcext:value-type="percentage">
            <text:p>58,95%</text:p>
          </table:table-cell>
          <table:table-cell office:value-type="percentage" office:value="0.6061" calcext:value-type="percentage">
            <text:p>60,61%</text:p>
          </table:table-cell>
          <table:table-cell office:value-type="percentage" office:value="0.6203" calcext:value-type="percentage">
            <text:p>6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694" calcext:value-type="percentage">
            <text:p>56,94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5098" calcext:value-type="percentage">
            <text:p>50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6169" calcext:value-type="percentage">
            <text:p>61,69%</text:p>
          </table:table-cell>
          <table:table-cell office:value-type="percentage" office:value="0.6248" calcext:value-type="percentage">
            <text:p>62,48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5444" calcext:value-type="percentage">
            <text:p>54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08" calcext:value-type="percentage">
            <text:p>0,80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954" calcext:value-type="percentage">
            <text:p>59,54%</text:p>
          </table:table-cell>
          <table:table-cell office:value-type="percentage" office:value="0.6078" calcext:value-type="percentage">
            <text:p>60,78%</text:p>
          </table:table-cell>
          <table:table-cell office:value-type="percentage" office:value="0.6084" calcext:value-type="percentage">
            <text:p>60,84%</text:p>
          </table:table-cell>
          <table:table-cell office:value-type="percentage" office:value="0.6007" calcext:value-type="percentage">
            <text:p>60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2" calcext:value-type="percentage">
            <text:p>0,2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97" calcext:value-type="percentage">
            <text:p>63,97%</text:p>
          </table:table-cell>
          <table:table-cell office:value-type="percentage" office:value="0.6039" calcext:value-type="percentage">
            <text:p>60,39%</text:p>
          </table:table-cell>
          <table:table-cell office:value-type="percentage" office:value="0.6387" calcext:value-type="percentage">
            <text:p>63,87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2" office:value-type="percentage" office:value="0.0087" calcext:value-type="percentage">
            <text:p>0,87%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6268" calcext:value-type="percentage">
            <text:p>62,68%</text:p>
          </table:table-cell>
          <table:table-cell office:value-type="percentage" office:value="0.6169" calcext:value-type="percentage">
            <text:p>61,69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2" office:value-type="percentage" office:value="0.0353" calcext:value-type="percentage">
            <text:p>3,53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6076" calcext:value-type="percentage">
            <text:p>60,76%</text:p>
          </table:table-cell>
          <table:table-cell office:value-type="percentage" office:value="0.596" calcext:value-type="percentage">
            <text:p>59,60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887" calcext:value-type="percentage">
            <text:p>8,87%</text:p>
          </table:table-cell>
          <table:table-cell table:style-name="ce19" table:number-columns-repeated="2"/>
          <table:table-cell table:style-name="ce19" table:formula="of:=AVERAGE([.H183:.H192])" office:value-type="percentage" office:value="0.59785" calcext:value-type="percentage">
            <text:p>59,79%</text:p>
          </table:table-cell>
          <table:table-cell table:style-name="ce19" table:formula="of:=AVERAGE([.I183:.I192])" office:value-type="percentage" office:value="0.61238" calcext:value-type="percentage">
            <text:p>61,24%</text:p>
          </table:table-cell>
          <table:table-cell table:style-name="ce19" table:formula="of:=AVERAGE([.J183:.J192])" office:value-type="percentage" office:value="0.60504" calcext:value-type="percentage">
            <text:p>60,50%</text:p>
          </table:table-cell>
          <table:table-cell table:style-name="ce19" table:formula="of:=AVERAGE([.K183:.K192])" office:value-type="percentage" office:value="0.555057142857143" calcext:value-type="percentage">
            <text:p>55,5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percentage" office:value="0.02467" calcext:value-type="percentage">
            <text:p>2,47%</text:p>
          </table:table-cell>
          <table:table-cell table:style-name="ce19" table:formula="of:=AVERAGE([.C184:.C193])" office:value-type="percentage" office:value="0.0256" calcext:value-type="percentage">
            <text:p>2,56%</text:p>
          </table:table-cell>
          <table:table-cell table:style-name="ce19" table:formula="of:=AVERAGE([.D184:.D193])" office:value-type="percentage" office:value="0.02533" calcext:value-type="percentage">
            <text:p>2,53%</text:p>
          </table:table-cell>
          <table:table-cell table:style-name="ce19" table:formula="of:=AVERAGE([.E184:.E193])" office:value-type="percentage" office:value="0.0866" calcext:value-type="percentage">
            <text:p>8,66%</text:p>
          </table:table-cell>
          <table:table-cell table:number-columns-repeated="2"/>
          <table:table-cell table:formula="of:=STDEV([.H183:.H192])" office:value-type="percentage" office:value="0.0241021091746483" calcext:value-type="percentage">
            <text:p>2,41%</text:p>
          </table:table-cell>
          <table:table-cell table:number-columns-repeated="2"/>
          <table:table-cell table:formula="of:=STDEV([.K183:.K192])" office:value-type="percentage" office:value="0.0401322338087003" calcext:value-type="percentage">
            <text:p>4,01%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percentage" office:value="0.0129877763044077" calcext:value-type="percentage">
            <text:p>1,30%</text:p>
          </table:table-cell>
          <table:table-cell table:style-name="ce19" table:number-columns-repeated="2"/>
          <table:table-cell table:style-name="ce19" table:formula="of:=STDEV([.E184:.E193])" office:value-type="percentage" office:value="0.019421008098334" calcext:value-type="percentage">
            <text:p>1,94%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number-columns-repeated="2"/>
          <table:table-cell table:style-name="ce22" office:value-type="string" calcext:value-type="string">
            <text:p>NNC_F=2</text:p>
          </table:table-cell>
          <table:table-cell table:style-name="ce22" office:value-type="string" calcext:value-type="string">
            <text:p>NNC_F=5</text:p>
          </table:table-cell>
          <table:table-cell table:style-name="ce22" office:value-type="string" calcext:value-type="string">
            <text:p>F=10</text:p>
          </table:table-cell>
          <table:table-cell table:style-name="ce22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727.44" calcext:value-type="float">
            <text:p>1727,44</text:p>
          </table:table-cell>
          <table:table-cell table:style-name="ce23" office:value-type="float" office:value="1728.03" calcext:value-type="float">
            <text:p>1728,03</text:p>
          </table:table-cell>
          <table:table-cell table:style-name="ce23" office:value-type="float" office:value="1738.39" calcext:value-type="float">
            <text:p>1738,39</text:p>
          </table:table-cell>
          <table:table-cell table:style-name="ce23" office:value-type="float" office:value="1437.57" calcext:value-type="float">
            <text:p>1437,57</text:p>
          </table:table-cell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508" calcext:value-type="float">
            <text:p>0,508</text:p>
          </table:table-cell>
          <table:table-cell table:style-name="ce22" office:value-type="float" office:value="0.509" calcext:value-type="float">
            <text:p>0,509</text:p>
          </table:table-cell>
          <table:table-cell table:style-name="ce22" office:value-type="float" office:value="0.513" calcext:value-type="float">
            <text:p>0,513</text:p>
          </table:table-cell>
          <table:table-cell table:style-name="ce22" office:value-type="float" office:value="0.323" calcext:value-type="float">
            <text:p>0,3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996.27" calcext:value-type="float">
            <text:p>1996,27</text:p>
          </table:table-cell>
          <table:table-cell table:style-name="ce22" office:value-type="float" office:value="1990.18" calcext:value-type="float">
            <text:p>1990,18</text:p>
          </table:table-cell>
          <table:table-cell table:style-name="ce22" office:value-type="float" office:value="1991.237" calcext:value-type="float">
            <text:p>1991,237</text:p>
          </table:table-cell>
          <table:table-cell table:style-name="ce22" office:value-type="float" office:value="1743.63" calcext:value-type="float">
            <text:p>1743,63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76" calcext:value-type="float">
            <text:p>0,476</text:p>
          </table:table-cell>
          <table:table-cell table:style-name="ce22" office:value-type="float" office:value="0.466" calcext:value-type="float">
            <text:p>0,466</text:p>
          </table:table-cell>
          <table:table-cell table:style-name="ce22" office:value-type="float" office:value="0.456" calcext:value-type="float">
            <text:p>0,456</text:p>
          </table:table-cell>
          <table:table-cell table:style-name="ce22" office:value-type="float" office:value="0.213" calcext:value-type="float">
            <text:p>0,2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302.9" calcext:value-type="float">
            <text:p>2302,9</text:p>
          </table:table-cell>
          <table:table-cell table:style-name="ce22" office:value-type="float" office:value="2314.169" calcext:value-type="float">
            <text:p>2314,169</text:p>
          </table:table-cell>
          <table:table-cell table:style-name="ce22" office:value-type="float" office:value="2276.591" calcext:value-type="float">
            <text:p>2276,591</text:p>
          </table:table-cell>
          <table:table-cell table:style-name="ce22" office:value-type="float" office:value="2210.36" calcext:value-type="float">
            <text:p>2210,36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518" calcext:value-type="float">
            <text:p>0,518</text:p>
          </table:table-cell>
          <table:table-cell table:style-name="ce22" office:value-type="float" office:value="0.499" calcext:value-type="float">
            <text:p>0,499</text:p>
          </table:table-cell>
          <table:table-cell table:style-name="ce22" office:value-type="float" office:value="0.501" calcext:value-type="float">
            <text:p>0,501</text:p>
          </table:table-cell>
          <table:table-cell table:style-name="ce22" office:value-type="float" office:value="0.221" calcext:value-type="float">
            <text:p>0,2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2110.85" calcext:value-type="float">
            <text:p>2110,85</text:p>
          </table:table-cell>
          <table:table-cell table:style-name="ce22" office:value-type="float" office:value="2085.391" calcext:value-type="float">
            <text:p>2085,391</text:p>
          </table:table-cell>
          <table:table-cell table:style-name="ce22" office:value-type="float" office:value="2100.049" calcext:value-type="float">
            <text:p>2100,049</text:p>
          </table:table-cell>
          <table:table-cell table:style-name="ce22" office:value-type="float" office:value="1817.7" calcext:value-type="float">
            <text:p>1817,7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399" calcext:value-type="float">
            <text:p>0,39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199" calcext:value-type="float">
            <text:p>0,1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2225.98" calcext:value-type="float">
            <text:p>2225,98</text:p>
          </table:table-cell>
          <table:table-cell table:style-name="ce22" office:value-type="float" office:value="2193.834" calcext:value-type="float">
            <text:p>2193,834</text:p>
          </table:table-cell>
          <table:table-cell table:style-name="ce22" office:value-type="float" office:value="2207.053" calcext:value-type="float">
            <text:p>2207,053</text:p>
          </table:table-cell>
          <table:table-cell table:style-name="ce22" office:value-type="float" office:value="1872.39" calcext:value-type="float">
            <text:p>1872,39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488" calcext:value-type="float">
            <text:p>0,488</text:p>
          </table:table-cell>
          <table:table-cell table:style-name="ce22" office:value-type="float" office:value="0.49" calcext:value-type="float">
            <text:p>0,49</text:p>
          </table:table-cell>
          <table:table-cell table:style-name="ce22" office:value-type="float" office:value="0.483" calcext:value-type="float">
            <text:p>0,483</text:p>
          </table:table-cell>
          <table:table-cell table:style-name="ce22" office:value-type="float" office:value="0.244" calcext:value-type="float">
            <text:p>0,2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2431.32" calcext:value-type="float">
            <text:p>2431,32</text:p>
          </table:table-cell>
          <table:table-cell table:style-name="ce22" office:value-type="float" office:value="2420.51" calcext:value-type="float">
            <text:p>2420,51</text:p>
          </table:table-cell>
          <table:table-cell table:style-name="ce22" office:value-type="float" office:value="2422.12" calcext:value-type="float">
            <text:p>2422,12</text:p>
          </table:table-cell>
          <table:table-cell table:style-name="ce22" office:value-type="float" office:value="1883.73" calcext:value-type="float">
            <text:p>1883,73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43" calcext:value-type="float">
            <text:p>0,43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236" calcext:value-type="float">
            <text:p>0,2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float" office:value="1929.08" calcext:value-type="float">
            <text:p>1929,08</text:p>
          </table:table-cell>
          <table:table-cell table:style-name="ce22" office:value-type="float" office:value="1916.19" calcext:value-type="float">
            <text:p>1916,19</text:p>
          </table:table-cell>
          <table:table-cell table:style-name="ce22" office:value-type="float" office:value="1919.526" calcext:value-type="float">
            <text:p>1919,526</text:p>
          </table:table-cell>
          <table:table-cell table:style-name="ce22" office:value-type="float" office:value="1539.088" calcext:value-type="float">
            <text:p>1539,088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445" calcext:value-type="float">
            <text:p>0,445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436" calcext:value-type="float">
            <text:p>0,436</text:p>
          </table:table-cell>
          <table:table-cell table:style-name="ce22" office:value-type="float" office:value="0.2398" calcext:value-type="float">
            <text:p>0,23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/>
          <table:table-cell table:style-name="ce22" office:value-type="float" office:value="2355.52" calcext:value-type="float">
            <text:p>2355,52</text:p>
          </table:table-cell>
          <table:table-cell table:style-name="ce22" office:value-type="float" office:value="2350.759" calcext:value-type="float">
            <text:p>2350,759</text:p>
          </table:table-cell>
          <table:table-cell table:style-name="ce22" office:value-type="float" office:value="1981.43" calcext:value-type="float">
            <text:p>1981,43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503" calcext:value-type="float">
            <text:p>0,503</text:p>
          </table:table-cell>
          <table:table-cell table:style-name="ce22" office:value-type="float" office:value="0.494" calcext:value-type="float">
            <text:p>0,494</text:p>
          </table:table-cell>
          <table:table-cell table:style-name="ce22" office:value-type="float" office:value="0.482" calcext:value-type="float">
            <text:p>0,482</text:p>
          </table:table-cell>
          <table:table-cell table:style-name="ce22" office:value-type="float" office:value="0.242" calcext:value-type="float">
            <text:p>0,2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2059.22" calcext:value-type="float">
            <text:p>2059,22</text:p>
          </table:table-cell>
          <table:table-cell table:style-name="ce22" office:value-type="float" office:value="2053.031" calcext:value-type="float">
            <text:p>2053,031</text:p>
          </table:table-cell>
          <table:table-cell table:style-name="ce22" office:value-type="float" office:value="2065.061" calcext:value-type="float">
            <text:p>2065,061</text:p>
          </table:table-cell>
          <table:table-cell table:style-name="ce22" office:value-type="float" office:value="1833.33" calcext:value-type="float">
            <text:p>1833,33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551" calcext:value-type="float">
            <text:p>0,551</text:p>
          </table:table-cell>
          <table:table-cell table:style-name="ce22" office:value-type="float" office:value="0.52" calcext:value-type="float">
            <text:p>0,52</text:p>
          </table:table-cell>
          <table:table-cell table:style-name="ce22" office:value-type="float" office:value="0.511" calcext:value-type="float">
            <text:p>0,511</text:p>
          </table:table-cell>
          <table:table-cell table:style-name="ce22" office:value-type="float" office:value="0.293" calcext:value-type="float">
            <text:p>0,2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2090.76" calcext:value-type="float">
            <text:p>2090,76</text:p>
          </table:table-cell>
          <table:table-cell table:style-name="ce22" office:value-type="float" office:value="2087.006" calcext:value-type="float">
            <text:p>2087,006</text:p>
          </table:table-cell>
          <table:table-cell table:style-name="ce22" office:value-type="float" office:value="2103.562" calcext:value-type="float">
            <text:p>2103,562</text:p>
          </table:table-cell>
          <table:table-cell table:style-name="ce22" office:value-type="float" office:value="1897.74" calcext:value-type="float">
            <text:p>1897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472" calcext:value-type="float">
            <text:p>0,472</text:p>
          </table:table-cell>
          <table:table-cell table:style-name="ce22" office:value-type="float" office:value="0.436" calcext:value-type="float">
            <text:p>0,436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266" calcext:value-type="float">
            <text:p>0,26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7:.B206])" office:value-type="float" office:value="2097.09111111111" calcext:value-type="float">
            <text:p>2097,09111111111</text:p>
          </table:table-cell>
          <table:table-cell table:style-name="ce23" table:formula="of:=AVERAGE([.C197:.C206])" office:value-type="float" office:value="2114.3861" calcext:value-type="float">
            <text:p>2114,3861</text:p>
          </table:table-cell>
          <table:table-cell table:style-name="ce23" table:formula="of:=AVERAGE([.D197:.D206])" office:value-type="float" office:value="2117.4348" calcext:value-type="float">
            <text:p>2117,4348</text:p>
          </table:table-cell>
          <table:table-cell table:style-name="ce23" table:formula="of:=AVERAGE([.E197:.E206])" office:value-type="float" office:value="1821.6968" calcext:value-type="float">
            <text:p>1821,6968</text:p>
          </table:table-cell>
          <table:table-cell table:style-name="ce23" table:number-columns-repeated="2"/>
          <table:table-cell table:style-name="ce23" table:formula="of:=AVERAGE([.H198:.H206])" office:value-type="float" office:value="0.475777777777778" calcext:value-type="float">
            <text:p>0,475777777777778</text:p>
          </table:table-cell>
          <table:table-cell table:style-name="ce23" table:formula="of:=AVERAGE([.I198:.I206])" office:value-type="float" office:value="0.465111111111111" calcext:value-type="float">
            <text:p>0,465111111111111</text:p>
          </table:table-cell>
          <table:table-cell table:style-name="ce23" table:formula="of:=AVERAGE([.J198:.J206])" office:value-type="float" office:value="0.457888888888889" calcext:value-type="float">
            <text:p>0,457888888888889</text:p>
          </table:table-cell>
          <table:table-cell table:style-name="ce23" table:formula="of:=AVERAGE([.K198:.K206])" office:value-type="float" office:value="0.239311111111111" calcext:value-type="float">
            <text:p>0,239311111111111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float" office:value="208.379695354685" calcext:value-type="float">
            <text:p>208,379695354685</text:p>
          </table:table-cell>
          <table:table-cell table:style-name="ce22" table:number-columns-repeated="2"/>
          <table:table-cell table:style-name="ce22" table:formula="of:=STDEV([.E197:.E206])" office:value-type="float" office:value="216.651570818112" calcext:value-type="float">
            <text:p>216,651570818112</text:p>
          </table:table-cell>
          <table:table-cell table:style-name="ce22" table:number-columns-repeated="2"/>
          <table:table-cell table:style-name="ce22" table:formula="of:=STDEV([.H197:.H206])" office:value-type="float" office:value="0.0449913571947127" calcext:value-type="float">
            <text:p>0,0449913571947127</text:p>
          </table:table-cell>
          <table:table-cell table:style-name="ce22" table:number-columns-repeated="2"/>
          <table:table-cell table:style-name="ce22" table:formula="of:=STDEV([.K197:.K206])" office:value-type="float" office:value="0.0374035292452464" calcext:value-type="float">
            <text:p>0,037403529245246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021.42" calcext:value-type="float">
            <text:p>2021,42</text:p>
          </table:table-cell>
          <table:table-cell table:style-name="ce22" office:value-type="float" office:value="2014.04" calcext:value-type="float">
            <text:p>2014,04</text:p>
          </table:table-cell>
          <table:table-cell table:style-name="ce22" office:value-type="float" office:value="2005.41" calcext:value-type="float">
            <text:p>2005,41</text:p>
          </table:table-cell>
          <table:table-cell table:style-name="ce22" office:value-type="float" office:value="2044.33" calcext:value-type="float">
            <text:p>2044,33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95.867" calcext:value-type="float">
            <text:p>95,867</text:p>
          </table:table-cell>
          <table:table-cell table:style-name="ce22" office:value-type="float" office:value="0.178" calcext:value-type="float">
            <text:p>0,1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1426.67" calcext:value-type="float">
            <text:p>1426,67</text:p>
          </table:table-cell>
          <table:table-cell table:style-name="ce22" office:value-type="float" office:value="1357.59" calcext:value-type="float">
            <text:p>1357,59</text:p>
          </table:table-cell>
          <table:table-cell table:style-name="ce22" office:value-type="float" office:value="1335.89" calcext:value-type="float">
            <text:p>1335,89</text:p>
          </table:table-cell>
          <table:table-cell table:style-name="ce22" office:value-type="float" office:value="1511.83" calcext:value-type="float">
            <text:p>1511,83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19" calcext:value-type="float">
            <text:p>0,119</text:p>
          </table:table-cell>
          <table:table-cell table:style-name="ce22" office:value-type="float" office:value="0.123" calcext:value-type="float">
            <text:p>0,123</text:p>
          </table:table-cell>
          <table:table-cell table:style-name="ce22" office:value-type="float" office:value="0.198" calcext:value-type="float">
            <text:p>0,1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62.23" calcext:value-type="float">
            <text:p>2062,23</text:p>
          </table:table-cell>
          <table:table-cell table:style-name="ce22" office:value-type="float" office:value="2026.71" calcext:value-type="float">
            <text:p>2026,71</text:p>
          </table:table-cell>
          <table:table-cell table:style-name="ce22" office:value-type="float" office:value="2159.79" calcext:value-type="float">
            <text:p>2159,79</text:p>
          </table:table-cell>
          <table:table-cell table:style-name="ce22" office:value-type="float" office:value="2323.24" calcext:value-type="float">
            <text:p>2323,24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49" calcext:value-type="float">
            <text:p>0,149</text:p>
          </table:table-cell>
          <table:table-cell table:style-name="ce22" office:value-type="float" office:value="0.15" calcext:value-type="float">
            <text:p>0,15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2" calcext:value-type="float">
            <text:p>0,1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264.77" calcext:value-type="float">
            <text:p>2264,77</text:p>
          </table:table-cell>
          <table:table-cell table:style-name="ce22" office:value-type="float" office:value="2385.96" calcext:value-type="float">
            <text:p>2385,96</text:p>
          </table:table-cell>
          <table:table-cell table:style-name="ce22" office:value-type="float" office:value="2430.86" calcext:value-type="float">
            <text:p>2430,86</text:p>
          </table:table-cell>
          <table:table-cell table:style-name="ce22" office:value-type="float" office:value="2926.68" calcext:value-type="float">
            <text:p>2926,68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7" calcext:value-type="float">
            <text:p>0,167</text:p>
          </table:table-cell>
          <table:table-cell table:style-name="ce22" office:value-type="float" office:value="0.169" calcext:value-type="float">
            <text:p>0,169</text:p>
          </table:table-cell>
          <table:table-cell table:style-name="ce22" office:value-type="float" office:value="84.89" calcext:value-type="float">
            <text:p>84,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997.54" calcext:value-type="float">
            <text:p>1997,54</text:p>
          </table:table-cell>
          <table:table-cell table:style-name="ce22" office:value-type="float" office:value="1918.76" calcext:value-type="float">
            <text:p>1918,76</text:p>
          </table:table-cell>
          <table:table-cell table:style-name="ce22" office:value-type="float" office:value="2163.49" calcext:value-type="float">
            <text:p>2163,49</text:p>
          </table:table-cell>
          <table:table-cell table:style-name="ce22" office:value-type="float" office:value="1864.28" calcext:value-type="float">
            <text:p>1864,28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 office:value-type="float" office:value="0.387" calcext:value-type="float">
            <text:p>0,387</text:p>
          </table:table-cell>
          <table:table-cell table:style-name="ce22" office:value-type="float" office:value="0.383" calcext:value-type="float">
            <text:p>0,383</text:p>
          </table:table-cell>
          <table:table-cell table:style-name="ce22" office:value-type="float" office:value="0.496" calcext:value-type="float">
            <text:p>0,4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1267.49" calcext:value-type="float">
            <text:p>1267,49</text:p>
          </table:table-cell>
          <table:table-cell table:style-name="ce22" office:value-type="float" office:value="1302.67" calcext:value-type="float">
            <text:p>1302,67</text:p>
          </table:table-cell>
          <table:table-cell table:style-name="ce22" office:value-type="float" office:value="1324.81" calcext:value-type="float">
            <text:p>1324,81</text:p>
          </table:table-cell>
          <table:table-cell table:style-name="ce22" office:value-type="float" office:value="1241.17" calcext:value-type="float">
            <text:p>1241,17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0619" calcext:value-type="float">
            <text:p>0,0619</text:p>
          </table:table-cell>
          <table:table-cell table:style-name="ce22" office:value-type="float" office:value="0.058" calcext:value-type="float">
            <text:p>0,058</text:p>
          </table:table-cell>
          <table:table-cell table:style-name="ce22" office:value-type="float" office:value="1.637" calcext:value-type="float">
            <text:p>1,637</text:p>
          </table:table-cell>
          <table:table-cell table:style-name="ce22" office:value-type="float" office:value="0.162" calcext:value-type="float">
            <text:p>0,16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1459.82" calcext:value-type="float">
            <text:p>1459,82</text:p>
          </table:table-cell>
          <table:table-cell table:style-name="ce22" office:value-type="float" office:value="1324.56" calcext:value-type="float">
            <text:p>1324,56</text:p>
          </table:table-cell>
          <table:table-cell table:style-name="ce22" office:value-type="float" office:value="1433.259" calcext:value-type="float">
            <text:p>1433,259</text:p>
          </table:table-cell>
          <table:table-cell table:style-name="ce22" office:value-type="float" office:value="2236.55" calcext:value-type="float">
            <text:p>2236,55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071" calcext:value-type="float">
            <text:p>0,071</text:p>
          </table:table-cell>
          <table:table-cell table:style-name="ce22" office:value-type="float" office:value="0.073" calcext:value-type="float">
            <text:p>0,073</text:p>
          </table:table-cell>
          <table:table-cell table:style-name="ce22" office:value-type="float" office:value="0.07" calcext:value-type="float">
            <text:p>0,07</text:p>
          </table:table-cell>
          <table:table-cell table:style-name="ce22" office:value-type="float" office:value="0.056" calcext:value-type="float">
            <text:p>0,0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2556.33" calcext:value-type="float">
            <text:p>2556,33</text:p>
          </table:table-cell>
          <table:table-cell table:style-name="ce22" office:value-type="float" office:value="2648.68" calcext:value-type="float">
            <text:p>2648,68</text:p>
          </table:table-cell>
          <table:table-cell table:style-name="ce22" office:value-type="float" office:value="2561.05" calcext:value-type="float">
            <text:p>2561,05</text:p>
          </table:table-cell>
          <table:table-cell table:style-name="ce22" office:value-type="float" office:value="3300.27" calcext:value-type="float">
            <text:p>3300,27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number-columns-repeated="2" table:style-name="ce22" office:value-type="float" office:value="0.123" calcext:value-type="float">
            <text:p>0,123</text:p>
          </table:table-cell>
          <table:table-cell table:style-name="ce22" office:value-type="float" office:value="0.122" calcext:value-type="float">
            <text:p>0,122</text:p>
          </table:table-cell>
          <table:table-cell table:style-name="ce22" office:value-type="float" office:value="12.87" calcext:value-type="float">
            <text:p>12,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252.94" calcext:value-type="float">
            <text:p>2252,94</text:p>
          </table:table-cell>
          <table:table-cell table:style-name="ce22" office:value-type="float" office:value="2223.68" calcext:value-type="float">
            <text:p>2223,68</text:p>
          </table:table-cell>
          <table:table-cell table:style-name="ce22" office:value-type="float" office:value="2179.52" calcext:value-type="float">
            <text:p>2179,52</text:p>
          </table:table-cell>
          <table:table-cell table:style-name="ce22" office:value-type="float" office:value="2435.34" calcext:value-type="float">
            <text:p>2435,34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1.416" calcext:value-type="float">
            <text:p>1,416</text:p>
          </table:table-cell>
          <table:table-cell table:style-name="ce22" office:value-type="float" office:value="0.17" calcext:value-type="float">
            <text:p>0,17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1.179" calcext:value-type="float">
            <text:p>1,1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340.07" calcext:value-type="float">
            <text:p>2340,07</text:p>
          </table:table-cell>
          <table:table-cell table:style-name="ce22" office:value-type="float" office:value="2225.56" calcext:value-type="float">
            <text:p>2225,56</text:p>
          </table:table-cell>
          <table:table-cell table:style-name="ce22" office:value-type="float" office:value="2242.77" calcext:value-type="float">
            <text:p>2242,77</text:p>
          </table:table-cell>
          <table:table-cell table:style-name="ce22" office:value-type="float" office:value="2606.62" calcext:value-type="float">
            <text:p>2606,62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491" calcext:value-type="float">
            <text:p>0,0491</text:p>
          </table:table-cell>
          <table:table-cell table:style-name="ce22" office:value-type="float" office:value="0.049" calcext:value-type="float">
            <text:p>0,049</text:p>
          </table:table-cell>
          <table:table-cell table:style-name="ce22" office:value-type="float" office:value="0.0491" calcext:value-type="float">
            <text:p>0,0491</text:p>
          </table:table-cell>
          <table:table-cell table:style-name="ce22" office:value-type="float" office:value="0.132" calcext:value-type="float">
            <text:p>0,13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float" office:value="1964.928" calcext:value-type="float">
            <text:p>1964,928</text:p>
          </table:table-cell>
          <table:table-cell table:style-name="ce23" table:formula="of:=AVERAGE([.C210:.C219])" office:value-type="float" office:value="1942.821" calcext:value-type="float">
            <text:p>1942,821</text:p>
          </table:table-cell>
          <table:table-cell table:style-name="ce23" table:formula="of:=AVERAGE([.D210:.D219])" office:value-type="float" office:value="1983.6849" calcext:value-type="float">
            <text:p>1983,6849</text:p>
          </table:table-cell>
          <table:table-cell table:style-name="ce23" table:formula="of:=AVERAGE([.E210:.E219])" office:value-type="float" office:value="2249.031" calcext:value-type="float">
            <text:p>2249,031</text:p>
          </table:table-cell>
          <table:table-cell table:style-name="ce23" table:number-columns-repeated="2"/>
          <table:table-cell table:style-name="ce23" table:formula="of:=AVERAGE([.H210:.H219])" office:value-type="float" office:value="0.2644" calcext:value-type="float">
            <text:p>0,2644</text:p>
          </table:table-cell>
          <table:table-cell table:style-name="ce23" table:formula="of:=AVERAGE([.I210:.I219])" office:value-type="float" office:value="0.1412" calcext:value-type="float">
            <text:p>0,1412</text:p>
          </table:table-cell>
          <table:table-cell table:style-name="ce23" table:formula="of:=AVERAGE([.J210:.J219])" office:value-type="float" office:value="9.87401" calcext:value-type="float">
            <text:p>9,87401</text:p>
          </table:table-cell>
          <table:table-cell table:style-name="ce23" table:formula="of:=AVERAGE([.K210:.K219])" office:value-type="float" office:value="10.0303" calcext:value-type="float">
            <text:p>10,0303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float" office:value="435.678536022962" calcext:value-type="float">
            <text:p>435,678536022962</text:p>
          </table:table-cell>
          <table:table-cell table:style-name="ce22" table:number-columns-repeated="2"/>
          <table:table-cell table:style-name="ce22" table:formula="of:=STDEV([.E210:.E219])" office:value-type="float" office:value="621.980727719472" calcext:value-type="float">
            <text:p>621,980727719472</text:p>
          </table:table-cell>
          <table:table-cell table:style-name="ce22" table:number-columns-repeated="2"/>
          <table:table-cell table:style-name="ce22" table:formula="of:=STDEV([.H210:.H219])" office:value-type="float" office:value="0.415195779790156" calcext:value-type="float">
            <text:p>0,415195779790156</text:p>
          </table:table-cell>
          <table:table-cell table:style-name="ce22" table:number-columns-repeated="2"/>
          <table:table-cell table:style-name="ce22" table:formula="of:=STDEV([.K210:.K219])" office:value-type="float" office:value="26.5991932461202" calcext:value-type="float">
            <text:p>26,599193246120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 office:value-type="float" office:value="0.0034" calcext:value-type="float">
            <text:p>0,0034</text:p>
          </table:table-cell>
          <table:table-cell table:style-name="ce22" office:value-type="float" office:value="0.0043" calcext:value-type="float">
            <text:p>0,0043</text:p>
          </table:table-cell>
          <table:table-cell table:style-name="ce22" office:value-type="float" office:value="4.001" calcext:value-type="float">
            <text:p>4,001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1.203" calcext:value-type="float">
            <text:p>1,203</text:p>
          </table:table-cell>
          <table:table-cell table:style-name="ce22" office:value-type="float" office:value="1.204" calcext:value-type="float">
            <text:p>1,204</text:p>
          </table:table-cell>
          <table:table-cell table:style-name="ce22" office:value-type="float" office:value="1.22" calcext:value-type="float">
            <text:p>1,22</text:p>
          </table:table-cell>
          <table:table-cell table:style-name="ce22" office:value-type="float" office:value="1.603" calcext:value-type="float">
            <text:p>1,60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6" office:value-type="float" office:value="0.0299" calcext:value-type="float">
            <text:p>2,99E-02</text:p>
          </table:table-cell>
          <table:table-cell table:style-name="ce6" office:value-type="float" office:value="0.0235" calcext:value-type="float">
            <text:p>2,35E-02</text:p>
          </table:table-cell>
          <table:table-cell table:style-name="ce6" office:value-type="float" office:value="0.018" calcext:value-type="float">
            <text:p>1,80E-02</text:p>
          </table:table-cell>
          <table:table-cell table:style-name="ce6" office:value-type="float" office:value="0.196" calcext:value-type="float">
            <text:p>1,96E-01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983" calcext:value-type="float">
            <text:p>0,983</text:p>
          </table:table-cell>
          <table:table-cell table:style-name="ce22" office:value-type="float" office:value="0.976" calcext:value-type="float">
            <text:p>0,976</text:p>
          </table:table-cell>
          <table:table-cell table:style-name="ce22" office:value-type="float" office:value="0.983" calcext:value-type="float">
            <text:p>0,983</text:p>
          </table:table-cell>
          <table:table-cell table:style-name="ce22" office:value-type="float" office:value="0.838" calcext:value-type="float">
            <text:p>0,8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113" calcext:value-type="float">
            <text:p>0,0113</text:p>
          </table:table-cell>
          <table:table-cell table:style-name="ce22" office:value-type="float" office:value="0.0149" calcext:value-type="float">
            <text:p>0,0149</text:p>
          </table:table-cell>
          <table:table-cell table:style-name="ce22" office:value-type="float" office:value="0.0119" calcext:value-type="float">
            <text:p>0,0119</text:p>
          </table:table-cell>
          <table:table-cell table:style-name="ce22" office:value-type="float" office:value="0.273" calcext:value-type="float">
            <text:p>0,273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1.015" calcext:value-type="float">
            <text:p>1,015</text:p>
          </table:table-cell>
          <table:table-cell table:style-name="ce22" office:value-type="float" office:value="0.988" calcext:value-type="float">
            <text:p>0,988</text:p>
          </table:table-cell>
          <table:table-cell table:style-name="ce22" office:value-type="float" office:value="1.004" calcext:value-type="float">
            <text:p>1,004</text:p>
          </table:table-cell>
          <table:table-cell table:style-name="ce22" office:value-type="float" office:value="0.856" calcext:value-type="float">
            <text:p>0,8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96" calcext:value-type="float">
            <text:p>0,0396</text:p>
          </table:table-cell>
          <table:table-cell table:style-name="ce22" office:value-type="float" office:value="0.0203" calcext:value-type="float">
            <text:p>0,0203</text:p>
          </table:table-cell>
          <table:table-cell table:style-name="ce22" office:value-type="float" office:value="0.0159" calcext:value-type="float">
            <text:p>0,0159</text:p>
          </table:table-cell>
          <table:table-cell table:style-name="ce22" office:value-type="float" office:value="9.75" calcext:value-type="float">
            <text:p>9,75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854" calcext:value-type="float">
            <text:p>0,854</text:p>
          </table:table-cell>
          <table:table-cell table:style-name="ce22" office:value-type="float" office:value="0.86" calcext:value-type="float">
            <text:p>0,86</text:p>
          </table:table-cell>
          <table:table-cell table:style-name="ce22" office:value-type="float" office:value="0.858" calcext:value-type="float">
            <text:p>0,858</text:p>
          </table:table-cell>
          <table:table-cell table:style-name="ce22" office:value-type="float" office:value="1.131" calcext:value-type="float">
            <text:p>1,1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182" calcext:value-type="float">
            <text:p>0,0182</text:p>
          </table:table-cell>
          <table:table-cell table:style-name="ce22" office:value-type="float" office:value="0.0246" calcext:value-type="float">
            <text:p>0,0246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22" office:value-type="float" office:value="0.113" calcext:value-type="float">
            <text:p>0,113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1.0398" calcext:value-type="float">
            <text:p>1,0398</text:p>
          </table:table-cell>
          <table:table-cell table:style-name="ce22" office:value-type="float" office:value="1.033" calcext:value-type="float">
            <text:p>1,033</text:p>
          </table:table-cell>
          <table:table-cell table:style-name="ce22" office:value-type="float" office:value="1.027" calcext:value-type="float">
            <text:p>1,027</text:p>
          </table:table-cell>
          <table:table-cell table:style-name="ce22" office:value-type="float" office:value="0.959" calcext:value-type="float">
            <text:p>0,9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149" calcext:value-type="float">
            <text:p>0,0149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14.747" calcext:value-type="float">
            <text:p>14,747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1.122" calcext:value-type="float">
            <text:p>1,122</text:p>
          </table:table-cell>
          <table:table-cell table:style-name="ce22" office:value-type="float" office:value="1.107" calcext:value-type="float">
            <text:p>1,107</text:p>
          </table:table-cell>
          <table:table-cell table:style-name="ce22" office:value-type="float" office:value="1.079" calcext:value-type="float">
            <text:p>1,079</text:p>
          </table:table-cell>
          <table:table-cell table:style-name="ce22" office:value-type="float" office:value="1.077" calcext:value-type="float">
            <text:p>1,0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231" calcext:value-type="float">
            <text:p>0,0231</text:p>
          </table:table-cell>
          <table:table-cell table:style-name="ce22" office:value-type="float" office:value="0.0217" calcext:value-type="float">
            <text:p>0,0217</text:p>
          </table:table-cell>
          <table:table-cell table:style-name="ce22" office:value-type="float" office:value="1.831" calcext:value-type="float">
            <text:p>1,831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1.195" calcext:value-type="float">
            <text:p>1,195</text:p>
          </table:table-cell>
          <table:table-cell table:style-name="ce22" office:value-type="float" office:value="1.185" calcext:value-type="float">
            <text:p>1,185</text:p>
          </table:table-cell>
          <table:table-cell table:style-name="ce22" office:value-type="float" office:value="1.256" calcext:value-type="float">
            <text:p>1,256</text:p>
          </table:table-cell>
          <table:table-cell table:style-name="ce22" office:value-type="float" office:value="1.128" calcext:value-type="float">
            <text:p>1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123" calcext:value-type="float">
            <text:p>0,0123</text:p>
          </table:table-cell>
          <table:table-cell table:style-name="ce22" office:value-type="float" office:value="0.0191" calcext:value-type="float">
            <text:p>0,0191</text:p>
          </table:table-cell>
          <table:table-cell table:style-name="ce22" office:value-type="float" office:value="0.151" calcext:value-type="float">
            <text:p>0,151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1.004" calcext:value-type="float">
            <text:p>1,004</text:p>
          </table:table-cell>
          <table:table-cell table:style-name="ce22" office:value-type="float" office:value="1.061" calcext:value-type="float">
            <text:p>1,061</text:p>
          </table:table-cell>
          <table:table-cell table:style-name="ce22" office:value-type="float" office:value="1.047" calcext:value-type="float">
            <text:p>1,047</text:p>
          </table:table-cell>
          <table:table-cell table:style-name="ce22" office:value-type="float" office:value="1.278" calcext:value-type="float">
            <text:p>1,27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288" calcext:value-type="float">
            <text:p>0,0288</text:p>
          </table:table-cell>
          <table:table-cell table:style-name="ce22" office:value-type="float" office:value="0.0297" calcext:value-type="float">
            <text:p>0,0297</text:p>
          </table:table-cell>
          <table:table-cell table:style-name="ce22" office:value-type="float" office:value="0.0278" calcext:value-type="float">
            <text:p>0,0278</text:p>
          </table:table-cell>
          <table:table-cell table:style-name="ce22" office:value-type="float" office:value="14.97" calcext:value-type="float">
            <text:p>14,97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832" calcext:value-type="float">
            <text:p>0,832</text:p>
          </table:table-cell>
          <table:table-cell table:style-name="ce22" office:value-type="float" office:value="0.825" calcext:value-type="float">
            <text:p>0,825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0.715" calcext:value-type="float">
            <text:p>0,7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6" office:value-type="float" office:value="0.0319" calcext:value-type="float">
            <text:p>3,19E-02</text:p>
          </table:table-cell>
          <table:table-cell table:style-name="ce6" office:value-type="float" office:value="0.0356" calcext:value-type="float">
            <text:p>3,56E-02</text:p>
          </table:table-cell>
          <table:table-cell table:style-name="ce6" office:value-type="float" office:value="0.035" calcext:value-type="float">
            <text:p>3,50E-02</text:p>
          </table:table-cell>
          <table:table-cell table:style-name="ce6" office:value-type="float" office:value="6.901" calcext:value-type="float">
            <text:p>6,90E+00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832" calcext:value-type="float">
            <text:p>0,832</text:p>
          </table:table-cell>
          <table:table-cell table:style-name="ce22" office:value-type="float" office:value="1.191" calcext:value-type="float">
            <text:p>1,191</text:p>
          </table:table-cell>
          <table:table-cell table:style-name="ce22" office:value-type="float" office:value="1.194" calcext:value-type="float">
            <text:p>1,194</text:p>
          </table:table-cell>
          <table:table-cell table:style-name="ce22" office:value-type="float" office:value="1.181" calcext:value-type="float">
            <text:p>1,18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float" office:value="0.02244" calcext:value-type="float">
            <text:p>0,02244</text:p>
          </table:table-cell>
          <table:table-cell table:style-name="ce23" table:formula="of:=AVERAGE([.C223:.C232])" office:value-type="float" office:value="0.02023" calcext:value-type="float">
            <text:p>0,02023</text:p>
          </table:table-cell>
          <table:table-cell table:style-name="ce23" table:formula="of:=AVERAGE([.D223:.D232])" office:value-type="float" office:value="0.01925" calcext:value-type="float">
            <text:p>0,01925</text:p>
          </table:table-cell>
          <table:table-cell table:style-name="ce23" table:formula="of:=AVERAGE([.E223:.E232])" office:value-type="float" office:value="5.2933" calcext:value-type="float">
            <text:p>5,2933</text:p>
          </table:table-cell>
          <table:table-cell table:style-name="ce23" table:number-columns-repeated="2"/>
          <table:table-cell table:style-name="ce23" table:formula="of:=AVERAGE([.H223:.H232])" office:value-type="float" office:value="1.00798" calcext:value-type="float">
            <text:p>1,00798</text:p>
          </table:table-cell>
          <table:table-cell table:style-name="ce23" table:formula="of:=AVERAGE([.I223:.I232])" office:value-type="float" office:value="1.043" calcext:value-type="float">
            <text:p>1,043</text:p>
          </table:table-cell>
          <table:table-cell table:style-name="ce23" table:formula="of:=AVERAGE([.J223:.J232])" office:value-type="float" office:value="1.0487" calcext:value-type="float">
            <text:p>1,0487</text:p>
          </table:table-cell>
          <table:table-cell table:style-name="ce23" table:formula="of:=AVERAGE([.K223:.K232])" office:value-type="float" office:value="1.0766" calcext:value-type="float">
            <text:p>1,0766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float" office:value="0.0110882520413875" calcext:value-type="float">
            <text:p>0,0110882520413875</text:p>
          </table:table-cell>
          <table:table-cell table:style-name="ce22" table:number-columns-repeated="2"/>
          <table:table-cell table:style-name="ce22" table:formula="of:=STDEV([.E223:.E232])" office:value-type="float" office:value="5.99611020301217" calcext:value-type="float">
            <text:p>5,99611020301217</text:p>
          </table:table-cell>
          <table:table-cell table:style-name="ce22" table:number-columns-repeated="2"/>
          <table:table-cell table:style-name="ce22" table:formula="of:=STDEV([.H223:.H232])" office:value-type="float" office:value="0.138788102275856" calcext:value-type="float">
            <text:p>0,138788102275856</text:p>
          </table:table-cell>
          <table:table-cell table:style-name="ce22" table:number-columns-repeated="2"/>
          <table:table-cell table:style-name="ce22" table:formula="of:=STDEV([.K223:.K232])" office:value-type="float" office:value="0.25480676774546" calcext:value-type="float">
            <text:p>0,2548067677454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8.07" calcext:value-type="float">
            <text:p>8,07</text:p>
          </table:table-cell>
          <table:table-cell table:number-columns-repeated="2" table:style-name="ce22" office:value-type="float" office:value="8.58" calcext:value-type="float">
            <text:p>8,58</text:p>
          </table:table-cell>
          <table:table-cell table:style-name="ce22" office:value-type="float" office:value="15.98" calcext:value-type="float">
            <text:p>15,98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206" calcext:value-type="float">
            <text:p>1,206</text:p>
          </table:table-cell>
          <table:table-cell table:style-name="ce22" office:value-type="float" office:value="1.179" calcext:value-type="float">
            <text:p>1,179</text:p>
          </table:table-cell>
          <table:table-cell table:style-name="ce22" office:value-type="float" office:value="1.196" calcext:value-type="float">
            <text:p>1,196</text:p>
          </table:table-cell>
          <table:table-cell table:style-name="ce22" office:value-type="float" office:value="10.72" calcext:value-type="float">
            <text:p>10,7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10.02" calcext:value-type="float">
            <text:p>10,02</text:p>
          </table:table-cell>
          <table:table-cell table:style-name="ce22" office:value-type="float" office:value="10.11" calcext:value-type="float">
            <text:p>10,11</text:p>
          </table:table-cell>
          <table:table-cell table:style-name="ce22" office:value-type="float" office:value="10.495" calcext:value-type="float">
            <text:p>10,495</text:p>
          </table:table-cell>
          <table:table-cell table:style-name="ce22" office:value-type="float" office:value="15.65" calcext:value-type="float">
            <text:p>15,65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299" calcext:value-type="float">
            <text:p>0,299</text:p>
          </table:table-cell>
          <table:table-cell table:style-name="ce22" office:value-type="float" office:value="0.287" calcext:value-type="float">
            <text:p>0,287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14.82" calcext:value-type="float">
            <text:p>14,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1.88" calcext:value-type="float">
            <text:p>11,88</text:p>
          </table:table-cell>
          <table:table-cell table:style-name="ce22" office:value-type="float" office:value="11.81" calcext:value-type="float">
            <text:p>11,81</text:p>
          </table:table-cell>
          <table:table-cell table:style-name="ce22" office:value-type="float" office:value="11.96" calcext:value-type="float">
            <text:p>11,96</text:p>
          </table:table-cell>
          <table:table-cell table:style-name="ce22" office:value-type="float" office:value="16" calcext:value-type="float">
            <text:p>16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632" calcext:value-type="float">
            <text:p>1,632</text:p>
          </table:table-cell>
          <table:table-cell table:style-name="ce22" office:value-type="float" office:value="1.701" calcext:value-type="float">
            <text:p>1,701</text:p>
          </table:table-cell>
          <table:table-cell table:style-name="ce22" office:value-type="float" office:value="1.593" calcext:value-type="float">
            <text:p>1,593</text:p>
          </table:table-cell>
          <table:table-cell table:style-name="ce22" office:value-type="float" office:value="26.21" calcext:value-type="float">
            <text:p>26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10.94" calcext:value-type="float">
            <text:p>10,94</text:p>
          </table:table-cell>
          <table:table-cell table:style-name="ce22" office:value-type="float" office:value="11.01" calcext:value-type="float">
            <text:p>11,01</text:p>
          </table:table-cell>
          <table:table-cell table:style-name="ce22" office:value-type="float" office:value="11.17" calcext:value-type="float">
            <text:p>11,17</text:p>
          </table:table-cell>
          <table:table-cell table:style-name="ce22" office:value-type="float" office:value="25.17" calcext:value-type="float">
            <text:p>25,17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031" calcext:value-type="float">
            <text:p>2,031</text:p>
          </table:table-cell>
          <table:table-cell table:style-name="ce22" office:value-type="float" office:value="2.127" calcext:value-type="float">
            <text:p>2,127</text:p>
          </table:table-cell>
          <table:table-cell table:style-name="ce22" office:value-type="float" office:value="2.146" calcext:value-type="float">
            <text:p>2,146</text:p>
          </table:table-cell>
          <table:table-cell table:style-name="ce22" office:value-type="float" office:value="6.73" calcext:value-type="float">
            <text:p>6,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.63" calcext:value-type="float">
            <text:p>11,63</text:p>
          </table:table-cell>
          <table:table-cell table:style-name="ce22" office:value-type="float" office:value="11.66" calcext:value-type="float">
            <text:p>11,66</text:p>
          </table:table-cell>
          <table:table-cell table:style-name="ce22" office:value-type="float" office:value="14.09" calcext:value-type="float">
            <text:p>14,09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256" calcext:value-type="float">
            <text:p>1,256</text:p>
          </table:table-cell>
          <table:table-cell table:style-name="ce22" office:value-type="float" office:value="1.234" calcext:value-type="float">
            <text:p>1,234</text:p>
          </table:table-cell>
          <table:table-cell table:style-name="ce22" office:value-type="float" office:value="1.259" calcext:value-type="float">
            <text:p>1,259</text:p>
          </table:table-cell>
          <table:table-cell table:style-name="ce22" office:value-type="float" office:value="5.71" calcext:value-type="float">
            <text:p>5,7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6.74" calcext:value-type="float">
            <text:p>16,74</text:p>
          </table:table-cell>
          <table:table-cell table:style-name="ce22" office:value-type="float" office:value="15.92" calcext:value-type="float">
            <text:p>15,92</text:p>
          </table:table-cell>
          <table:table-cell table:style-name="ce22" office:value-type="float" office:value="16.15" calcext:value-type="float">
            <text:p>16,15</text:p>
          </table:table-cell>
          <table:table-cell table:style-name="ce22" office:value-type="float" office:value="24.63" calcext:value-type="float">
            <text:p>24,6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1.149" calcext:value-type="float">
            <text:p>1,149</text:p>
          </table:table-cell>
          <table:table-cell table:style-name="ce22" office:value-type="float" office:value="1.189" calcext:value-type="float">
            <text:p>1,189</text:p>
          </table:table-cell>
          <table:table-cell table:style-name="ce22" office:value-type="float" office:value="1.094" calcext:value-type="float">
            <text:p>1,094</text:p>
          </table:table-cell>
          <table:table-cell table:style-name="ce22" office:value-type="float" office:value="2.835" calcext:value-type="float">
            <text:p>2,8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8.33" calcext:value-type="float">
            <text:p>8,33</text:p>
          </table:table-cell>
          <table:table-cell table:style-name="ce22" office:value-type="float" office:value="8.13" calcext:value-type="float">
            <text:p>8,13</text:p>
          </table:table-cell>
          <table:table-cell table:style-name="ce22" office:value-type="float" office:value="8.19" calcext:value-type="float">
            <text:p>8,19</text:p>
          </table:table-cell>
          <table:table-cell table:style-name="ce22" office:value-type="float" office:value="17.45" calcext:value-type="float">
            <text:p>17,45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1.435" calcext:value-type="float">
            <text:p>1,435</text:p>
          </table:table-cell>
          <table:table-cell table:style-name="ce22" office:value-type="float" office:value="1.399" calcext:value-type="float">
            <text:p>1,399</text:p>
          </table:table-cell>
          <table:table-cell table:style-name="ce22" office:value-type="float" office:value="1.351" calcext:value-type="float">
            <text:p>1,351</text:p>
          </table:table-cell>
          <table:table-cell table:style-name="ce22" office:value-type="float" office:value="8.075" calcext:value-type="float">
            <text:p>8,0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13.9" calcext:value-type="float">
            <text:p>13,9</text:p>
          </table:table-cell>
          <table:table-cell table:style-name="ce22" office:value-type="float" office:value="15.04" calcext:value-type="float">
            <text:p>15,04</text:p>
          </table:table-cell>
          <table:table-cell table:style-name="ce22" office:value-type="float" office:value="14.29" calcext:value-type="float">
            <text:p>14,29</text:p>
          </table:table-cell>
          <table:table-cell table:style-name="ce22" office:value-type="float" office:value="22" calcext:value-type="float">
            <text:p>22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3.308" calcext:value-type="float">
            <text:p>3,308</text:p>
          </table:table-cell>
          <table:table-cell table:style-name="ce22" office:value-type="float" office:value="3.484" calcext:value-type="float">
            <text:p>3,484</text:p>
          </table:table-cell>
          <table:table-cell table:style-name="ce22" office:value-type="float" office:value="3.425" calcext:value-type="float">
            <text:p>3,425</text:p>
          </table:table-cell>
          <table:table-cell table:style-name="ce22" office:value-type="float" office:value="27.77" calcext:value-type="float">
            <text:p>27,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5.51" calcext:value-type="float">
            <text:p>5,51</text:p>
          </table:table-cell>
          <table:table-cell table:style-name="ce22" office:value-type="float" office:value="5.54" calcext:value-type="float">
            <text:p>5,54</text:p>
          </table:table-cell>
          <table:table-cell table:style-name="ce22" office:value-type="float" office:value="21.069" calcext:value-type="float">
            <text:p>21,06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298" calcext:value-type="float">
            <text:p>0,298</text:p>
          </table:table-cell>
          <table:table-cell table:style-name="ce22" office:value-type="float" office:value="0.267" calcext:value-type="float">
            <text:p>0,267</text:p>
          </table:table-cell>
          <table:table-cell table:style-name="ce22" office:value-type="float" office:value="0.251" calcext:value-type="float">
            <text:p>0,251</text:p>
          </table:table-cell>
          <table:table-cell table:style-name="ce22" office:value-type="float" office:value="5.435" calcext:value-type="float">
            <text:p>5,4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 office:value-type="float" office:value="10.3" calcext:value-type="float">
            <text:p>10,3</text:p>
          </table:table-cell>
          <table:table-cell table:style-name="ce22" office:value-type="float" office:value="17.17" calcext:value-type="float">
            <text:p>17,17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426" calcext:value-type="float">
            <text:p>0,426</text:p>
          </table:table-cell>
          <table:table-cell table:style-name="ce22" office:value-type="float" office:value="0.469" calcext:value-type="float">
            <text:p>0,469</text:p>
          </table:table-cell>
          <table:table-cell table:style-name="ce22" office:value-type="float" office:value="0.445" calcext:value-type="float">
            <text:p>0,445</text:p>
          </table:table-cell>
          <table:table-cell table:style-name="ce22" office:value-type="float" office:value="5.834" calcext:value-type="float">
            <text:p>5,834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float" office:value="10.748" calcext:value-type="float">
            <text:p>10,748</text:p>
          </table:table-cell>
          <table:table-cell table:style-name="ce23" table:formula="of:=AVERAGE([.C236:.C245])" office:value-type="float" office:value="10.703" calcext:value-type="float">
            <text:p>10,703</text:p>
          </table:table-cell>
          <table:table-cell table:style-name="ce23" table:formula="of:=AVERAGE([.D236:.D245])" office:value-type="float" office:value="10.8335" calcext:value-type="float">
            <text:p>10,8335</text:p>
          </table:table-cell>
          <table:table-cell table:style-name="ce23" table:formula="of:=AVERAGE([.E236:.E245])" office:value-type="float" office:value="18.9209" calcext:value-type="float">
            <text:p>18,9209</text:p>
          </table:table-cell>
          <table:table-cell table:style-name="ce23" table:number-columns-repeated="2"/>
          <table:table-cell table:style-name="ce23" table:formula="of:=AVERAGE([.H236:.H245])" office:value-type="float" office:value="1.304" calcext:value-type="float">
            <text:p>1,304</text:p>
          </table:table-cell>
          <table:table-cell table:style-name="ce23" table:formula="of:=AVERAGE([.I236:.I245])" office:value-type="float" office:value="1.3336" calcext:value-type="float">
            <text:p>1,3336</text:p>
          </table:table-cell>
          <table:table-cell table:style-name="ce23" table:formula="of:=AVERAGE([.J236:.J245])" office:value-type="float" office:value="1.3062" calcext:value-type="float">
            <text:p>1,3062</text:p>
          </table:table-cell>
          <table:table-cell table:style-name="ce23" table:formula="of:=AVERAGE([.K236:.K245])" office:value-type="float" office:value="11.4139" calcext:value-type="float">
            <text:p>11,413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float" office:value="3.1505689080616" calcext:value-type="float">
            <text:p>3,1505689080616</text:p>
          </table:table-cell>
          <table:table-cell table:style-name="ce22" table:number-columns-repeated="2"/>
          <table:table-cell table:style-name="ce22" table:formula="of:=STDEV([.E236:.E245])" office:value-type="float" office:value="3.97473119845858" calcext:value-type="float">
            <text:p>3,97473119845858</text:p>
          </table:table-cell>
          <table:table-cell table:style-name="ce22" table:number-columns-repeated="2"/>
          <table:table-cell table:style-name="ce22" table:formula="of:=STDEV([.H236:.H245])" office:value-type="float" office:value="0.912759430396519" calcext:value-type="float">
            <text:p>0,912759430396519</text:p>
          </table:table-cell>
          <table:table-cell table:style-name="ce22" table:number-columns-repeated="2"/>
          <table:table-cell table:style-name="ce22" table:formula="of:=STDEV([.K236:.K245])" office:value-type="float" office:value="8.84829738110358" calcext:value-type="float">
            <text:p>8,84829738110358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NNC_F=2</text:p>
          </table:table-cell>
          <table:table-cell table:style-name="ce19" office:value-type="string" calcext:value-type="string">
            <text:p>NNC_F=5</text:p>
          </table:table-cell>
          <table:table-cell table:style-name="ce19" office:value-type="string" calcext:value-type="string">
            <text:p>F=10</text:p>
          </table:table-cell>
          <table:table-cell table:style-name="ce19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384.19" calcext:value-type="float">
            <text:p>1384,19</text:p>
          </table:table-cell>
          <table:table-cell table:style-name="ce22" office:value-type="float" office:value="1590.81" calcext:value-type="float">
            <text:p>1590,81</text:p>
          </table:table-cell>
          <table:table-cell table:style-name="ce22" office:value-type="float" office:value="1589.9" calcext:value-type="float">
            <text:p>1589,9</text:p>
          </table:table-cell>
          <table:table-cell table:style-name="ce22" office:value-type="float" office:value="1643.34" calcext:value-type="float">
            <text:p>1643,34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number-columns-repeated="2" table:style-name="ce22" office:value-type="float" office:value="0.26" calcext:value-type="float">
            <text:p>0,26</text:p>
          </table:table-cell>
          <table:table-cell table:style-name="ce22" office:value-type="float" office:value="0.258" calcext:value-type="float">
            <text:p>0,258</text:p>
          </table:table-cell>
          <table:table-cell table:style-name="ce22" office:value-type="float" office:value="0.646" calcext:value-type="float">
            <text:p>0,6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1109.98" calcext:value-type="float">
            <text:p>1109,98</text:p>
          </table:table-cell>
          <table:table-cell table:style-name="ce22" office:value-type="float" office:value="1000.505" calcext:value-type="float">
            <text:p>1000,505</text:p>
          </table:table-cell>
          <table:table-cell table:style-name="ce22" office:value-type="float" office:value="1018.083" calcext:value-type="float">
            <text:p>1018,083</text:p>
          </table:table-cell>
          <table:table-cell table:style-name="ce22" office:value-type="float" office:value="2151.22" calcext:value-type="float">
            <text:p>2151,22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327" calcext:value-type="float">
            <text:p>0,327</text:p>
          </table:table-cell>
          <table:table-cell table:number-columns-repeated="2" table:style-name="ce22" office:value-type="float" office:value="0.324" calcext:value-type="float">
            <text:p>0,324</text:p>
          </table:table-cell>
          <table:table-cell table:style-name="ce22" office:value-type="float" office:value="6.429" calcext:value-type="float">
            <text:p>6,4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100.65" calcext:value-type="float">
            <text:p>1100,65</text:p>
          </table:table-cell>
          <table:table-cell table:style-name="ce22" office:value-type="float" office:value="983.62" calcext:value-type="float">
            <text:p>983,62</text:p>
          </table:table-cell>
          <table:table-cell table:style-name="ce22" office:value-type="float" office:value="879.603" calcext:value-type="float">
            <text:p>879,603</text:p>
          </table:table-cell>
          <table:table-cell table:style-name="ce22" office:value-type="float" office:value="1790.79" calcext:value-type="float">
            <text:p>1790,7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483" calcext:value-type="float">
            <text:p>0,483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6.16" calcext:value-type="float">
            <text:p>6,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494.47" calcext:value-type="float">
            <text:p>1494,47</text:p>
          </table:table-cell>
          <table:table-cell table:style-name="ce22" office:value-type="float" office:value="1585.07" calcext:value-type="float">
            <text:p>1585,07</text:p>
          </table:table-cell>
          <table:table-cell table:style-name="ce22" office:value-type="float" office:value="1558.807" calcext:value-type="float">
            <text:p>1558,807</text:p>
          </table:table-cell>
          <table:table-cell table:style-name="ce22" office:value-type="float" office:value="2456.02" calcext:value-type="float">
            <text:p>2456,02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26.22" calcext:value-type="float">
            <text:p>26,22</text:p>
          </table:table-cell>
          <table:table-cell table:style-name="ce22" office:value-type="float" office:value="113.65" calcext:value-type="float">
            <text:p>113,65</text:p>
          </table:table-cell>
          <table:table-cell table:style-name="ce22" office:value-type="float" office:value="0.414" calcext:value-type="float">
            <text:p>0,414</text:p>
          </table:table-cell>
          <table:table-cell table:style-name="ce22" office:value-type="float" office:value="4.079" calcext:value-type="float">
            <text:p>4,0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1874.08" calcext:value-type="float">
            <text:p>1874,08</text:p>
          </table:table-cell>
          <table:table-cell table:style-name="ce22" office:value-type="float" office:value="1572.69" calcext:value-type="float">
            <text:p>1572,69</text:p>
          </table:table-cell>
          <table:table-cell table:style-name="ce22" office:value-type="float" office:value="1550.35" calcext:value-type="float">
            <text:p>1550,35</text:p>
          </table:table-cell>
          <table:table-cell table:style-name="ce22" office:value-type="float" office:value="2398.14" calcext:value-type="float">
            <text:p>2398,14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0.305" calcext:value-type="float">
            <text:p>0,305</text:p>
          </table:table-cell>
          <table:table-cell table:style-name="ce22" office:value-type="float" office:value="0.302" calcext:value-type="float">
            <text:p>0,302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817" calcext:value-type="float">
            <text:p>0,81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1177.31" calcext:value-type="float">
            <text:p>1177,31</text:p>
          </table:table-cell>
          <table:table-cell table:style-name="ce22" office:value-type="float" office:value="1093.962" calcext:value-type="float">
            <text:p>1093,962</text:p>
          </table:table-cell>
          <table:table-cell table:style-name="ce22" office:value-type="float" office:value="1152.183" calcext:value-type="float">
            <text:p>1152,183</text:p>
          </table:table-cell>
          <table:table-cell table:style-name="ce22" office:value-type="float" office:value="2652.11" calcext:value-type="float">
            <text:p>2652,11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234" calcext:value-type="float">
            <text:p>0,234</text:p>
          </table:table-cell>
          <table:table-cell table:style-name="ce22" office:value-type="float" office:value="0.212" calcext:value-type="float">
            <text:p>0,212</text:p>
          </table:table-cell>
          <table:table-cell table:style-name="ce22" office:value-type="float" office:value="0.207" calcext:value-type="float">
            <text:p>0,207</text:p>
          </table:table-cell>
          <table:table-cell table:style-name="ce22" office:value-type="float" office:value="3.687" calcext:value-type="float">
            <text:p>3,6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107.4" calcext:value-type="float">
            <text:p>1107,4</text:p>
          </table:table-cell>
          <table:table-cell table:style-name="ce22" office:value-type="float" office:value="1082.682" calcext:value-type="float">
            <text:p>1082,682</text:p>
          </table:table-cell>
          <table:table-cell table:style-name="ce22" office:value-type="float" office:value="1040.746" calcext:value-type="float">
            <text:p>1040,746</text:p>
          </table:table-cell>
          <table:table-cell table:style-name="ce22" office:value-type="float" office:value="1975.21" calcext:value-type="float">
            <text:p>1975,2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07" calcext:value-type="float">
            <text:p>0,207</text:p>
          </table:table-cell>
          <table:table-cell table:style-name="ce22" office:value-type="float" office:value="0.208" calcext:value-type="float">
            <text:p>0,208</text:p>
          </table:table-cell>
          <table:table-cell table:style-name="ce22" office:value-type="float" office:value="0.213" calcext:value-type="float">
            <text:p>0,213</text:p>
          </table:table-cell>
          <table:table-cell table:style-name="ce22" office:value-type="float" office:value="0.473" calcext:value-type="float">
            <text:p>0,4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392.04" calcext:value-type="float">
            <text:p>1392,04</text:p>
          </table:table-cell>
          <table:table-cell table:style-name="ce22" office:value-type="float" office:value="1273.898" calcext:value-type="float">
            <text:p>1273,898</text:p>
          </table:table-cell>
          <table:table-cell table:style-name="ce22" office:value-type="float" office:value="1228.604" calcext:value-type="float">
            <text:p>1228,604</text:p>
          </table:table-cell>
          <table:table-cell table:style-name="ce22" office:value-type="float" office:value="1796.52" calcext:value-type="float">
            <text:p>1796,52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19" calcext:value-type="float">
            <text:p>0,419</text:p>
          </table:table-cell>
          <table:table-cell table:style-name="ce22" office:value-type="float" office:value="0.411" calcext:value-type="float">
            <text:p>0,411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998" calcext:value-type="float">
            <text:p>0,9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367.81" calcext:value-type="float">
            <text:p>1367,81</text:p>
          </table:table-cell>
          <table:table-cell table:style-name="ce22" office:value-type="float" office:value="1274.936" calcext:value-type="float">
            <text:p>1274,936</text:p>
          </table:table-cell>
          <table:table-cell table:style-name="ce22" office:value-type="float" office:value="1309.002" calcext:value-type="float">
            <text:p>1309,002</text:p>
          </table:table-cell>
          <table:table-cell table:style-name="ce22" office:value-type="float" office:value="1982.27" calcext:value-type="float">
            <text:p>1982,27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271" calcext:value-type="float">
            <text:p>0,271</text:p>
          </table:table-cell>
          <table:table-cell table:style-name="ce22" office:value-type="float" office:value="0.254" calcext:value-type="float">
            <text:p>0,254</text:p>
          </table:table-cell>
          <table:table-cell table:style-name="ce22" office:value-type="float" office:value="0.261" calcext:value-type="float">
            <text:p>0,261</text:p>
          </table:table-cell>
          <table:table-cell table:style-name="ce22" office:value-type="float" office:value="3.16" calcext:value-type="float">
            <text:p>3,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988.82" calcext:value-type="float">
            <text:p>988,82</text:p>
          </table:table-cell>
          <table:table-cell table:style-name="ce22" office:value-type="float" office:value="1036.292" calcext:value-type="float">
            <text:p>1036,292</text:p>
          </table:table-cell>
          <table:table-cell table:style-name="ce22" office:value-type="float" office:value="994.03" calcext:value-type="float">
            <text:p>994,03</text:p>
          </table:table-cell>
          <table:table-cell table:style-name="ce22" office:value-type="float" office:value="1580.69" calcext:value-type="float">
            <text:p>1580,69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0.349" calcext:value-type="float">
            <text:p>0,34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3.106" calcext:value-type="float">
            <text:p>3,106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float" office:value="1299.675" calcext:value-type="float">
            <text:p>1299,675</text:p>
          </table:table-cell>
          <table:table-cell table:style-name="ce23" table:formula="of:=AVERAGE([.C249:.C258])" office:value-type="float" office:value="1249.4465" calcext:value-type="float">
            <text:p>1249,4465</text:p>
          </table:table-cell>
          <table:table-cell table:style-name="ce23" table:formula="of:=AVERAGE([.D249:.D258])" office:value-type="float" office:value="1232.1308" calcext:value-type="float">
            <text:p>1232,1308</text:p>
          </table:table-cell>
          <table:table-cell table:style-name="ce23" table:formula="of:=AVERAGE([.E249:.E258])" office:value-type="float" office:value="2042.631" calcext:value-type="float">
            <text:p>2042,631</text:p>
          </table:table-cell>
          <table:table-cell table:style-name="ce23" table:number-columns-repeated="2"/>
          <table:table-cell table:style-name="ce23" table:formula="of:=AVERAGE([.H249:.H258])" office:value-type="float" office:value="2.9032" calcext:value-type="float">
            <text:p>2,9032</text:p>
          </table:table-cell>
          <table:table-cell table:style-name="ce23" table:formula="of:=AVERAGE([.I249:.I258])" office:value-type="float" office:value="11.6468" calcext:value-type="float">
            <text:p>11,6468</text:p>
          </table:table-cell>
          <table:table-cell table:style-name="ce23" table:formula="of:=AVERAGE([.J249:.J258])" office:value-type="float" office:value="0.3281" calcext:value-type="float">
            <text:p>0,3281</text:p>
          </table:table-cell>
          <table:table-cell table:style-name="ce23" table:formula="of:=AVERAGE([.K249:.K258])" office:value-type="float" office:value="2.9555" calcext:value-type="float">
            <text:p>2,9555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float" office:value="260.847229928" calcext:value-type="float">
            <text:p>260,847229928</text:p>
          </table:table-cell>
          <table:table-cell table:style-name="ce22" table:number-columns-repeated="2"/>
          <table:table-cell table:style-name="ce22" table:formula="of:=STDEV([.E249:.E258])" office:value-type="float" office:value="362.941636276872" calcext:value-type="float">
            <text:p>362,941636276872</text:p>
          </table:table-cell>
          <table:table-cell table:style-name="ce22" table:number-columns-repeated="2"/>
          <table:table-cell table:style-name="ce22" table:formula="of:=STDEV([.H249:.H258])" office:value-type="float" office:value="8.19303403033469" calcext:value-type="float">
            <text:p>8,19303403033469</text:p>
          </table:table-cell>
          <table:table-cell table:style-name="ce22" table:number-columns-repeated="2"/>
          <table:table-cell table:style-name="ce22" table:formula="of:=STDEV([.K249:.K258])" office:value-type="float" office:value="2.21352967251652" calcext:value-type="float">
            <text:p>2,2135296725165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72" calcext:value-type="float">
            <text:p>0,372</text:p>
          </table:table-cell>
          <table:table-cell table:style-name="ce22" office:value-type="float" office:value="0.371" calcext:value-type="float">
            <text:p>0,371</text:p>
          </table:table-cell>
          <table:table-cell table:style-name="ce22" office:value-type="float" office:value="0.368" calcext:value-type="float">
            <text:p>0,368</text:p>
          </table:table-cell>
          <table:table-cell table:style-name="ce22" office:value-type="float" office:value="0.376" calcext:value-type="float">
            <text:p>0,376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1.21" calcext:value-type="float">
            <text:p>11,21</text:p>
          </table:table-cell>
          <table:table-cell table:style-name="ce22" office:value-type="float" office:value="9.77" calcext:value-type="float">
            <text:p>9,77</text:p>
          </table:table-cell>
          <table:table-cell table:style-name="ce22" office:value-type="float" office:value="9.99" calcext:value-type="float">
            <text:p>9,99</text:p>
          </table:table-cell>
          <table:table-cell table:style-name="ce22" office:value-type="float" office:value="244.42" calcext:value-type="float">
            <text:p>244,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689" calcext:value-type="float">
            <text:p>0,689</text:p>
          </table:table-cell>
          <table:table-cell table:style-name="ce22" office:value-type="float" office:value="0.707" calcext:value-type="float">
            <text:p>0,707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678" calcext:value-type="float">
            <text:p>0,678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11.12" calcext:value-type="float">
            <text:p>11,12</text:p>
          </table:table-cell>
          <table:table-cell table:style-name="ce22" office:value-type="float" office:value="8.72" calcext:value-type="float">
            <text:p>8,72</text:p>
          </table:table-cell>
          <table:table-cell table:style-name="ce22" office:value-type="float" office:value="8.9" calcext:value-type="float">
            <text:p>8,9</text:p>
          </table:table-cell>
          <table:table-cell table:style-name="ce22" office:value-type="float" office:value="71.86" calcext:value-type="float">
            <text:p>71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246" calcext:value-type="float">
            <text:p>0,246</text:p>
          </table:table-cell>
          <table:table-cell table:style-name="ce22" office:value-type="float" office:value="0.251" calcext:value-type="float">
            <text:p>0,251</text:p>
          </table:table-cell>
          <table:table-cell table:style-name="ce22" office:value-type="float" office:value="0.258" calcext:value-type="float">
            <text:p>0,258</text:p>
          </table:table-cell>
          <table:table-cell table:style-name="ce22" office:value-type="float" office:value="0.293" calcext:value-type="float">
            <text:p>0,293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10.03" calcext:value-type="float">
            <text:p>10,03</text:p>
          </table:table-cell>
          <table:table-cell table:style-name="ce22" office:value-type="float" office:value="9.018" calcext:value-type="float">
            <text:p>9,018</text:p>
          </table:table-cell>
          <table:table-cell table:style-name="ce22" office:value-type="float" office:value="8.43" calcext:value-type="float">
            <text:p>8,43</text:p>
          </table:table-cell>
          <table:table-cell table:style-name="ce22" office:value-type="float" office:value="134.41" calcext:value-type="float">
            <text:p>134,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22" calcext:value-type="float">
            <text:p>0,22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46" calcext:value-type="float">
            <text:p>0,246</text:p>
          </table:table-cell>
          <table:table-cell table:style-name="ce22" office:value-type="float" office:value="0.158" calcext:value-type="float">
            <text:p>0,158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5.6" calcext:value-type="float">
            <text:p>15,6</text:p>
          </table:table-cell>
          <table:table-cell table:style-name="ce22" office:value-type="float" office:value="14.082" calcext:value-type="float">
            <text:p>14,082</text:p>
          </table:table-cell>
          <table:table-cell table:style-name="ce22" office:value-type="float" office:value="13.53" calcext:value-type="float">
            <text:p>13,53</text:p>
          </table:table-cell>
          <table:table-cell table:style-name="ce22" office:value-type="float" office:value="160.11" calcext:value-type="float">
            <text:p>160,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68" calcext:value-type="float">
            <text:p>0,468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435" calcext:value-type="float">
            <text:p>0,435</text:p>
          </table:table-cell>
          <table:table-cell table:style-name="ce22" office:value-type="float" office:value="0.412" calcext:value-type="float">
            <text:p>0,412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10.82" calcext:value-type="float">
            <text:p>10,82</text:p>
          </table:table-cell>
          <table:table-cell table:style-name="ce22" office:value-type="float" office:value="10.71" calcext:value-type="float">
            <text:p>10,71</text:p>
          </table:table-cell>
          <table:table-cell table:style-name="ce22" office:value-type="float" office:value="10.644" calcext:value-type="float">
            <text:p>10,644</text:p>
          </table:table-cell>
          <table:table-cell table:style-name="ce22" office:value-type="float" office:value="79.06" calcext:value-type="float">
            <text:p>7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95" calcext:value-type="float">
            <text:p>0,095</text:p>
          </table:table-cell>
          <table:table-cell table:style-name="ce22" office:value-type="float" office:value="0.0994" calcext:value-type="float">
            <text:p>0,0994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0.1" calcext:value-type="float">
            <text:p>10,1</text:p>
          </table:table-cell>
          <table:table-cell table:style-name="ce22" office:value-type="float" office:value="9.296" calcext:value-type="float">
            <text:p>9,296</text:p>
          </table:table-cell>
          <table:table-cell table:style-name="ce22" office:value-type="float" office:value="8.19" calcext:value-type="float">
            <text:p>8,19</text:p>
          </table:table-cell>
          <table:table-cell table:style-name="ce22" office:value-type="float" office:value="136.26" calcext:value-type="float">
            <text:p>136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431" calcext:value-type="float">
            <text:p>0,431</text:p>
          </table:table-cell>
          <table:table-cell table:style-name="ce22" office:value-type="float" office:value="0.445" calcext:value-type="float">
            <text:p>0,445</text:p>
          </table:table-cell>
          <table:table-cell table:style-name="ce22" office:value-type="float" office:value="0.427" calcext:value-type="float">
            <text:p>0,427</text:p>
          </table:table-cell>
          <table:table-cell table:style-name="ce22" office:value-type="float" office:value="0.47" calcext:value-type="float">
            <text:p>0,47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0.63" calcext:value-type="float">
            <text:p>10,63</text:p>
          </table:table-cell>
          <table:table-cell table:style-name="ce22" office:value-type="float" office:value="8.84" calcext:value-type="float">
            <text:p>8,84</text:p>
          </table:table-cell>
          <table:table-cell table:style-name="ce22" office:value-type="float" office:value="9.055" calcext:value-type="float">
            <text:p>9,055</text:p>
          </table:table-cell>
          <table:table-cell table:style-name="ce22" office:value-type="float" office:value="103.88" calcext:value-type="float">
            <text:p>103,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234" calcext:value-type="float">
            <text:p>0,234</text:p>
          </table:table-cell>
          <table:table-cell table:style-name="ce22" office:value-type="float" office:value="0.247" calcext:value-type="float">
            <text:p>0,247</text:p>
          </table:table-cell>
          <table:table-cell table:style-name="ce22" office:value-type="float" office:value="0.26" calcext:value-type="float">
            <text:p>0,26</text:p>
          </table:table-cell>
          <table:table-cell table:style-name="ce22" office:value-type="float" office:value="0.378" calcext:value-type="float">
            <text:p>0,378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9.97" calcext:value-type="float">
            <text:p>9,97</text:p>
          </table:table-cell>
          <table:table-cell table:style-name="ce22" office:value-type="float" office:value="9.24" calcext:value-type="float">
            <text:p>9,24</text:p>
          </table:table-cell>
          <table:table-cell table:style-name="ce22" office:value-type="float" office:value="9.226" calcext:value-type="float">
            <text:p>9,226</text:p>
          </table:table-cell>
          <table:table-cell table:style-name="ce22" office:value-type="float" office:value="130.4" calcext:value-type="float">
            <text:p>130,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361" calcext:value-type="float">
            <text:p>0,361</text:p>
          </table:table-cell>
          <table:table-cell table:style-name="ce22" office:value-type="float" office:value="0.376" calcext:value-type="float">
            <text:p>0,376</text:p>
          </table:table-cell>
          <table:table-cell table:style-name="ce22" office:value-type="float" office:value="0.385" calcext:value-type="float">
            <text:p>0,385</text:p>
          </table:table-cell>
          <table:table-cell table:style-name="ce22" office:value-type="float" office:value="0.237" calcext:value-type="float">
            <text:p>0,237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11.36" calcext:value-type="float">
            <text:p>11,36</text:p>
          </table:table-cell>
          <table:table-cell table:style-name="ce22" office:value-type="float" office:value="11.04" calcext:value-type="float">
            <text:p>11,04</text:p>
          </table:table-cell>
          <table:table-cell table:style-name="ce22" office:value-type="float" office:value="7.89" calcext:value-type="float">
            <text:p>7,89</text:p>
          </table:table-cell>
          <table:table-cell table:style-name="ce22" office:value-type="float" office:value="119.84" calcext:value-type="float">
            <text:p>119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205" calcext:value-type="float">
            <text:p>0,205</text:p>
          </table:table-cell>
          <table:table-cell table:style-name="ce22" office:value-type="float" office:value="0.216" calcext:value-type="float">
            <text:p>0,216</text:p>
          </table:table-cell>
          <table:table-cell table:style-name="ce22" office:value-type="float" office:value="0.221" calcext:value-type="float">
            <text:p>0,221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7.73" calcext:value-type="float">
            <text:p>7,73</text:p>
          </table:table-cell>
          <table:table-cell table:style-name="ce22" office:value-type="float" office:value="7.85" calcext:value-type="float">
            <text:p>7,85</text:p>
          </table:table-cell>
          <table:table-cell table:style-name="ce22" office:value-type="float" office:value="8.37" calcext:value-type="float">
            <text:p>8,37</text:p>
          </table:table-cell>
          <table:table-cell table:style-name="ce22" office:value-type="float" office:value="116.37" calcext:value-type="float">
            <text:p>116,3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float" office:value="0.3323" calcext:value-type="float">
            <text:p>0,3323</text:p>
          </table:table-cell>
          <table:table-cell table:style-name="ce23" table:formula="of:=AVERAGE([.C262:.C271])" office:value-type="float" office:value="0.3431" calcext:value-type="float">
            <text:p>0,3431</text:p>
          </table:table-cell>
          <table:table-cell table:style-name="ce23" table:formula="of:=AVERAGE([.D262:.D271])" office:value-type="float" office:value="0.34104" calcext:value-type="float">
            <text:p>0,34104</text:p>
          </table:table-cell>
          <table:table-cell table:style-name="ce23" table:formula="of:=AVERAGE([.E262:.E271])" office:value-type="float" office:value="0.3409" calcext:value-type="float">
            <text:p>0,3409</text:p>
          </table:table-cell>
          <table:table-cell table:style-name="ce23" table:number-columns-repeated="2"/>
          <table:table-cell table:style-name="ce23" table:formula="of:=AVERAGE([.H262:.H271])" office:value-type="float" office:value="10.857" calcext:value-type="float">
            <text:p>10,857</text:p>
          </table:table-cell>
          <table:table-cell table:style-name="ce23" table:formula="of:=AVERAGE([.I262:.I271])" office:value-type="float" office:value="9.8566" calcext:value-type="float">
            <text:p>9,8566</text:p>
          </table:table-cell>
          <table:table-cell table:style-name="ce23" table:formula="of:=AVERAGE([.J262:.J271])" office:value-type="float" office:value="9.4225" calcext:value-type="float">
            <text:p>9,4225</text:p>
          </table:table-cell>
          <table:table-cell table:style-name="ce23" table:formula="of:=AVERAGE([.K262:.K271])" office:value-type="float" office:value="129.661" calcext:value-type="float">
            <text:p>129,661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float" office:value="0.169667681725844" calcext:value-type="float">
            <text:p>0,169667681725844</text:p>
          </table:table-cell>
          <table:table-cell table:style-name="ce23" table:number-columns-repeated="2"/>
          <table:table-cell table:style-name="ce23" table:formula="of:=STDEV([.E262:.E271])" office:value-type="float" office:value="0.162473553403486" calcext:value-type="float">
            <text:p>0,162473553403486</text:p>
          </table:table-cell>
          <table:table-cell table:style-name="ce23" table:number-columns-repeated="2"/>
          <table:table-cell table:style-name="ce23" table:formula="of:=STDEV([.H262:.H271])" office:value-type="float" office:value="1.96688162667033" calcext:value-type="float">
            <text:p>1,96688162667033</text:p>
          </table:table-cell>
          <table:table-cell table:style-name="ce23" table:number-columns-repeated="2"/>
          <table:table-cell table:style-name="ce23" table:formula="of:=STDEV([.K262:.K271])" office:value-type="float" office:value="48.3075736988173" calcext:value-type="float">
            <text:p>48,307573698817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1" calcext:value-type="float">
            <text:p>0,101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0993" calcext:value-type="float">
            <text:p>0,0993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0.895" calcext:value-type="float">
            <text:p>0,895</text:p>
          </table:table-cell>
          <table:table-cell table:style-name="ce22" office:value-type="float" office:value="0.884" calcext:value-type="float">
            <text:p>0,884</text:p>
          </table:table-cell>
          <table:table-cell table:style-name="ce22" office:value-type="float" office:value="14.08" calcext:value-type="float">
            <text:p>14,0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number-columns-repeated="2" table:style-name="ce22" office:value-type="float" office:value="0.038" calcext:value-type="float">
            <text:p>0,038</text:p>
          </table:table-cell>
          <table:table-cell table:style-name="ce22" office:value-type="float" office:value="0.0364" calcext:value-type="float">
            <text:p>0,0364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519" calcext:value-type="float">
            <text:p>0,0519</text:p>
          </table:table-cell>
          <table:table-cell table:style-name="ce22" office:value-type="float" office:value="0.0555" calcext:value-type="float">
            <text:p>0,0555</text:p>
          </table:table-cell>
          <table:table-cell table:style-name="ce22" office:value-type="float" office:value="0.82" calcext:value-type="float">
            <text:p>0,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number-columns-repeated="3" table:style-name="ce22" office:value-type="float" office:value="0.118" calcext:value-type="float">
            <text:p>0,118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number-columns-repeated="2" table:style-name="ce22" office:value-type="float" office:value="0.035" calcext:value-type="float">
            <text:p>0,035</text:p>
          </table:table-cell>
          <table:table-cell table:style-name="ce22" office:value-type="float" office:value="0.044" calcext:value-type="float">
            <text:p>0,044</text:p>
          </table:table-cell>
          <table:table-cell table:style-name="ce22" office:value-type="float" office:value="7.29" calcext:value-type="float">
            <text:p>7,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23" calcext:value-type="float">
            <text:p>0,0823</text:p>
          </table:table-cell>
          <table:table-cell table:style-name="ce22" office:value-type="float" office:value="0.0827" calcext:value-type="float">
            <text:p>0,0827</text:p>
          </table:table-cell>
          <table:table-cell table:style-name="ce22" office:value-type="float" office:value="0.0823" calcext:value-type="float">
            <text:p>0,0823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0.0535" calcext:value-type="float">
            <text:p>0,0535</text:p>
          </table:table-cell>
          <table:table-cell table:style-name="ce22" office:value-type="float" office:value="0.0482" calcext:value-type="float">
            <text:p>0,0482</text:p>
          </table:table-cell>
          <table:table-cell table:style-name="ce22" office:value-type="float" office:value="0.51" calcext:value-type="float">
            <text:p>0,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office:value-type="float" office:value="0.12" calcext:value-type="float">
            <text:p>0,12</text:p>
          </table:table-cell>
          <table:table-cell table:style-name="ce22" office:value-type="float" office:value="0.119" calcext:value-type="float">
            <text:p>0,119</text:p>
          </table:table-cell>
          <table:table-cell table:style-name="ce22" office:value-type="float" office:value="0.12" calcext:value-type="float">
            <text:p>0,12</text:p>
          </table:table-cell>
          <table:table-cell table:style-name="ce22" office:value-type="float" office:value="0.127" calcext:value-type="float">
            <text:p>0,127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521" calcext:value-type="float">
            <text:p>0,0521</text:p>
          </table:table-cell>
          <table:table-cell table:style-name="ce22" office:value-type="float" office:value="0.0527" calcext:value-type="float">
            <text:p>0,0527</text:p>
          </table:table-cell>
          <table:table-cell table:style-name="ce22" office:value-type="float" office:value="0.73" calcext:value-type="float">
            <text:p>0,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6" calcext:value-type="float">
            <text:p>0,066</text:p>
          </table:table-cell>
          <table:table-cell table:style-name="ce22" office:value-type="float" office:value="0.0656" calcext:value-type="float">
            <text:p>0,0656</text:p>
          </table:table-cell>
          <table:table-cell table:style-name="ce22" office:value-type="float" office:value="0.0658" calcext:value-type="float">
            <text:p>0,0658</text:p>
          </table:table-cell>
          <table:table-cell table:style-name="ce22" office:value-type="float" office:value="0.0632" calcext:value-type="float">
            <text:p>0,063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71" calcext:value-type="float">
            <text:p>0,171</text:p>
          </table:table-cell>
          <table:table-cell table:style-name="ce22" office:value-type="float" office:value="130.502" calcext:value-type="float">
            <text:p>130,502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8.05" calcext:value-type="float">
            <text:p>8,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78" calcext:value-type="float">
            <text:p>0,0378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78" calcext:value-type="float">
            <text:p>0,0378</text:p>
          </table:table-cell>
          <table:table-cell table:style-name="ce22" office:value-type="float" office:value="0.0403" calcext:value-type="float">
            <text:p>0,0403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055" calcext:value-type="float">
            <text:p>0,055</text:p>
          </table:table-cell>
          <table:table-cell table:style-name="ce22" office:value-type="float" office:value="0.0591" calcext:value-type="float">
            <text:p>0,0591</text:p>
          </table:table-cell>
          <table:table-cell table:style-name="ce22" office:value-type="float" office:value="0.0973" calcext:value-type="float">
            <text:p>0,0973</text:p>
          </table:table-cell>
          <table:table-cell table:style-name="ce22" office:value-type="float" office:value="1.47" calcext:value-type="float">
            <text:p>1,4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4" calcext:value-type="float">
            <text:p>0,074</text:p>
          </table:table-cell>
          <table:table-cell table:style-name="ce22" office:value-type="float" office:value="0.0739" calcext:value-type="float">
            <text:p>0,0739</text:p>
          </table:table-cell>
          <table:table-cell table:style-name="ce22" office:value-type="float" office:value="0.0749" calcext:value-type="float">
            <text:p>0,0749</text:p>
          </table:table-cell>
          <table:table-cell table:style-name="ce22" office:value-type="float" office:value="0.0904" calcext:value-type="float">
            <text:p>0,0904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31" calcext:value-type="float">
            <text:p>0,031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 office:value-type="float" office:value="0.0354" calcext:value-type="float">
            <text:p>0,0354</text:p>
          </table:table-cell>
          <table:table-cell table:style-name="ce22" office:value-type="float" office:value="4.39" calcext:value-type="float">
            <text:p>4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1" calcext:value-type="float">
            <text:p>0,091</text:p>
          </table:table-cell>
          <table:table-cell table:style-name="ce22" office:value-type="float" office:value="0.0951" calcext:value-type="float">
            <text:p>0,0951</text:p>
          </table:table-cell>
          <table:table-cell table:style-name="ce22" office:value-type="float" office:value="0.0978" calcext:value-type="float">
            <text:p>0,0978</text:p>
          </table:table-cell>
          <table:table-cell table:style-name="ce22" office:value-type="float" office:value="0.1" calcext:value-type="float">
            <text:p>0,1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3.21" calcext:value-type="float">
            <text:p>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067" calcext:value-type="float">
            <text:p>0,067</text:p>
          </table:table-cell>
          <table:table-cell table:style-name="ce22" office:value-type="float" office:value="0.0673" calcext:value-type="float">
            <text:p>0,0673</text:p>
          </table:table-cell>
          <table:table-cell table:style-name="ce22" office:value-type="float" office:value="0.048" calcext:value-type="float">
            <text:p>0,048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113" calcext:value-type="float">
            <text:p>0,113</text:p>
          </table:table-cell>
          <table:table-cell table:style-name="ce22" office:value-type="float" office:value="0.129" calcext:value-type="float">
            <text:p>0,129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 office:value-type="float" office:value="2.35" calcext:value-type="float">
            <text:p>2,35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float" office:value="0.08301" calcext:value-type="float">
            <text:p>0,08301</text:p>
          </table:table-cell>
          <table:table-cell table:style-name="ce23" table:formula="of:=AVERAGE([.C275:.C284])" office:value-type="float" office:value="0.07963" calcext:value-type="float">
            <text:p>0,07963</text:p>
          </table:table-cell>
          <table:table-cell table:style-name="ce23" table:formula="of:=AVERAGE([.D275:.D284])" office:value-type="float" office:value="0.07996" calcext:value-type="float">
            <text:p>0,07996</text:p>
          </table:table-cell>
          <table:table-cell table:style-name="ce23" table:formula="of:=AVERAGE([.E275:.E284])" office:value-type="float" office:value="0.08189" calcext:value-type="float">
            <text:p>0,08189</text:p>
          </table:table-cell>
          <table:table-cell table:style-name="ce23" table:number-columns-repeated="2"/>
          <table:table-cell table:style-name="ce23" table:formula="of:=AVERAGE([.H275:.H284])" office:value-type="float" office:value="0.1541" calcext:value-type="float">
            <text:p>0,1541</text:p>
          </table:table-cell>
          <table:table-cell table:style-name="ce23" table:formula="of:=AVERAGE([.I275:.I284])" office:value-type="float" office:value="13.19094" calcext:value-type="float">
            <text:p>13,19094</text:p>
          </table:table-cell>
          <table:table-cell table:style-name="ce23" table:formula="of:=AVERAGE([.J275:.J284])" office:value-type="float" office:value="0.17081" calcext:value-type="float">
            <text:p>0,17081</text:p>
          </table:table-cell>
          <table:table-cell table:style-name="ce23" table:formula="of:=AVERAGE([.K275:.K284])" office:value-type="float" office:value="4.29" calcext:value-type="float">
            <text:p>4,29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float" office:value="0.0294043250786909" calcext:value-type="float">
            <text:p>0,0294043250786909</text:p>
          </table:table-cell>
          <table:table-cell table:style-name="ce22" table:number-columns-repeated="2"/>
          <table:table-cell table:style-name="ce22" table:formula="of:=STDEV([.E275:.E284])" office:value-type="float" office:value="0.0296606154877324" calcext:value-type="float">
            <text:p>0,0296606154877324</text:p>
          </table:table-cell>
          <table:table-cell table:style-name="ce22" table:number-columns-repeated="2"/>
          <table:table-cell table:style-name="ce22" table:formula="of:=STDEV([.H275:.H284])" office:value-type="float" office:value="0.255200770636245" calcext:value-type="float">
            <text:p>0,255200770636245</text:p>
          </table:table-cell>
          <table:table-cell table:style-name="ce22" table:number-columns-repeated="2"/>
          <table:table-cell table:style-name="ce22" table:formula="of:=STDEV([.K275:.K284])" office:value-type="float" office:value="4.35733098735147" calcext:value-type="float">
            <text:p>4,35733098735147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ce22"/>
          <table:table-cell table:style-name="ce23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number-columns-repeated="2" table:style-name="ce22" office:value-type="float" office:value="8.62" calcext:value-type="float">
            <text:p>8,62</text:p>
          </table:table-cell>
          <table:table-cell table:style-name="ce22" office:value-type="float" office:value="8.61" calcext:value-type="float">
            <text:p>8,61</text:p>
          </table:table-cell>
          <table:table-cell table:style-name="ce22" office:value-type="float" office:value="58.6" calcext:value-type="float">
            <text:p>58,6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12.71" calcext:value-type="float">
            <text:p>12,71</text:p>
          </table:table-cell>
          <table:table-cell table:style-name="ce22" office:value-type="float" office:value="11.03" calcext:value-type="float">
            <text:p>11,03</text:p>
          </table:table-cell>
          <table:table-cell table:style-name="ce22" office:value-type="float" office:value="12.75" calcext:value-type="float">
            <text:p>12,75</text:p>
          </table:table-cell>
          <table:table-cell table:style-name="ce22" office:value-type="float" office:value="191.46" calcext:value-type="float">
            <text:p>191,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195" calcext:value-type="float">
            <text:p>7,195</text:p>
          </table:table-cell>
          <table:table-cell table:style-name="ce22" office:value-type="float" office:value="7.196" calcext:value-type="float">
            <text:p>7,196</text:p>
          </table:table-cell>
          <table:table-cell table:style-name="ce22" office:value-type="float" office:value="25.44" calcext:value-type="float">
            <text:p>25,44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15.64" calcext:value-type="float">
            <text:p>15,64</text:p>
          </table:table-cell>
          <table:table-cell table:style-name="ce22" office:value-type="float" office:value="13.82" calcext:value-type="float">
            <text:p>13,82</text:p>
          </table:table-cell>
          <table:table-cell table:style-name="ce22" office:value-type="float" office:value="13.75" calcext:value-type="float">
            <text:p>13,75</text:p>
          </table:table-cell>
          <table:table-cell table:style-name="ce22" office:value-type="float" office:value="208.05" calcext:value-type="float">
            <text:p>208,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 office:value-type="float" office:value="9.05" calcext:value-type="float">
            <text:p>9,05</text:p>
          </table:table-cell>
          <table:table-cell table:style-name="ce22" office:value-type="float" office:value="9.023" calcext:value-type="float">
            <text:p>9,023</text:p>
          </table:table-cell>
          <table:table-cell table:style-name="ce22" office:value-type="float" office:value="24.57" calcext:value-type="float">
            <text:p>24,57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12.61" calcext:value-type="float">
            <text:p>12,61</text:p>
          </table:table-cell>
          <table:table-cell table:style-name="ce22" office:value-type="float" office:value="12.996" calcext:value-type="float">
            <text:p>12,996</text:p>
          </table:table-cell>
          <table:table-cell table:style-name="ce22" office:value-type="float" office:value="11.42" calcext:value-type="float">
            <text:p>11,42</text:p>
          </table:table-cell>
          <table:table-cell table:style-name="ce22" office:value-type="float" office:value="174.35" calcext:value-type="float">
            <text:p>174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float" office:value="7.68" calcext:value-type="float">
            <text:p>7,68</text:p>
          </table:table-cell>
          <table:table-cell table:style-name="ce22" office:value-type="float" office:value="7.667" calcext:value-type="float">
            <text:p>7,667</text:p>
          </table:table-cell>
          <table:table-cell table:style-name="ce22" office:value-type="float" office:value="8.083" calcext:value-type="float">
            <text:p>8,083</text:p>
          </table:table-cell>
          <table:table-cell table:style-name="ce22" office:value-type="float" office:value="27.42" calcext:value-type="float">
            <text:p>27,42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6.39" calcext:value-type="float">
            <text:p>6,39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6.515" calcext:value-type="float">
            <text:p>6,515</text:p>
          </table:table-cell>
          <table:table-cell table:style-name="ce22" office:value-type="float" office:value="107.97" calcext:value-type="float">
            <text:p>107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float" office:value="7.41" calcext:value-type="float">
            <text:p>7,41</text:p>
          </table:table-cell>
          <table:table-cell table:style-name="ce22" office:value-type="float" office:value="7.443" calcext:value-type="float">
            <text:p>7,443</text:p>
          </table:table-cell>
          <table:table-cell table:style-name="ce22" office:value-type="float" office:value="7.69" calcext:value-type="float">
            <text:p>7,69</text:p>
          </table:table-cell>
          <table:table-cell table:style-name="ce22" office:value-type="float" office:value="15.78" calcext:value-type="float">
            <text:p>15,7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7.52" calcext:value-type="float">
            <text:p>17,52</text:p>
          </table:table-cell>
          <table:table-cell table:style-name="ce22" office:value-type="float" office:value="16.64" calcext:value-type="float">
            <text:p>16,64</text:p>
          </table:table-cell>
          <table:table-cell table:style-name="ce22" office:value-type="float" office:value="15.82" calcext:value-type="float">
            <text:p>15,82</text:p>
          </table:table-cell>
          <table:table-cell table:style-name="ce22" office:value-type="float" office:value="214.04" calcext:value-type="float">
            <text:p>214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float" office:value="8.07" calcext:value-type="float">
            <text:p>8,07</text:p>
          </table:table-cell>
          <table:table-cell table:style-name="ce22" office:value-type="float" office:value="8.04" calcext:value-type="float">
            <text:p>8,04</text:p>
          </table:table-cell>
          <table:table-cell table:style-name="ce22" office:value-type="float" office:value="7.438" calcext:value-type="float">
            <text:p>7,438</text:p>
          </table:table-cell>
          <table:table-cell table:style-name="ce22" office:value-type="float" office:value="21" calcext:value-type="float">
            <text:p>21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14.99" calcext:value-type="float">
            <text:p>14,99</text:p>
          </table:table-cell>
          <table:table-cell table:style-name="ce22" office:value-type="float" office:value="10.66" calcext:value-type="float">
            <text:p>10,66</text:p>
          </table:table-cell>
          <table:table-cell table:style-name="ce22" office:value-type="float" office:value="14.46" calcext:value-type="float">
            <text:p>14,46</text:p>
          </table:table-cell>
          <table:table-cell table:style-name="ce22" office:value-type="float" office:value="201.93" calcext:value-type="float">
            <text:p>201,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number-columns-repeated="2" table:style-name="ce22" office:value-type="float" office:value="9.14" calcext:value-type="float">
            <text:p>9,14</text:p>
          </table:table-cell>
          <table:table-cell table:style-name="ce22" office:value-type="float" office:value="9.137" calcext:value-type="float">
            <text:p>9,137</text:p>
          </table:table-cell>
          <table:table-cell table:style-name="ce22" office:value-type="float" office:value="24.79" calcext:value-type="float">
            <text:p>24,79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11.11" calcext:value-type="float">
            <text:p>11,11</text:p>
          </table:table-cell>
          <table:table-cell table:style-name="ce22" office:value-type="float" office:value="14.22" calcext:value-type="float">
            <text:p>14,22</text:p>
          </table:table-cell>
          <table:table-cell table:style-name="ce22" office:value-type="float" office:value="10.84" calcext:value-type="float">
            <text:p>10,84</text:p>
          </table:table-cell>
          <table:table-cell table:style-name="ce22" office:value-type="float" office:value="126.13" calcext:value-type="float">
            <text:p>126,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number-columns-repeated="2" table:style-name="ce22" office:value-type="float" office:value="7.4" calcext:value-type="float">
            <text:p>7,4</text:p>
          </table:table-cell>
          <table:table-cell table:style-name="ce22" office:value-type="float" office:value="6.421" calcext:value-type="float">
            <text:p>6,421</text:p>
          </table:table-cell>
          <table:table-cell table:style-name="ce22" office:value-type="float" office:value="27.87" calcext:value-type="float">
            <text:p>27,87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12.14" calcext:value-type="float">
            <text:p>12,14</text:p>
          </table:table-cell>
          <table:table-cell table:style-name="ce22" office:value-type="float" office:value="10.75" calcext:value-type="float">
            <text:p>10,75</text:p>
          </table:table-cell>
          <table:table-cell table:style-name="ce22" office:value-type="float" office:value="24.21" calcext:value-type="float">
            <text:p>24,21</text:p>
          </table:table-cell>
          <table:table-cell table:style-name="ce22" office:value-type="float" office:value="145.63" calcext:value-type="float">
            <text:p>145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number-columns-repeated="2" table:style-name="ce22" office:value-type="float" office:value="6.43" calcext:value-type="float">
            <text:p>6,43</text:p>
          </table:table-cell>
          <table:table-cell table:style-name="ce22" office:value-type="float" office:value="7.425" calcext:value-type="float">
            <text:p>7,425</text:p>
          </table:table-cell>
          <table:table-cell table:style-name="ce22" office:value-type="float" office:value="16.38" calcext:value-type="float">
            <text:p>16,38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8.13" calcext:value-type="float">
            <text:p>8,13</text:p>
          </table:table-cell>
          <table:table-cell table:style-name="ce22" office:value-type="float" office:value="8.301" calcext:value-type="float">
            <text:p>8,301</text:p>
          </table:table-cell>
          <table:table-cell table:style-name="ce22" office:value-type="float" office:value="7.91" calcext:value-type="float">
            <text:p>7,91</text:p>
          </table:table-cell>
          <table:table-cell table:style-name="ce22" office:value-type="float" office:value="131.36" calcext:value-type="float">
            <text:p>131,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12" calcext:value-type="float">
            <text:p>7,12</text:p>
          </table:table-cell>
          <table:table-cell table:style-name="ce22" office:value-type="float" office:value="7.133" calcext:value-type="float">
            <text:p>7,133</text:p>
          </table:table-cell>
          <table:table-cell table:style-name="ce22" office:value-type="float" office:value="7.155" calcext:value-type="float">
            <text:p>7,155</text:p>
          </table:table-cell>
          <table:table-cell table:style-name="ce22" office:value-type="float" office:value="18.49" calcext:value-type="float">
            <text:p>18,49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12.82" calcext:value-type="float">
            <text:p>12,82</text:p>
          </table:table-cell>
          <table:table-cell table:style-name="ce22" office:value-type="float" office:value="12.1" calcext:value-type="float">
            <text:p>12,1</text:p>
          </table:table-cell>
          <table:table-cell table:style-name="ce22" office:value-type="float" office:value="11.075" calcext:value-type="float">
            <text:p>11,075</text:p>
          </table:table-cell>
          <table:table-cell table:style-name="ce22" office:value-type="float" office:value="131.92" calcext:value-type="float">
            <text:p>131,92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float" office:value="7.807" calcext:value-type="float">
            <text:p>7,807</text:p>
          </table:table-cell>
          <table:table-cell table:style-name="ce23" table:formula="of:=AVERAGE([.C288:.C297])" office:value-type="float" office:value="7.8118" calcext:value-type="float">
            <text:p>7,8118</text:p>
          </table:table-cell>
          <table:table-cell table:style-name="ce23" table:formula="of:=AVERAGE([.D288:.D297])" office:value-type="float" office:value="7.8178" calcext:value-type="float">
            <text:p>7,8178</text:p>
          </table:table-cell>
          <table:table-cell table:style-name="ce23" table:formula="of:=AVERAGE([.E288:.E297])" office:value-type="float" office:value="26.034" calcext:value-type="float">
            <text:p>26,034</text:p>
          </table:table-cell>
          <table:table-cell table:style-name="ce23" table:number-columns-repeated="2"/>
          <table:table-cell table:style-name="ce23" table:formula="of:=AVERAGE([.H288:.H297])" office:value-type="float" office:value="12.406" calcext:value-type="float">
            <text:p>12,406</text:p>
          </table:table-cell>
          <table:table-cell table:style-name="ce23" table:formula="of:=AVERAGE([.I288:.I297])" office:value-type="float" office:value="11.6487" calcext:value-type="float">
            <text:p>11,6487</text:p>
          </table:table-cell>
          <table:table-cell table:style-name="ce23" table:formula="of:=AVERAGE([.J288:.J297])" office:value-type="float" office:value="12.875" calcext:value-type="float">
            <text:p>12,875</text:p>
          </table:table-cell>
          <table:table-cell table:style-name="ce23" table:formula="of:=AVERAGE([.K288:.K297])" office:value-type="float" office:value="163.284" calcext:value-type="float">
            <text:p>163,284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float" office:value="0.886880300078126" calcext:value-type="float">
            <text:p>0,886880300078126</text:p>
          </table:table-cell>
          <table:table-cell table:style-name="ce7" table:number-columns-repeated="2"/>
          <table:table-cell table:style-name="ce7" table:formula="of:=STDEV([.E288:.E297])" office:value-type="float" office:value="12.2496133272306" calcext:value-type="float">
            <text:p>12,2496133272306</text:p>
          </table:table-cell>
          <table:table-cell table:style-name="Default" table:number-columns-repeated="2"/>
          <table:table-cell table:style-name="Default" table:formula="of:=STDEV([.H288:.H297])" office:value-type="float" office:value="3.3303493310262" calcext:value-type="float">
            <text:p>3,3303493310262</text:p>
          </table:table-cell>
          <table:table-cell table:style-name="Default" table:number-columns-repeated="2"/>
          <table:table-cell table:style-name="Default" table:formula="of:=STDEV([.K288:.K297])" office:value-type="float" office:value="39.0791038791833" calcext:value-type="float">
            <text:p>39,0791038791833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NNC_F=2</text:p>
          </table:table-cell>
          <table:table-cell table:style-name="ce23" office:value-type="string" calcext:value-type="string">
            <text:p>NNC_F=5</text:p>
          </table:table-cell>
          <table:table-cell table:style-name="ce23" office:value-type="string" calcext:value-type="string">
            <text:p>F=10</text:p>
          </table:table-cell>
          <table:table-cell table:style-name="ce23" office:value-type="string" calcext:value-type="string">
            <text:p>MLPGEN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415" calcext:value-type="float">
            <text:p>0,0415</text:p>
          </table:table-cell>
          <table:table-cell table:style-name="ce22" office:value-type="float" office:value="0.0405" calcext:value-type="float">
            <text:p>0,0405</text:p>
          </table:table-cell>
          <table:table-cell table:style-name="ce22" office:value-type="float" office:value="0.0407" calcext:value-type="float">
            <text:p>0,0407</text:p>
          </table:table-cell>
          <table:table-cell table:style-name="ce22" office:value-type="float" office:value="0.0317" calcext:value-type="float">
            <text:p>0,0317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office:value-type="float" office:value="0.0389" calcext:value-type="float">
            <text:p>0,0389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0394" calcext:value-type="float">
            <text:p>0,0394</text:p>
          </table:table-cell>
          <table:table-cell table:style-name="ce22" office:value-type="float" office:value="0.0232" calcext:value-type="float">
            <text:p>0,02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office:value-type="float" office:value="0.0471" calcext:value-type="float">
            <text:p>0,0471</text:p>
          </table:table-cell>
          <table:table-cell table:style-name="ce22" office:value-type="float" office:value="0.0466" calcext:value-type="float">
            <text:p>0,0466</text:p>
          </table:table-cell>
          <table:table-cell table:style-name="ce22" office:value-type="float" office:value="0.0463" calcext:value-type="float">
            <text:p>0,0463</text:p>
          </table:table-cell>
          <table:table-cell table:style-name="ce22" office:value-type="float" office:value="0.0226" calcext:value-type="float">
            <text:p>0,022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office:value-type="float" office:value="0.0601" calcext:value-type="float">
            <text:p>0,0601</text:p>
          </table:table-cell>
          <table:table-cell table:style-name="ce22" office:value-type="float" office:value="0.0597" calcext:value-type="float">
            <text:p>0,0597</text:p>
          </table:table-cell>
          <table:table-cell table:style-name="ce22" office:value-type="float" office:value="0.0606" calcext:value-type="float">
            <text:p>0,0606</text:p>
          </table:table-cell>
          <table:table-cell table:style-name="ce22" office:value-type="float" office:value="0.0305" calcext:value-type="float">
            <text:p>0,030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office:value-type="float" office:value="0.0564" calcext:value-type="float">
            <text:p>0,0564</text:p>
          </table:table-cell>
          <table:table-cell table:style-name="ce22" office:value-type="float" office:value="0.0562" calcext:value-type="float">
            <text:p>0,0562</text:p>
          </table:table-cell>
          <table:table-cell table:style-name="ce22" office:value-type="float" office:value="0.0556" calcext:value-type="float">
            <text:p>0,0556</text:p>
          </table:table-cell>
          <table:table-cell table:style-name="ce22" office:value-type="float" office:value="0.0228" calcext:value-type="float">
            <text:p>0,022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office:value-type="float" office:value="0.0542" calcext:value-type="float">
            <text:p>0,0542</text:p>
          </table:table-cell>
          <table:table-cell table:style-name="ce22" office:value-type="float" office:value="0.0531" calcext:value-type="float">
            <text:p>0,0531</text:p>
          </table:table-cell>
          <table:table-cell table:style-name="ce22" office:value-type="float" office:value="0.0527" calcext:value-type="float">
            <text:p>0,0527</text:p>
          </table:table-cell>
          <table:table-cell table:style-name="ce22" office:value-type="float" office:value="0.0239" calcext:value-type="float">
            <text:p>0,0239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number-columns-repeated="2" table:style-name="ce22" office:value-type="float" office:value="0.053" calcext:value-type="float">
            <text:p>0,053</text:p>
          </table:table-cell>
          <table:table-cell table:style-name="ce22" office:value-type="float" office:value="0.0529" calcext:value-type="float">
            <text:p>0,0529</text:p>
          </table:table-cell>
          <table:table-cell table:style-name="ce22" office:value-type="float" office:value="0.0388" calcext:value-type="float">
            <text:p>0,038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2"/>
          <table:table-cell table:style-name="ce22" office:value-type="float" office:value="0.0604" calcext:value-type="float">
            <text:p>0,0604</text:p>
          </table:table-cell>
          <table:table-cell table:style-name="ce22" office:value-type="float" office:value="0.021" calcext:value-type="float">
            <text:p>0,02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2"/>
          <table:table-cell table:style-name="ce22" office:value-type="float" office:value="0.0453" calcext:value-type="float">
            <text:p>0,0453</text:p>
          </table:table-cell>
          <table:table-cell table:style-name="ce22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2"/>
          <table:table-cell table:style-name="ce22" office:value-type="float" office:value="0.0426" calcext:value-type="float">
            <text:p>0,0426</text:p>
          </table:table-cell>
          <table:table-cell table:style-name="ce22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float" office:value="0.0501714285714286" calcext:value-type="float">
            <text:p>0,0501714285714286</text:p>
          </table:table-cell>
          <table:table-cell table:style-name="ce23" table:formula="of:=AVERAGE([.C301:.C310])" office:value-type="float" office:value="0.0497285714285714" calcext:value-type="float">
            <text:p>0,0497285714285714</text:p>
          </table:table-cell>
          <table:table-cell table:style-name="ce23" table:formula="of:=AVERAGE([.D301:.D310])" office:value-type="float" office:value="0.04965" calcext:value-type="float">
            <text:p>0,04965</text:p>
          </table:table-cell>
          <table:table-cell table:style-name="ce23" table:formula="of:=AVERAGE([.E301:.E310])" office:value-type="float" office:value="0.02666" calcext:value-type="float">
            <text:p>0,02666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float" office:value="0.0078874825484676" calcext:value-type="float">
            <text:p>0,0078874825484676</text:p>
          </table:table-cell>
          <table:table-cell table:style-name="ce7" table:number-columns-repeated="2"/>
          <table:table-cell table:style-name="ce7" table:formula="of:=STDEV([.E301:.E310])" office:value-type="float" office:value="0.00596549336694888" calcext:value-type="float">
            <text:p>0,00596549336694888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12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_AVERAGES" table:style-name="ta1">
        <table:table-column table:style-name="co9" table:default-cell-style-name="ce39"/>
        <table:table-column table:style-name="co2" table:default-cell-style-name="ce39"/>
        <table:table-column table:style-name="co3" table:number-columns-repeated="2" table:default-cell-style-name="ce39"/>
        <table:table-column table:style-name="co10" table:default-cell-style-name="ce39"/>
        <table:table-column table:style-name="co3" table:number-columns-repeated="16379" table:default-cell-style-name="ce39"/>
        <table:table-row table:style-name="ro1">
          <table:table-cell table:style-name="ce27"/>
          <table:table-cell table:style-name="ce35" office:value-type="string" calcext:value-type="string">
            <text:p>CLASSIFICATION DATASETS</text:p>
          </table:table-cell>
          <table:table-cell table:style-name="ce35" table:number-columns-repeated="4"/>
          <table:table-cell table:number-columns-repeated="16378"/>
        </table:table-row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RBF</text:p>
          </table:table-cell>
          <table:table-cell table:style-name="ce27" office:value-type="string" calcext:value-type="string">
            <text:p>NNC_F=2</text:p>
          </table:table-cell>
          <table:table-cell table:style-name="ce27" office:value-type="string" calcext:value-type="string">
            <text:p>NNC_F=5</text:p>
          </table:table-cell>
          <table:table-cell table:style-name="ce27" office:value-type="string" calcext:value-type="string">
            <text:p>NNC_F=10</text:p>
          </table:table-cell>
          <table:table-cell table:style-name="ce27" office:value-type="string" calcext:value-type="string">
            <text:p>MLPGEN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223" calcext:value-type="percentage">
            <text:p>12,23%</text:p>
          </table:table-cell>
          <table:table-cell table:style-name="ce18" office:value-type="percentage" office:value="0.1363" calcext:value-type="percentage">
            <text:p>13,63%</text:p>
          </table:table-cell>
          <table:table-cell table:style-name="ce18" office:value-type="percentage" office:value="0.137" calcext:value-type="percentage">
            <text:p>13,70%</text:p>
          </table:table-cell>
          <table:table-cell table:style-name="ce18" office:value-type="percentage" office:value="0.1343" calcext:value-type="percentage">
            <text:p>13,43%</text:p>
          </table:table-cell>
          <table:table-cell table:style-name="ce18" office:value-type="percentage" office:value="0.24" calcext:value-type="percentage">
            <text:p>24,00%</text:p>
          </table:table-cell>
          <table:table-cell table:style-name="ce30" table:number-columns-repeated="16376"/>
          <table:table-cell table:number-columns-repeated="2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5" calcext:value-type="percentage">
            <text:p>35,00%</text:p>
          </table:table-cell>
          <table:table-cell table:style-name="ce18" office:value-type="percentage" office:value="0.1433" calcext:value-type="percentage">
            <text:p>14,33%</text:p>
          </table:table-cell>
          <table:table-cell table:style-name="ce18" office:value-type="percentage" office:value="0.1434" calcext:value-type="percentage">
            <text:p>14,34%</text:p>
          </table:table-cell>
          <table:table-cell table:style-name="ce18" office:value-type="percentage" office:value="0.1406" calcext:value-type="percentage">
            <text:p>14,06%</text:p>
          </table:table-cell>
          <table:table-cell table:style-name="ce18" office:value-type="percentage" office:value="0.4151" calcext:value-type="percentage">
            <text:p>41,51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3353" calcext:value-type="percentage">
            <text:p>33,53%</text:p>
          </table:table-cell>
          <table:table-cell table:style-name="ce18" office:value-type="percentage" office:value="0.1" calcext:value-type="percentage">
            <text:p>10,00%</text:p>
          </table:table-cell>
          <table:table-cell table:style-name="ce18" office:value-type="percentage" office:value="0.088" calcext:value-type="percentage">
            <text:p>8,80%</text:p>
          </table:table-cell>
          <table:table-cell table:style-name="ce18" office:value-type="percentage" office:value="0.1022" calcext:value-type="percentage">
            <text:p>10,22%</text:p>
          </table:table-cell>
          <table:table-cell table:style-name="ce18" office:value-type="percentage" office:value="0.0853" calcext:value-type="percentage">
            <text:p>8,53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3717" calcext:value-type="percentage">
            <text:p>37,17%</text:p>
          </table:table-cell>
          <table:table-cell table:style-name="ce18" office:value-type="percentage" office:value="0.3706" calcext:value-type="percentage">
            <text:p>37,06%</text:p>
          </table:table-cell>
          <table:table-cell table:style-name="ce18" office:value-type="percentage" office:value="0.3701" calcext:value-type="percentage">
            <text:p>37,01%</text:p>
          </table:table-cell>
          <table:table-cell table:style-name="ce18" office:value-type="percentage" office:value="0.3691" calcext:value-type="percentage">
            <text:p>36,91%</text:p>
          </table:table-cell>
          <table:table-cell table:style-name="ce18" office:value-type="percentage" office:value="0.3609" calcext:value-type="percentage">
            <text:p>36,09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6703" calcext:value-type="percentage">
            <text:p>67,03%</text:p>
          </table:table-cell>
          <table:table-cell table:style-name="ce18" office:value-type="percentage" office:value="0.4909" calcext:value-type="percentage">
            <text:p>49,09%</text:p>
          </table:table-cell>
          <table:table-cell table:style-name="ce18" office:value-type="percentage" office:value="0.49" calcext:value-type="percentage">
            <text:p>49,00%</text:p>
          </table:table-cell>
          <table:table-cell table:style-name="ce18" office:value-type="percentage" office:value="0.4812" calcext:value-type="percentage">
            <text:p>48,12%</text:p>
          </table:table-cell>
          <table:table-cell table:style-name="ce18" office:value-type="percentage" office:value="0.6211" calcext:value-type="percentage">
            <text:p>62,11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6289" calcext:value-type="percentage">
            <text:p>62,89%</text:p>
          </table:table-cell>
          <table:table-cell table:style-name="ce18" office:value-type="percentage" office:value="0.4099" calcext:value-type="percentage">
            <text:p>40,99%</text:p>
          </table:table-cell>
          <table:table-cell table:style-name="ce18" office:value-type="percentage" office:value="0.425" calcext:value-type="percentage">
            <text:p>42,50%</text:p>
          </table:table-cell>
          <table:table-cell table:style-name="ce18" office:value-type="percentage" office:value="0.407" calcext:value-type="percentage">
            <text:p>40,70%</text:p>
          </table:table-cell>
          <table:table-cell table:style-name="ce18" office:value-type="percentage" office:value="0.1995" calcext:value-type="percentage">
            <text:p>19,95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046" calcext:value-type="percentage">
            <text:p>50,46%</text:p>
          </table:table-cell>
          <table:table-cell table:style-name="ce18" office:value-type="percentage" office:value="0.5467" calcext:value-type="percentage">
            <text:p>54,67%</text:p>
          </table:table-cell>
          <table:table-cell table:style-name="ce18" office:value-type="percentage" office:value="0.5384" calcext:value-type="percentage">
            <text:p>53,84%</text:p>
          </table:table-cell>
          <table:table-cell table:style-name="ce18" office:value-type="percentage" office:value="0.536" calcext:value-type="percentage">
            <text:p>53,60%</text:p>
          </table:table-cell>
          <table:table-cell table:style-name="ce18" office:value-type="percentage" office:value="0.6664" calcext:value-type="percentage">
            <text:p>66,64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461" calcext:value-type="percentage">
            <text:p>64,61%</text:p>
          </table:table-cell>
          <table:table-cell table:style-name="ce18" office:value-type="percentage" office:value="0.3751" calcext:value-type="percentage">
            <text:p>37,51%</text:p>
          </table:table-cell>
          <table:table-cell table:style-name="ce18" office:value-type="percentage" office:value="0.3574" calcext:value-type="percentage">
            <text:p>35,74%</text:p>
          </table:table-cell>
          <table:table-cell table:style-name="ce18" office:value-type="percentage" office:value="0.3667" calcext:value-type="percentage">
            <text:p>36,67%</text:p>
          </table:table-cell>
          <table:table-cell table:style-name="ce18" office:value-type="percentage" office:value="0.4387" calcext:value-type="percentage">
            <text:p>43,87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79" calcext:value-type="percentage">
            <text:p>30,79%</text:p>
          </table:table-cell>
          <table:table-cell table:style-name="ce18" office:value-type="percentage" office:value="0.2018" calcext:value-type="percentage">
            <text:p>20,18%</text:p>
          </table:table-cell>
          <table:table-cell table:style-name="ce18" office:value-type="percentage" office:value="0.2028" calcext:value-type="percentage">
            <text:p>20,28%</text:p>
          </table:table-cell>
          <table:table-cell table:style-name="ce18" office:value-type="percentage" office:value="0.2072" calcext:value-type="percentage">
            <text:p>20,72%</text:p>
          </table:table-cell>
          <table:table-cell table:style-name="ce18" office:value-type="percentage" office:value="0.3424" calcext:value-type="percentage">
            <text:p>34,24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594" calcext:value-type="percentage">
            <text:p>5,94%</text:p>
          </table:table-cell>
          <table:table-cell table:style-name="ce18" office:value-type="percentage" office:value="0.0374" calcext:value-type="percentage">
            <text:p>3,74%</text:p>
          </table:table-cell>
          <table:table-cell table:style-name="ce18" office:value-type="percentage" office:value="0.0357" calcext:value-type="percentage">
            <text:p>3,57%</text:p>
          </table:table-cell>
          <table:table-cell table:style-name="ce18" office:value-type="percentage" office:value="0.0352" calcext:value-type="percentage">
            <text:p>3,52%</text:p>
          </table:table-cell>
          <table:table-cell table:style-name="ce18" office:value-type="percentage" office:value="0.132" calcext:value-type="percentage">
            <text:p>13,20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6" calcext:value-type="percentage">
            <text:p>16,00%</text:p>
          </table:table-cell>
          <table:table-cell table:style-name="ce18" office:value-type="percentage" office:value="0.1214" calcext:value-type="percentage">
            <text:p>12,14%</text:p>
          </table:table-cell>
          <table:table-cell table:style-name="ce18" office:value-type="percentage" office:value="0.1271" calcext:value-type="percentage">
            <text:p>12,71%</text:p>
          </table:table-cell>
          <table:table-cell table:style-name="ce18" office:value-type="percentage" office:value="0.1259" calcext:value-type="percentage">
            <text:p>12,59%</text:p>
          </table:table-cell>
          <table:table-cell table:style-name="ce18" office:value-type="percentage" office:value="0.23" calcext:value-type="percentage">
            <text:p>23,00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12" calcext:value-type="percentage">
            <text:p>31,20%</text:p>
          </table:table-cell>
          <table:table-cell table:style-name="ce18" office:value-type="percentage" office:value="0.3245" calcext:value-type="percentage">
            <text:p>32,45%</text:p>
          </table:table-cell>
          <table:table-cell table:style-name="ce18" office:value-type="percentage" office:value="0.3261" calcext:value-type="percentage">
            <text:p>32,61%</text:p>
          </table:table-cell>
          <table:table-cell table:style-name="ce18" office:value-type="percentage" office:value="0.3244" calcext:value-type="percentage">
            <text:p>32,44%</text:p>
          </table:table-cell>
          <table:table-cell table:style-name="ce18" office:value-type="percentage" office:value="0.4129" calcext:value-type="percentage">
            <text:p>41,29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55" calcext:value-type="percentage">
            <text:p>25,50%</text:p>
          </table:table-cell>
          <table:table-cell table:style-name="ce18" office:value-type="percentage" office:value="0.2626" calcext:value-type="percentage">
            <text:p>26,26%</text:p>
          </table:table-cell>
          <table:table-cell table:style-name="ce18" office:value-type="percentage" office:value="0.2588" calcext:value-type="percentage">
            <text:p>25,88%</text:p>
          </table:table-cell>
          <table:table-cell table:style-name="ce18" office:value-type="percentage" office:value="0.2621" calcext:value-type="percentage">
            <text:p>26,21%</text:p>
          </table:table-cell>
          <table:table-cell table:style-name="ce18" office:value-type="percentage" office:value="0.2864" calcext:value-type="percentage">
            <text:p>28,64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89" calcext:value-type="percentage">
            <text:p>20,89%</text:p>
          </table:table-cell>
          <table:table-cell table:style-name="ce18" office:value-type="percentage" office:value="0.1642" calcext:value-type="percentage">
            <text:p>16,42%</text:p>
          </table:table-cell>
          <table:table-cell table:style-name="ce18" office:value-type="percentage" office:value="0.1633" calcext:value-type="percentage">
            <text:p>16,33%</text:p>
          </table:table-cell>
          <table:table-cell table:style-name="ce18" office:value-type="percentage" office:value="0.164" calcext:value-type="percentage">
            <text:p>16,40%</text:p>
          </table:table-cell>
          <table:table-cell table:style-name="ce18" office:value-type="percentage" office:value="0.2509" calcext:value-type="percentage">
            <text:p>25,09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774" calcext:value-type="percentage">
            <text:p>17,74%</text:p>
          </table:table-cell>
          <table:table-cell table:style-name="ce18" office:value-type="percentage" office:value="0.1275" calcext:value-type="percentage">
            <text:p>12,75%</text:p>
          </table:table-cell>
          <table:table-cell table:style-name="ce18" office:value-type="percentage" office:value="0.1289" calcext:value-type="percentage">
            <text:p>12,89%</text:p>
          </table:table-cell>
          <table:table-cell table:style-name="ce18" office:value-type="percentage" office:value="0.1307" calcext:value-type="percentage">
            <text:p>13,07%</text:p>
          </table:table-cell>
          <table:table-cell table:style-name="ce18" office:value-type="percentage" office:value="0.2067" calcext:value-type="percentage">
            <text:p>20,67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2561" calcext:value-type="percentage">
            <text:p>25,61%</text:p>
          </table:table-cell>
          <table:table-cell table:style-name="ce18" office:value-type="percentage" office:value="0.2512" calcext:value-type="percentage">
            <text:p>25,12%</text:p>
          </table:table-cell>
          <table:table-cell table:style-name="ce18" office:value-type="percentage" office:value="0.2524" calcext:value-type="percentage">
            <text:p>25,24%</text:p>
          </table:table-cell>
          <table:table-cell table:style-name="ce18" office:value-type="percentage" office:value="0.2537" calcext:value-type="percentage">
            <text:p>25,37%</text:p>
          </table:table-cell>
          <table:table-cell table:style-name="ce18" office:value-type="percentage" office:value="0.3482" calcext:value-type="percentage">
            <text:p>34,82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703" calcext:value-type="percentage">
            <text:p>7,03%</text:p>
          </table:table-cell>
          <table:table-cell table:style-name="ce18" office:value-type="percentage" office:value="0.0634" calcext:value-type="percentage">
            <text:p>6,34%</text:p>
          </table:table-cell>
          <table:table-cell table:style-name="ce18" office:value-type="percentage" office:value="0.0619" calcext:value-type="percentage">
            <text:p>6,19%</text:p>
          </table:table-cell>
          <table:table-cell table:style-name="ce18" office:value-type="percentage" office:value="0.0617" calcext:value-type="percentage">
            <text:p>6,17%</text:p>
          </table:table-cell>
          <table:table-cell table:style-name="ce18" office:value-type="percentage" office:value="0.0628" calcext:value-type="percentage">
            <text:p>6,28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822" calcext:value-type="percentage">
            <text:p>38,22%</text:p>
          </table:table-cell>
          <table:table-cell table:style-name="ce18" office:value-type="percentage" office:value="0.2691" calcext:value-type="percentage">
            <text:p>26,91%</text:p>
          </table:table-cell>
          <table:table-cell table:style-name="ce15" office:value-type="percentage" office:value="0.2558" calcext:value-type="percentage">
            <text:p>25,58%</text:p>
          </table:table-cell>
          <table:table-cell table:style-name="ce15" office:value-type="percentage" office:value="0.2546" calcext:value-type="percentage">
            <text:p>25,46%</text:p>
          </table:table-cell>
          <table:table-cell table:style-name="ce18" office:value-type="percentage" office:value="0.3145" calcext:value-type="percentage">
            <text:p>31,45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239" calcext:value-type="percentage">
            <text:p>32,39%</text:p>
          </table:table-cell>
          <table:table-cell table:style-name="ce18" office:value-type="percentage" office:value="0.2988" calcext:value-type="percentage">
            <text:p>29,88%</text:p>
          </table:table-cell>
          <table:table-cell table:style-name="ce18" office:value-type="percentage" office:value="0.3001" calcext:value-type="percentage">
            <text:p>30,01%</text:p>
          </table:table-cell>
          <table:table-cell table:style-name="ce18" office:value-type="percentage" office:value="0.2969" calcext:value-type="percentage">
            <text:p>29,69%</text:p>
          </table:table-cell>
          <table:table-cell table:style-name="ce18" office:value-type="percentage" office:value="0.3468" calcext:value-type="percentage">
            <text:p>34,68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968" calcext:value-type="percentage">
            <text:p>59,68%</text:p>
          </table:table-cell>
          <table:table-cell table:style-name="ce18" office:value-type="percentage" office:value="0.5979" calcext:value-type="percentage">
            <text:p>59,79%</text:p>
          </table:table-cell>
          <table:table-cell table:style-name="ce18" office:value-type="percentage" office:value="0.6124" calcext:value-type="percentage">
            <text:p>61,24%</text:p>
          </table:table-cell>
          <table:table-cell table:style-name="ce18" office:value-type="percentage" office:value="0.605" calcext:value-type="percentage">
            <text:p>60,50%</text:p>
          </table:table-cell>
          <table:table-cell table:style-name="ce18" office:value-type="percentage" office:value="0.5551" calcext:value-type="percentage">
            <text:p>55,51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79" calcext:value-type="percentage">
            <text:p>27,90%</text:p>
          </table:table-cell>
          <table:table-cell table:style-name="ce18" office:value-type="percentage" office:value="0.274" calcext:value-type="percentage">
            <text:p>27,40%</text:p>
          </table:table-cell>
          <table:table-cell table:style-name="ce18" office:value-type="percentage" office:value="0.2782" calcext:value-type="percentage">
            <text:p>27,82%</text:p>
          </table:table-cell>
          <table:table-cell table:style-name="ce18" office:value-type="percentage" office:value="0.2808" calcext:value-type="percentage">
            <text:p>28,08%</text:p>
          </table:table-cell>
          <table:table-cell table:style-name="ce18" office:value-type="percentage" office:value="0.285" calcext:value-type="percentage">
            <text:p>28,50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81" calcext:value-type="percentage">
            <text:p>44,81%</text:p>
          </table:table-cell>
          <table:table-cell table:style-name="ce18" office:value-type="percentage" office:value="0.4826" calcext:value-type="percentage">
            <text:p>48,26%</text:p>
          </table:table-cell>
          <table:table-cell table:style-name="ce18" office:value-type="percentage" office:value="0.4841" calcext:value-type="percentage">
            <text:p>48,41%</text:p>
          </table:table-cell>
          <table:table-cell table:style-name="ce18" office:value-type="percentage" office:value="0.4792" calcext:value-type="percentage">
            <text:p>47,92%</text:p>
          </table:table-cell>
          <table:table-cell table:style-name="ce18" office:value-type="percentage" office:value="0.4921" calcext:value-type="percentage">
            <text:p>49,21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6002" calcext:value-type="percentage">
            <text:p>60,02%</text:p>
          </table:table-cell>
          <table:table-cell table:style-name="ce18" office:value-type="percentage" office:value="0.5527" calcext:value-type="percentage">
            <text:p>55,27%</text:p>
          </table:table-cell>
          <table:table-cell table:style-name="ce18" office:value-type="percentage" office:value="0.5531" calcext:value-type="percentage">
            <text:p>55,31%</text:p>
          </table:table-cell>
          <table:table-cell table:style-name="ce18" office:value-type="percentage" office:value="0.5498" calcext:value-type="percentage">
            <text:p>54,98%</text:p>
          </table:table-cell>
          <table:table-cell table:style-name="ce18" office:value-type="percentage" office:value="0.57" calcext:value-type="percentage">
            <text:p>57,00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735" calcext:value-type="percentage">
            <text:p>7,35%</text:p>
          </table:table-cell>
          <table:table-cell table:style-name="ce18" office:value-type="percentage" office:value="0.0667" calcext:value-type="percentage">
            <text:p>6,67%</text:p>
          </table:table-cell>
          <table:table-cell table:style-name="ce18" office:value-type="percentage" office:value="0.0672" calcext:value-type="percentage">
            <text:p>6,72%</text:p>
          </table:table-cell>
          <table:table-cell table:style-name="ce18" office:value-type="percentage" office:value="0.0653" calcext:value-type="percentage">
            <text:p>6,53%</text:p>
          </table:table-cell>
          <table:table-cell table:style-name="ce18" office:value-type="percentage" office:value="0.1623" calcext:value-type="percentage">
            <text:p>16,23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311" calcext:value-type="percentage">
            <text:p>31,10%</text:p>
          </table:table-cell>
          <table:table-cell table:style-name="ce18" office:value-type="percentage" office:value="0.1563" calcext:value-type="percentage">
            <text:p>15,63%</text:p>
          </table:table-cell>
          <table:table-cell table:style-name="ce18" office:value-type="percentage" office:value="0.152" calcext:value-type="percentage">
            <text:p>15,20%</text:p>
          </table:table-cell>
          <table:table-cell table:style-name="ce18" office:value-type="percentage" office:value="0.1551" calcext:value-type="percentage">
            <text:p>15,51%</text:p>
          </table:table-cell>
          <table:table-cell table:style-name="ce18" office:value-type="percentage" office:value="0.448" calcext:value-type="percentage">
            <text:p>44,80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1285" calcext:value-type="percentage">
            <text:p>12,85%</text:p>
          </table:table-cell>
          <table:table-cell table:style-name="ce18" office:value-type="percentage" office:value="0.134" calcext:value-type="percentage">
            <text:p>13,40%</text:p>
          </table:table-cell>
          <table:table-cell table:style-name="ce18" office:value-type="percentage" office:value="0.1331" calcext:value-type="percentage">
            <text:p>13,31%</text:p>
          </table:table-cell>
          <table:table-cell table:style-name="ce18" office:value-type="percentage" office:value="0.1326" calcext:value-type="percentage">
            <text:p>13,26%</text:p>
          </table:table-cell>
          <table:table-cell table:style-name="ce18" office:value-type="percentage" office:value="0.4388" calcext:value-type="percentage">
            <text:p>43,88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917" calcext:value-type="percentage">
            <text:p>9,17%</text:p>
          </table:table-cell>
          <table:table-cell table:style-name="ce18" office:value-type="percentage" office:value="0.1128" calcext:value-type="percentage">
            <text:p>11,28%</text:p>
          </table:table-cell>
          <table:table-cell table:style-name="ce18" office:value-type="percentage" office:value="0.1167" calcext:value-type="percentage">
            <text:p>11,67%</text:p>
          </table:table-cell>
          <table:table-cell table:style-name="ce18" office:value-type="percentage" office:value="0.1121" calcext:value-type="percentage">
            <text:p>11,21%</text:p>
          </table:table-cell>
          <table:table-cell table:style-name="ce18" office:value-type="percentage" office:value="0.4669" calcext:value-type="percentage">
            <text:p>46,69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407" calcext:value-type="percentage">
            <text:p>4,07%</text:p>
          </table:table-cell>
          <table:table-cell table:style-name="ce18" office:value-type="percentage" office:value="0.0247" calcext:value-type="percentage">
            <text:p>2,47%</text:p>
          </table:table-cell>
          <table:table-cell table:style-name="ce18" office:value-type="percentage" office:value="0.0256" calcext:value-type="percentage">
            <text:p>2,56%</text:p>
          </table:table-cell>
          <table:table-cell table:style-name="ce18" office:value-type="percentage" office:value="0.0253" calcext:value-type="percentage">
            <text:p>2,53%</text:p>
          </table:table-cell>
          <table:table-cell table:style-name="ce18" office:value-type="percentage" office:value="0.0866" calcext:value-type="percentage">
            <text:p>8,66%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2133" calcext:value-type="percentage">
            <text:p>21,33%</text:p>
          </table:table-cell>
          <table:table-cell table:style-name="ce18" office:value-type="percentage" office:value="0.1437" calcext:value-type="percentage">
            <text:p>14,37%</text:p>
          </table:table-cell>
          <table:table-cell table:style-name="ce18" office:value-type="percentage" office:value="0.1413" calcext:value-type="percentage">
            <text:p>14,13%</text:p>
          </table:table-cell>
          <table:table-cell table:style-name="ce18" office:value-type="percentage" office:value="0.1327" calcext:value-type="percentage">
            <text:p>13,27%</text:p>
          </table:table-cell>
          <table:table-cell table:style-name="ce18" office:value-type="percentage" office:value="0.074" calcext:value-type="percentage">
            <text:p>7,40%</text:p>
          </table:table-cell>
          <table:table-cell table:number-columns-repeated="16378"/>
        </table:table-row>
        <table:table-row table:style-name="ro2">
          <table:table-cell table:style-name="ce28"/>
          <table:table-cell table:style-name="ce38" table:formula="of:=AVERAGE([.B3:.B31])" office:value-type="percentage" office:value="0.307762068965517" calcext:value-type="percentage">
            <text:p>30,78%</text:p>
          </table:table-cell>
          <table:table-cell table:style-name="ce38" table:formula="of:=AVERAGE([.C3:.C31])" office:value-type="percentage" office:value="0.249658620689655" calcext:value-type="percentage">
            <text:p>24,97%</text:p>
          </table:table-cell>
          <table:table-cell table:style-name="ce38" table:formula="of:=AVERAGE([.D3:.D31])" office:value-type="percentage" office:value="0.249168965517241" calcext:value-type="percentage">
            <text:p>24,92%</text:p>
          </table:table-cell>
          <table:table-cell table:style-name="ce38" table:formula="of:=AVERAGE([.E3:.E31])" office:value-type="percentage" office:value="0.247979310344828" calcext:value-type="percentage">
            <text:p>24,80%</text:p>
          </table:table-cell>
          <table:table-cell table:style-name="ce38" table:formula="of:=AVERAGE([.F3:.F31])" office:value-type="percentage" office:value="0.328944827586207" calcext:value-type="percentage">
            <text:p>32,89%</text:p>
          </table:table-cell>
          <table:table-cell table:style-name="ce38" table:formula="of:=AVERAGE([.G3:.G31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2"/>
        </table:table-row>
        <table:table-row table:style-name="ro2">
          <table:table-cell table:style-name="ce28"/>
          <table:table-cell table:style-name="ce38"/>
          <table:table-cell table:style-name="ce38" table:formula="of:=([.B32]-[.C32])/[.B32]" office:value-type="percentage" office:value="0.188793402875037" calcext:value-type="percentage">
            <text:p>18,88%</text:p>
          </table:table-cell>
          <table:table-cell table:style-name="ce38" table:formula="of:=([.B32]-[.D32])/[.B32]" office:value-type="percentage" office:value="0.190384421463064" calcext:value-type="percentage">
            <text:p>19,04%</text:p>
          </table:table-cell>
          <table:table-cell table:style-name="ce38" table:formula="of:=([.B32]-[.E32])/[.B32]" office:value-type="percentage" office:value="0.194249924370595" calcext:value-type="percentage">
            <text:p>19,42%</text:p>
          </table:table-cell>
          <table:table-cell table:style-name="ce38" table:formula="of:=([.B32]-[.F32])/[.B32]" office:value-type="percentage" office:value="-0.0688283604665503" calcext:value-type="percentage">
            <text:p>-6,88%</text:p>
          </table:table-cell>
          <table:table-cell table:style-name="ce28" table:number-columns-repeated="16376"/>
          <table:table-cell table:style-name="ce34" table:number-columns-repeated="2"/>
        </table:table-row>
        <table:table-row table:style-name="ro1">
          <table:table-cell/>
          <table:table-cell table:style-name="ce27" office:value-type="string" calcext:value-type="string">
            <text:p>REGRESSION DATASETS</text:p>
          </table:table-cell>
          <table:table-cell table:style-name="ce27" table:number-columns-repeated="4"/>
          <table:table-cell table:number-columns-repeated="16378"/>
        </table:table-row>
        <table:table-row table:style-name="ro1">
          <table:table-cell office:value-type="string" calcext:value-type="string">
            <text:p>ABALONE</text:p>
          </table:table-cell>
          <table:table-cell table:formula="of:=3080.955/417" office:value-type="float" office:value="7.38838129496403" calcext:value-type="float">
            <text:p>7,38838129496403</text:p>
          </table:table-cell>
          <table:table-cell table:style-name="ce30" table:formula="of:=2097.09111111111/417" office:value-type="float" office:value="5.02899547029043" calcext:value-type="float">
            <text:p>5,02899547029043</text:p>
          </table:table-cell>
          <table:table-cell table:style-name="ce30" table:formula="of:=2114.3861/417" office:value-type="float" office:value="5.07047026378897" calcext:value-type="float">
            <text:p>5,07047026378897</text:p>
          </table:table-cell>
          <table:table-cell table:style-name="ce30" table:formula="of:=2117.4348/417" office:value-type="float" office:value="5.07778129496403" calcext:value-type="float">
            <text:p>5,07778129496403</text:p>
          </table:table-cell>
          <table:table-cell table:style-name="ce30" table:formula="of:=1821.6968/417" office:value-type="float" office:value="4.36857745803357" calcext:value-type="float">
            <text:p>4,36857745803357</text:p>
          </table:table-cell>
          <table:table-cell office:value-type="float" office:value="417" calcext:value-type="float">
            <text:p>4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IRFOIL</text:p>
          </table:table-cell>
          <table:table-cell table:formula="of:=8.5213/150" office:value-type="float" office:value="0.0568086666666667" calcext:value-type="float">
            <text:p>0,0568086666666667</text:p>
          </table:table-cell>
          <table:table-cell table:style-name="ce30" table:formula="of:=0.475777777777778/150" office:value-type="float" office:value="0.00317185185185185" calcext:value-type="float">
            <text:p>0,00317185185185185</text:p>
          </table:table-cell>
          <table:table-cell table:style-name="ce30" table:formula="of:=0.465111111111111/150" office:value-type="float" office:value="0.00310074074074074" calcext:value-type="float">
            <text:p>0,00310074074074074</text:p>
          </table:table-cell>
          <table:table-cell table:style-name="ce30" table:formula="of:=0.457888888888889/150" office:value-type="float" office:value="0.00305259259259259" calcext:value-type="float">
            <text:p>0,00305259259259259</text:p>
          </table:table-cell>
          <table:table-cell table:style-name="ce30" table:formula="of:=0.239311111111111/150" office:value-type="float" office:value="0.00159540740740741" calcext:value-type="float">
            <text:p>0,00159540740740741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SEBALL</text:p>
          </table:table-cell>
          <table:table-cell table:formula="of:=2619.51/33" office:value-type="float" office:value="79.3790909090909" calcext:value-type="float">
            <text:p>79,3790909090909</text:p>
          </table:table-cell>
          <table:table-cell table:style-name="ce30" table:formula="of:=1964.928/33" office:value-type="float" office:value="59.5432727272727" calcext:value-type="float">
            <text:p>59,5432727272727</text:p>
          </table:table-cell>
          <table:table-cell table:style-name="ce30" table:formula="of:=1942.821/33" office:value-type="float" office:value="58.8733636363636" calcext:value-type="float">
            <text:p>58,8733636363636</text:p>
          </table:table-cell>
          <table:table-cell table:style-name="ce30" table:formula="of:=1983.6849/33" office:value-type="float" office:value="60.1116636363636" calcext:value-type="float">
            <text:p>60,1116636363636</text:p>
          </table:table-cell>
          <table:table-cell table:style-name="ce30" table:formula="of:=2249.031/33" office:value-type="float" office:value="68.1524545454546" calcext:value-type="float">
            <text:p>68,1524545454546</text:p>
          </table:table-cell>
          <table:table-cell office:value-type="float" office:value="33" calcext:value-type="float">
            <text:p>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K</text:p>
          </table:table-cell>
          <table:table-cell table:formula="of:=0.1649/9" office:value-type="float" office:value="0.0183222222222222" calcext:value-type="float">
            <text:p>0,0183222222222222</text:p>
          </table:table-cell>
          <table:table-cell table:style-name="ce30" table:formula="of:=0.2644/9" office:value-type="float" office:value="0.0293777777777778" calcext:value-type="float">
            <text:p>0,0293777777777778</text:p>
          </table:table-cell>
          <table:table-cell table:style-name="ce30" table:formula="of:=0.1412/9" office:value-type="float" office:value="0.0156888888888889" calcext:value-type="float">
            <text:p>0,0156888888888889</text:p>
          </table:table-cell>
          <table:table-cell table:style-name="ce30" table:formula="of:=9.87401/9" office:value-type="float" office:value="1.09711222222222" calcext:value-type="float">
            <text:p>1,09711222222222</text:p>
          </table:table-cell>
          <table:table-cell table:style-name="ce30" table:formula="of:=10.0303/9" office:value-type="float" office:value="1.11447777777778" calcext:value-type="float">
            <text:p>1,11447777777778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</text:p>
          </table:table-cell>
          <table:table-cell table:formula="of:=0.04921/4" office:value-type="float" office:value="0.0123025" calcext:value-type="float">
            <text:p>0,0123025</text:p>
          </table:table-cell>
          <table:table-cell table:style-name="ce30" table:formula="of:=0.02244/4" office:value-type="float" office:value="0.00561" calcext:value-type="float">
            <text:p>0,00561</text:p>
          </table:table-cell>
          <table:table-cell table:style-name="ce30" table:formula="of:=0.02023/4" office:value-type="float" office:value="0.0050575" calcext:value-type="float">
            <text:p>0,0050575</text:p>
          </table:table-cell>
          <table:table-cell table:style-name="ce30" table:formula="of:=0.01925/4" office:value-type="float" office:value="0.0048125" calcext:value-type="float">
            <text:p>0,0048125</text:p>
          </table:table-cell>
          <table:table-cell table:style-name="ce30" table:formula="of:=5.2933/4" office:value-type="float" office:value="1.323325" calcext:value-type="float">
            <text:p>1,32332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.1462/103" office:value-type="float" office:value="0.0111281553398058" calcext:value-type="float">
            <text:p>0,0111281553398058</text:p>
          </table:table-cell>
          <table:table-cell table:style-name="ce30" table:formula="of:=1.00798/150" office:value-type="float" office:value="0.00671986666666667" calcext:value-type="float">
            <text:p>0,00671986666666667</text:p>
          </table:table-cell>
          <table:table-cell table:style-name="ce30" table:formula="of:=1.043/103" office:value-type="float" office:value="0.010126213592233" calcext:value-type="float">
            <text:p>0,010126213592233</text:p>
          </table:table-cell>
          <table:table-cell table:style-name="ce30" table:formula="of:=1.0487/103" office:value-type="float" office:value="0.0101815533980583" calcext:value-type="float">
            <text:p>0,0101815533980583</text:p>
          </table:table-cell>
          <table:table-cell table:style-name="ce30" table:formula="of:=1.0766/103" office:value-type="float" office:value="0.010452427184466" calcext:value-type="float">
            <text:p>0,010452427184466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E</text:p>
          </table:table-cell>
          <table:table-cell table:formula="of:=6.177/36" office:value-type="float" office:value="0.171583333333333" calcext:value-type="float">
            <text:p>0,171583333333333</text:p>
          </table:table-cell>
          <table:table-cell table:style-name="ce30" table:formula="of:=10.748/36" office:value-type="float" office:value="0.298555555555556" calcext:value-type="float">
            <text:p>0,298555555555556</text:p>
          </table:table-cell>
          <table:table-cell table:style-name="ce30" table:formula="of:=10.703/36" office:value-type="float" office:value="0.297305555555556" calcext:value-type="float">
            <text:p>0,297305555555556</text:p>
          </table:table-cell>
          <table:table-cell table:style-name="ce30" table:formula="of:=10.8335/36" office:value-type="float" office:value="0.300930555555556" calcext:value-type="float">
            <text:p>0,300930555555556</text:p>
          </table:table-cell>
          <table:table-cell table:style-name="ce30" table:formula="of:=18.9209/36" office:value-type="float" office:value="0.525580555555556" calcext:value-type="float">
            <text:p>0,525580555555556</text:p>
          </table:table-cell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ABETES</text:p>
          </table:table-cell>
          <table:table-cell table:formula="of:=2.0204/4" office:value-type="float" office:value="0.5051" calcext:value-type="float">
            <text:p>0,5051</text:p>
          </table:table-cell>
          <table:table-cell table:style-name="ce30" table:formula="of:=1.304/4" office:value-type="float" office:value="0.326" calcext:value-type="float">
            <text:p>0,326</text:p>
          </table:table-cell>
          <table:table-cell table:style-name="ce30" table:formula="of:=1.3336/4" office:value-type="float" office:value="0.3334" calcext:value-type="float">
            <text:p>0,3334</text:p>
          </table:table-cell>
          <table:table-cell table:style-name="ce30" table:formula="of:=1.3062/4" office:value-type="float" office:value="0.32655" calcext:value-type="float">
            <text:p>0,32655</text:p>
          </table:table-cell>
          <table:table-cell table:style-name="ce30" table:formula="of:=11.4139/4" office:value-type="float" office:value="2.853475" calcext:value-type="float">
            <text:p>2,85347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USING</text:p>
          </table:table-cell>
          <table:table-cell table:formula="of:=2894.432/50" office:value-type="float" office:value="57.88864" calcext:value-type="float">
            <text:p>57,88864</text:p>
          </table:table-cell>
          <table:table-cell table:style-name="ce30" table:formula="of:=1299.675/50" office:value-type="float" office:value="25.9935" calcext:value-type="float">
            <text:p>25,9935</text:p>
          </table:table-cell>
          <table:table-cell table:style-name="ce30" table:formula="of:=1249.4465/50" office:value-type="float" office:value="24.98893" calcext:value-type="float">
            <text:p>24,98893</text:p>
          </table:table-cell>
          <table:table-cell table:style-name="ce30" table:formula="of:=1232.1308/60" office:value-type="float" office:value="20.5355133333333" calcext:value-type="float">
            <text:p>20,5355133333333</text:p>
          </table:table-cell>
          <table:table-cell table:style-name="ce30" table:formula="of:=2042.631/50" office:value-type="float" office:value="40.85262" calcext:value-type="float">
            <text:p>40,85262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</text:p>
          </table:table-cell>
          <table:table-cell table:formula="of:=0.3695/25" office:value-type="float" office:value="0.01478" calcext:value-type="float">
            <text:p>0,01478</text:p>
          </table:table-cell>
          <table:table-cell table:style-name="ce30" table:formula="of:=2.9032/25" office:value-type="float" office:value="0.116128" calcext:value-type="float">
            <text:p>0,116128</text:p>
          </table:table-cell>
          <table:table-cell table:style-name="ce30" table:formula="of:=11.6468/25" office:value-type="float" office:value="0.465872" calcext:value-type="float">
            <text:p>0,465872</text:p>
          </table:table-cell>
          <table:table-cell table:style-name="ce30" table:formula="of:=0.3281/25" office:value-type="float" office:value="0.013124" calcext:value-type="float">
            <text:p>0,013124</text:p>
          </table:table-cell>
          <table:table-cell table:style-name="ce30" table:formula="of:=2.9555/25" office:value-type="float" office:value="0.11822" calcext:value-type="float">
            <text:p>0,11822</text:p>
          </table:table-cell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B</text:p>
          </table:table-cell>
          <table:table-cell table:formula="of:=32.574/6" office:value-type="float" office:value="5.429" calcext:value-type="float">
            <text:p>5,429</text:p>
          </table:table-cell>
          <table:table-cell table:style-name="ce30" table:formula="of:=0.3323/6" office:value-type="float" office:value="0.0553833333333333" calcext:value-type="float">
            <text:p>0,0553833333333333</text:p>
          </table:table-cell>
          <table:table-cell table:style-name="ce30" table:formula="of:=0.3431/6" office:value-type="float" office:value="0.0571833333333333" calcext:value-type="float">
            <text:p>0,0571833333333333</text:p>
          </table:table-cell>
          <table:table-cell table:style-name="ce30" table:formula="of:=0.34104/6" office:value-type="float" office:value="0.05684" calcext:value-type="float">
            <text:p>0,05684</text:p>
          </table:table-cell>
          <table:table-cell table:style-name="ce30" table:formula="of:=0.3409/6" office:value-type="float" office:value="0.0568166666666667" calcext:value-type="float">
            <text:p>0,0568166666666667</text:p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51.031/104" office:value-type="float" office:value="1.45222115384615" calcext:value-type="float">
            <text:p>1,45222115384615</text:p>
          </table:table-cell>
          <table:table-cell table:style-name="ce30" table:formula="of:=10.857/104" office:value-type="float" office:value="0.104394230769231" calcext:value-type="float">
            <text:p>0,104394230769231</text:p>
          </table:table-cell>
          <table:table-cell table:style-name="ce30" table:formula="of:=9.8566/104" office:value-type="float" office:value="0.094775" calcext:value-type="float">
            <text:p>0,094775</text:p>
          </table:table-cell>
          <table:table-cell table:style-name="ce30" table:formula="of:=9.4225/104" office:value-type="float" office:value="0.0906009615384615" calcext:value-type="float">
            <text:p>0,0906009615384615</text:p>
          </table:table-cell>
          <table:table-cell table:style-name="ce30" table:formula="of:=129.661/104" office:value-type="float" office:value="1.24674038461538" calcext:value-type="float">
            <text:p>1,24674038461538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T</text:p>
          </table:table-cell>
          <table:table-cell table:formula="of:=54.6491/13" office:value-type="float" office:value="4.20377692307692" calcext:value-type="float">
            <text:p>4,20377692307692</text:p>
          </table:table-cell>
          <table:table-cell table:style-name="ce30" table:formula="of:=0.08301/13" office:value-type="float" office:value="0.00638538461538462" calcext:value-type="float">
            <text:p>0,00638538461538462</text:p>
          </table:table-cell>
          <table:table-cell table:style-name="ce30" table:formula="of:=0.07963/13" office:value-type="float" office:value="0.00612538461538462" calcext:value-type="float">
            <text:p>0,00612538461538462</text:p>
          </table:table-cell>
          <table:table-cell table:style-name="ce30" table:formula="of:=0.07996/13" office:value-type="float" office:value="0.00615076923076923" calcext:value-type="float">
            <text:p>0,00615076923076923</text:p>
          </table:table-cell>
          <table:table-cell table:style-name="ce30" table:formula="of:=0.08189/13" office:value-type="float" office:value="0.00629923076923077" calcext:value-type="float">
            <text:p>0,00629923076923077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Y</text:p>
          </table:table-cell>
          <table:table-cell table:formula="of:=0.0869/7" office:value-type="float" office:value="0.0124142857142857" calcext:value-type="float">
            <text:p>0,0124142857142857</text:p>
          </table:table-cell>
          <table:table-cell table:style-name="ce30" table:formula="of:=0.1541/7" office:value-type="float" office:value="0.0220142857142857" calcext:value-type="float">
            <text:p>0,0220142857142857</text:p>
          </table:table-cell>
          <table:table-cell table:style-name="ce30" table:formula="of:=13.19094/7" office:value-type="float" office:value="1.88442" calcext:value-type="float">
            <text:p>1,88442</text:p>
          </table:table-cell>
          <table:table-cell table:style-name="ce30" table:formula="of:=0.17081/7" office:value-type="float" office:value="0.0244014285714286" calcext:value-type="float">
            <text:p>0,0244014285714286</text:p>
          </table:table-cell>
          <table:table-cell table:style-name="ce30" table:formula="of:=4.29/7" office:value-type="float" office:value="0.612857142857143" calcext:value-type="float">
            <text:p>0,612857142857143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UAKE</text:p>
          </table:table-cell>
          <table:table-cell table:formula="of:=15.433/217" office:value-type="float" office:value="0.0711198156682028" calcext:value-type="float">
            <text:p>0,0711198156682028</text:p>
          </table:table-cell>
          <table:table-cell table:style-name="ce30" table:formula="of:=7.807/217" office:value-type="float" office:value="0.0359769585253456" calcext:value-type="float">
            <text:p>0,0359769585253456</text:p>
          </table:table-cell>
          <table:table-cell table:style-name="ce30" table:formula="of:=7.8118/217" office:value-type="float" office:value="0.0359990783410138" calcext:value-type="float">
            <text:p>0,0359990783410138</text:p>
          </table:table-cell>
          <table:table-cell table:style-name="ce30" table:formula="of:=7.8118/217" office:value-type="float" office:value="0.0359990783410138" calcext:value-type="float">
            <text:p>0,0359990783410138</text:p>
          </table:table-cell>
          <table:table-cell table:style-name="ce30" table:formula="of:=26.034/217" office:value-type="float" office:value="0.119972350230415" calcext:value-type="float">
            <text:p>0,119972350230415</text:p>
          </table:table-cell>
          <table:table-cell office:value-type="float" office:value="217" calcext:value-type="float">
            <text:p>217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REASURY</text:p>
          </table:table-cell>
          <table:table-cell table:formula="of:=208.088/104" office:value-type="float" office:value="2.00084615384615" calcext:value-type="float">
            <text:p>2,00084615384615</text:p>
          </table:table-cell>
          <table:table-cell table:style-name="ce30" table:formula="of:=12.406/104" office:value-type="float" office:value="0.119288461538462" calcext:value-type="float">
            <text:p>0,119288461538462</text:p>
          </table:table-cell>
          <table:table-cell table:style-name="ce30" table:formula="of:=11.6487/104" office:value-type="float" office:value="0.112006730769231" calcext:value-type="float">
            <text:p>0,112006730769231</text:p>
          </table:table-cell>
          <table:table-cell table:style-name="ce30" table:formula="of:=12.875/104" office:value-type="float" office:value="0.123798076923077" calcext:value-type="float">
            <text:p>0,123798076923077</text:p>
          </table:table-cell>
          <table:table-cell table:style-name="ce30" table:formula="of:=163.284/104" office:value-type="float" office:value="1.57003846153846" calcext:value-type="float">
            <text:p>1,57003846153846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1796/160" office:value-type="float" office:value="0.0011225" calcext:value-type="float">
            <text:p>0,0011225</text:p>
          </table:table-cell>
          <table:table-cell table:style-name="ce30" table:formula="of:=0.0501714285714286/160" office:value-type="float" office:value="0.000313571428571429" calcext:value-type="float">
            <text:p>0,000313571428571429</text:p>
          </table:table-cell>
          <table:table-cell table:style-name="ce30" table:formula="of:=0.0497285714285714/160" office:value-type="float" office:value="0.000310803571428571" calcext:value-type="float">
            <text:p>0,000310803571428571</text:p>
          </table:table-cell>
          <table:table-cell table:style-name="ce30" table:formula="of:=0.04965/160" office:value-type="float" office:value="0.0003103125" calcext:value-type="float">
            <text:p>0,0003103125</text:p>
          </table:table-cell>
          <table:table-cell table:style-name="ce30" table:formula="of:=0.02666/160" office:value-type="float" office:value="0.000166625" calcext:value-type="float">
            <text:p>0,000166625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4">
          <table:table-cell table:style-name="ce28"/>
          <table:table-cell table:style-name="ce28" table:formula="of:=AVERAGE([.B35:.B51])" office:value-type="float" office:value="9.33039046551581" calcext:value-type="float">
            <text:p>9,33039046551581</text:p>
          </table:table-cell>
          <table:table-cell table:style-name="ce28" table:formula="of:=AVERAGE([.C35:.C51])" office:value-type="float" office:value="5.39382867501998" calcext:value-type="float">
            <text:p>5,39382867501998</text:p>
          </table:table-cell>
          <table:table-cell table:style-name="ce28" table:formula="of:=AVERAGE([.D35:.D51])" office:value-type="float" office:value="5.42671383115061" calcext:value-type="float">
            <text:p>5,42671383115061</text:p>
          </table:table-cell>
          <table:table-cell table:style-name="ce28" table:formula="of:=AVERAGE([.E35:.E51])" office:value-type="float" office:value="5.16581307738436" calcext:value-type="float">
            <text:p>5,16581307738436</text:p>
          </table:table-cell>
          <table:table-cell table:style-name="ce28" table:formula="of:=AVERAGE([.F35:.F51])" office:value-type="float" office:value="7.23139229606415" calcext:value-type="float">
            <text:p>7,23139229606415</text:p>
          </table:table-cell>
          <table:table-cell table:style-name="ce28"/>
          <table:table-cell table:style-name="ce34" table:number-columns-repeated="16377"/>
        </table:table-row>
        <table:table-row table:style-name="ro1">
          <table:table-cell table:style-name="ce27" office:value-type="string" calcext:value-type="string">
            <text:p>GAIN</text:p>
          </table:table-cell>
          <table:table-cell table:style-name="ce27"/>
          <table:table-cell table:style-name="ce31" table:formula="of:=([.B52]-[.C52])/[.B52]" office:value-type="percentage" office:value="0.421907508056064" calcext:value-type="percentage">
            <text:p>42,19%</text:p>
          </table:table-cell>
          <table:table-cell table:style-name="ce31" table:formula="of:=([.B52]-[.D52])/[.B52]" office:value-type="percentage" office:value="0.418382987163591" calcext:value-type="percentage">
            <text:p>41,84%</text:p>
          </table:table-cell>
          <table:table-cell table:style-name="ce31" table:formula="of:=([.B52]-[.E52])/[.B52]" office:value-type="percentage" office:value="0.446345456122475" calcext:value-type="percentage">
            <text:p>44,63%</text:p>
          </table:table-cell>
          <table:table-cell table:style-name="ce31" table:formula="of:=([.B52]-[.F52])/[.B52]" office:value-type="percentage" office:value="0.224963593668383" calcext:value-type="percentage">
            <text:p>22,50%</text:p>
          </table:table-cell>
          <table:table-cell table:style-name="ce27" table:number-columns-repeated="16378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6:35:51.895609442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13T16:36:08.718077796</dc:date>
    <meta:editing-duration>P44DT5H54M31S</meta:editing-duration>
    <meta:editing-cycles>4517</meta:editing-cycles>
    <meta:generator>LibreOffice/7.5.9.1$Linux_X86_64 LibreOffice_project/50$Build-1</meta:generator>
    <meta:document-statistic meta:table-count="4" meta:cell-count="6145" meta:object-count="0"/>
  </office:meta>
</office:document-meta>
</file>